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58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 style:data-style-name="N121">
      <style:table-cell-properties fo:background-color="#cccccc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21"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8" style:family="table-cell" style:parent-style-name="Default" style:data-style-name="N121">
      <style:table-cell-properties fo:background-color="#cccccc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29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0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  <style:style style:name="ce42" style:family="table-cell" style:parent-style-name="Default" style:data-style-name="N121">
      <style:table-cell-properties fo:border="none"/>
      <style:map style:condition="cell-content()=[$Sheet1.F$50]" style:apply-style-name="maxval" style:base-cell-address="Sheet1.F6"/>
      <style:map style:condition="cell-content()=0" style:apply-style-name="Untitled2" style:base-cell-address="Sheet1.F6"/>
      <style:map style:condition="cell-content()&lt;[$Sheet1.$L$54]" style:apply-style-name="Untitled3" style:base-cell-address="Sheet1.F6"/>
      <style:map style:condition="cell-content()=[$Sheet1.$AX48]" style:apply-style-name="Untitled13" style:base-cell-address="Sheet1.AV48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4" table:number-columns-repeated="9" table:default-cell-style-name="ce7"/>
        <table:table-column table:style-name="co5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8" table:default-cell-style-name="ce7"/>
        <table:table-column table:style-name="co4" table:number-columns-repeated="5" table:default-cell-style-name="ce7"/>
        <table:table-column table:style-name="co2" table:default-cell-style-name="ce7"/>
        <table:table-column table:style-name="co4" table:number-columns-repeated="4" table:default-cell-style-name="ce7"/>
        <table:table-column table:style-name="co9" table:default-cell-style-name="ce7"/>
        <table:table-column table:style-name="co4" table:number-columns-repeated="3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12" table:default-cell-style-name="ce7"/>
        <table:table-column table:style-name="co11" table:number-columns-repeated="972" table:default-cell-style-name="ce7"/>
        <table:table-row table:style-name="ro2">
          <table:table-cell table:style-name="ce1"/>
          <table:table-cell table:style-name="ce2" table:number-columns-repeated="3"/>
          <table:table-cell table:style-name="ce1" table:number-columns-repeated="44"/>
          <table:table-cell table:number-columns-repeated="974"/>
        </table:table-row>
        <table:table-row table:style-name="ro3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25" table:formula="of:=[.B6]" office:value-type="float" office:value="0">
            <text:p>0</text:p>
          </table:table-cell>
          <table:table-cell table:style-name="ce25" table:formula="of:=[.B7]" office:value-type="float" office:value="0">
            <text:p>0</text:p>
          </table:table-cell>
          <table:table-cell table:style-name="ce25" table:formula="of:=[.B8]" office:value-type="float" office:value="0">
            <text:p>0</text:p>
          </table:table-cell>
          <table:table-cell table:style-name="ce31" table:formula="of:=[.B9]" office:value-type="float" office:value="0">
            <text:p>0</text:p>
          </table:table-cell>
          <table:table-cell table:style-name="ce25" table:formula="of:=[.B10]" office:value-type="float" office:value="0">
            <text:p>0</text:p>
          </table:table-cell>
          <table:table-cell table:style-name="ce25" table:formula="of:=[.B11]" office:value-type="float" office:value="0">
            <text:p>0</text:p>
          </table:table-cell>
          <table:table-cell table:style-name="ce25" table:formula="of:=[.B12]" office:value-type="float" office:value="0">
            <text:p>0</text:p>
          </table:table-cell>
          <table:table-cell table:style-name="ce31" table:formula="of:=[.B13]" office:value-type="float" office:value="0">
            <text:p>0</text:p>
          </table:table-cell>
          <table:table-cell table:style-name="ce25" table:formula="of:=[.B14]" office:value-type="float" office:value="0">
            <text:p>0</text:p>
          </table:table-cell>
          <table:table-cell table:style-name="ce31" table:formula="of:=[.B15]" office:value-type="float" office:value="0">
            <text:p>0</text:p>
          </table:table-cell>
          <table:table-cell table:style-name="ce25" table:formula="of:=[.B16]" office:value-type="float" office:value="0">
            <text:p>0</text:p>
          </table:table-cell>
          <table:table-cell table:style-name="ce25" table:formula="of:=[.B17]" office:value-type="float" office:value="0">
            <text:p>0</text:p>
          </table:table-cell>
          <table:table-cell table:style-name="ce25" table:formula="of:=[.B18]" office:value-type="float" office:value="0">
            <text:p>0</text:p>
          </table:table-cell>
          <table:table-cell table:style-name="ce25" table:formula="of:=[.B19]" office:value-type="float" office:value="0">
            <text:p>0</text:p>
          </table:table-cell>
          <table:table-cell table:style-name="ce31" table:formula="of:=[.B20]" office:value-type="float" office:value="0">
            <text:p>0</text:p>
          </table:table-cell>
          <table:table-cell table:style-name="ce25" table:formula="of:=[.B21]" office:value-type="float" office:value="0">
            <text:p>0</text:p>
          </table:table-cell>
          <table:table-cell table:style-name="ce25" table:formula="of:=[.B22]" office:value-type="float" office:value="0">
            <text:p>0</text:p>
          </table:table-cell>
          <table:table-cell table:style-name="ce25" table:formula="of:=[.B23]" office:value-type="float" office:value="0">
            <text:p>0</text:p>
          </table:table-cell>
          <table:table-cell table:style-name="ce25" table:formula="of:=[.B24]" office:value-type="float" office:value="0">
            <text:p>0</text:p>
          </table:table-cell>
          <table:table-cell table:style-name="ce25" table:formula="of:=[.B25]" office:value-type="float" office:value="0">
            <text:p>0</text:p>
          </table:table-cell>
          <table:table-cell table:style-name="ce31" table:formula="of:=[.B26]" office:value-type="float" office:value="0">
            <text:p>0</text:p>
          </table:table-cell>
          <table:table-cell table:style-name="ce25" table:formula="of:=[.B27]" office:value-type="float" office:value="0">
            <text:p>0</text:p>
          </table:table-cell>
          <table:table-cell table:style-name="ce25" table:formula="of:=[.B28]" office:value-type="float" office:value="0">
            <text:p>0</text:p>
          </table:table-cell>
          <table:table-cell table:style-name="ce25" table:formula="of:=[.B29]" office:value-type="float" office:value="0">
            <text:p>0</text:p>
          </table:table-cell>
          <table:table-cell table:style-name="ce25" table:formula="of:=[.B30]" office:value-type="float" office:value="0">
            <text:p>0</text:p>
          </table:table-cell>
          <table:table-cell table:style-name="ce31" table:formula="of:=[.B31]" office:value-type="float" office:value="0">
            <text:p>0</text:p>
          </table:table-cell>
          <table:table-cell table:style-name="ce25" table:formula="of:=[.B32]" office:value-type="float" office:value="0">
            <text:p>0</text:p>
          </table:table-cell>
          <table:table-cell table:style-name="ce25" table:formula="of:=[.B33]" office:value-type="float" office:value="0">
            <text:p>0</text:p>
          </table:table-cell>
          <table:table-cell table:style-name="ce25" table:formula="of:=[.B34]" office:value-type="float" office:value="0">
            <text:p>0</text:p>
          </table:table-cell>
          <table:table-cell table:style-name="ce31" table:formula="of:=[.B35]" office:value-type="float" office:value="0">
            <text:p>0</text:p>
          </table:table-cell>
          <table:table-cell table:style-name="ce25" table:formula="of:=[.B36]" office:value-type="float" office:value="0">
            <text:p>0</text:p>
          </table:table-cell>
          <table:table-cell table:style-name="ce25" table:formula="of:=[.B37]" office:value-type="float" office:value="0">
            <text:p>0</text:p>
          </table:table-cell>
          <table:table-cell table:style-name="ce25" table:formula="of:=[.B38]" office:value-type="float" office:value="0">
            <text:p>0</text:p>
          </table:table-cell>
          <table:table-cell table:style-name="ce25" table:formula="of:=[.B39]" office:value-type="float" office:value="0">
            <text:p>0</text:p>
          </table:table-cell>
          <table:table-cell table:style-name="ce31" table:formula="of:=[.B40]" office:value-type="float" office:value="0">
            <text:p>0</text:p>
          </table:table-cell>
          <table:table-cell table:style-name="ce25" table:formula="of:=[.B41]" office:value-type="float" office:value="0">
            <text:p>0</text:p>
          </table:table-cell>
          <table:table-cell table:style-name="ce25" table:formula="of:=[.B42]" office:value-type="float" office:value="0">
            <text:p>0</text:p>
          </table:table-cell>
          <table:table-cell table:style-name="ce25" table:formula="of:=[.B43]" office:value-type="float" office:value="0">
            <text:p>0</text:p>
          </table:table-cell>
          <table:table-cell table:style-name="ce31" table:formula="of:=[.B44]" office:value-type="float" office:value="0">
            <text:p>0</text:p>
          </table:table-cell>
          <table:table-cell table:style-name="ce25" table:formula="of:=[.B45]" office:value-type="float" office:value="0">
            <text:p>0</text:p>
          </table:table-cell>
          <table:table-cell table:style-name="ce25" table:formula="of:=[.B46]" office:value-type="float" office:value="0">
            <text:p>0</text:p>
          </table:table-cell>
          <table:table-cell table:style-name="ce25" table:formula="of:=[.B47]" office:value-type="float" office:value="0">
            <text:p>0</text:p>
          </table:table-cell>
          <table:table-cell table:style-name="ce31" table:formula="of:=[.B48]" office:value-type="float" office:value="0">
            <text:p>0</text:p>
          </table:table-cell>
          <table:table-cell table:style-name="ce10" table:number-columns-repeated="974"/>
        </table:table-row>
        <table:table-row table:style-name="ro2">
          <table:table-cell table:style-name="ce3"/>
          <table:table-cell table:style-name="ce9"/>
          <table:table-cell table:style-name="ce14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9" table:number-columns-repeated="974"/>
        </table:table-row>
        <table:table-row table:style-name="ro2">
          <table:table-cell table:style-name="ce4"/>
          <table:table-cell table:style-name="ce9"/>
          <table:table-cell table:style-name="ce15"/>
          <table:table-cell table:style-name="ce9"/>
          <table:table-cell table:style-name="ce21"/>
          <table:table-cell table:style-name="ce26" office:value-type="string" table:number-columns-spanned="4" table:number-rows-spanned="1">
            <text:p>plan0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1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2" table:number-rows-spanned="1">
            <text:p>plan2</text:p>
          </table:table-cell>
          <table:covered-table-cell table:style-name="ce33"/>
          <table:table-cell table:style-name="ce26" office:value-type="string" table:number-columns-spanned="5" table:number-rows-spanned="1">
            <text:p>plan3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6" table:number-rows-spanned="1">
            <text:p>plan4</text:p>
          </table:table-cell>
          <table:covered-table-cell table:number-columns-repeated="4" table:style-name="ce21"/>
          <table:covered-table-cell table:style-name="ce33"/>
          <table:table-cell table:style-name="ce26" office:value-type="string" table:number-columns-spanned="5" table:number-rows-spanned="1">
            <text:p>plan5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6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5" table:number-rows-spanned="1">
            <text:p>plan7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8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9</text:p>
          </table:table-cell>
          <table:covered-table-cell table:number-columns-repeated="2" table:style-name="ce21"/>
          <table:covered-table-cell table:style-name="ce33"/>
          <table:table-cell table:style-name="ce21" table:number-columns-repeated="974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5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">
            <text:p>1</text:p>
          </table:table-cell>
          <table:table-cell table:style-name="ce19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44225345651894">
            <text:p>0.1442</text:p>
          </table:table-cell>
          <table:table-cell table:style-name="ce27" office:value-type="float" office:value="0.344573895832496">
            <text:p>0.3446</text:p>
          </table:table-cell>
          <table:table-cell table:style-name="ce35" office:value-type="float" office:value="0.511215157921735">
            <text:p>0.5112</text:p>
          </table:table-cell>
          <table:table-cell table:style-name="ce27" office:value-type="float" office:value="0.83686793442382">
            <text:p>0.8369</text:p>
          </table:table-cell>
          <table:table-cell table:style-name="ce27" office:value-type="float" office:value="0.361813937615893">
            <text:p>0.3618</text:p>
          </table:table-cell>
          <table:table-cell table:style-name="ce27" office:value-type="float" office:value="0.474481884998709">
            <text:p>0.4745</text:p>
          </table:table-cell>
          <table:table-cell table:style-name="ce35" office:value-type="float" office:value="0.339031104622516">
            <text:p>0.3390</text:p>
          </table:table-cell>
          <table:table-cell table:style-name="ce27" office:value-type="float" office:value="0.415618965257344">
            <text:p>0.4156</text:p>
          </table:table-cell>
          <table:table-cell table:style-name="ce35" office:value-type="float" office:value="0.474729491735444">
            <text:p>0.4747</text:p>
          </table:table-cell>
          <table:table-cell table:style-name="ce27" office:value-type="float" office:value="0.227500146749157">
            <text:p>0.2275</text:p>
          </table:table-cell>
          <table:table-cell table:style-name="ce27" office:value-type="float" office:value="0.224817857051441">
            <text:p>0.2248</text:p>
          </table:table-cell>
          <table:table-cell table:style-name="ce27" office:value-type="float" office:value="0.770899446191161">
            <text:p>0.7709</text:p>
          </table:table-cell>
          <table:table-cell table:style-name="ce27" office:value-type="float" office:value="0.317603233079218">
            <text:p>0.3176</text:p>
          </table:table-cell>
          <table:table-cell table:style-name="ce35" office:value-type="float" office:value="0.180779221701206">
            <text:p>0.1808</text:p>
          </table:table-cell>
          <table:table-cell table:style-name="ce27" office:value-type="float" office:value="0.452963158219377">
            <text:p>0.4530</text:p>
          </table:table-cell>
          <table:table-cell table:style-name="ce27" office:value-type="float" office:value="0.450713214842886">
            <text:p>0.4507</text:p>
          </table:table-cell>
          <table:table-cell table:style-name="ce27" office:value-type="float" office:value="0.323890107312695">
            <text:p>0.3239</text:p>
          </table:table-cell>
          <table:table-cell table:style-name="ce27" office:value-type="float" office:value="0.111993608764035">
            <text:p>0.1120</text:p>
          </table:table-cell>
          <table:table-cell table:style-name="ce27" office:value-type="float" office:value="0.973107579005296">
            <text:p>0.9731</text:p>
          </table:table-cell>
          <table:table-cell table:style-name="ce35" office:value-type="float" office:value="0.468759840908834">
            <text:p>0.4688</text:p>
          </table:table-cell>
          <table:table-cell table:style-name="ce27" office:value-type="float" office:value="0.332475649074169">
            <text:p>0.3325</text:p>
          </table:table-cell>
          <table:table-cell table:style-name="ce27" office:value-type="float" office:value="0.469267700519797">
            <text:p>0.4693</text:p>
          </table:table-cell>
          <table:table-cell table:style-name="ce27" office:value-type="float" office:value="0.227528887032284">
            <text:p>0.2275</text:p>
          </table:table-cell>
          <table:table-cell table:style-name="ce27" office:value-type="float" office:value="0.297366967848984">
            <text:p>0.2974</text:p>
          </table:table-cell>
          <table:table-cell table:style-name="ce35" office:value-type="float" office:value="0.970549032986736">
            <text:p>0.9705</text:p>
          </table:table-cell>
          <table:table-cell table:style-name="ce27" office:value-type="float" office:value="0.0770520669620049">
            <text:p>0.0771</text:p>
          </table:table-cell>
          <table:table-cell table:style-name="ce27" office:value-type="float" office:value="0.415455452985522">
            <text:p>0.4155</text:p>
          </table:table-cell>
          <table:table-cell table:style-name="ce27" office:value-type="float" office:value="0.752171810733106">
            <text:p>0.7522</text:p>
          </table:table-cell>
          <table:table-cell table:style-name="ce35" office:value-type="float" office:value="0.442901920530668">
            <text:p>0.4429</text:p>
          </table:table-cell>
          <table:table-cell table:style-name="ce27" office:value-type="float" office:value="0.182573863461034">
            <text:p>0.1826</text:p>
          </table:table-cell>
          <table:table-cell table:style-name="ce27" office:value-type="float" office:value="0.389272205107747">
            <text:p>0.3893</text:p>
          </table:table-cell>
          <table:table-cell table:style-name="ce27" office:value-type="float" office:value="0.643588393909797">
            <text:p>0.6436</text:p>
          </table:table-cell>
          <table:table-cell table:style-name="ce27" office:value-type="float" office:value="0.523929626701385">
            <text:p>0.5239</text:p>
          </table:table-cell>
          <table:table-cell table:style-name="ce35" office:value-type="float" office:value="0.16251163703885">
            <text:p>0.1625</text:p>
          </table:table-cell>
          <table:table-cell table:style-name="ce27" office:value-type="float" office:value="0.601389165695147">
            <text:p>0.6014</text:p>
          </table:table-cell>
          <table:table-cell table:style-name="ce27" office:value-type="float" office:value="0.497952343843845">
            <text:p>0.4980</text:p>
          </table:table-cell>
          <table:table-cell table:style-name="ce27" office:value-type="float" office:value="0.0693803913537498">
            <text:p>0.0694</text:p>
          </table:table-cell>
          <table:table-cell table:style-name="ce35" office:value-type="float" office:value="0.425146794878553">
            <text:p>0.4251</text:p>
          </table:table-cell>
          <table:table-cell table:style-name="ce27" office:value-type="float" office:value="0.319431926598499">
            <text:p>0.3194</text:p>
          </table:table-cell>
          <table:table-cell table:style-name="ce27" office:value-type="float" office:value="0.1823037876036">
            <text:p>0.1823</text:p>
          </table:table-cell>
          <table:table-cell table:style-name="ce27" office:value-type="float" office:value="0.176776183035937">
            <text:p>0.1768</text:p>
          </table:table-cell>
          <table:table-cell table:style-name="ce35" office:value-type="float" office:value="0.226313031573942">
            <text:p>0.2263</text:p>
          </table:table-cell>
          <table:table-cell/>
          <table:table-cell table:formula="of:=MIN([.G6:.AV6])" office:value-type="float" office:value="0.0693803913537498">
            <text:p>0.069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">
            <text:p>2</text:p>
          </table:table-cell>
          <table:covered-table-cell table:style-name="ce9"/>
          <table:table-cell table:style-name="ce22" table:formula="of:=[.G5]" office:value-type="string" office:string-value="bag-book">
            <text:p>bag-book</text:p>
          </table:table-cell>
          <table:table-cell table:style-name="ce28" office:value-type="float" office:value="0.144225345651894">
            <text:p>0.1442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82011370894288">
            <text:p>0.2820</text:p>
          </table:table-cell>
          <table:table-cell table:style-name="ce36" office:value-type="float" office:value="0.364112975027855">
            <text:p>0.3641</text:p>
          </table:table-cell>
          <table:table-cell table:style-name="ce28" office:value-type="float" office:value="0.729481868871898">
            <text:p>0.7295</text:p>
          </table:table-cell>
          <table:table-cell table:style-name="ce28" office:value-type="float" office:value="0.163218938178148">
            <text:p>0.1632</text:p>
          </table:table-cell>
          <table:table-cell table:style-name="ce28" office:value-type="float" office:value="0.374045959265709">
            <text:p>0.3740</text:p>
          </table:table-cell>
          <table:table-cell table:style-name="ce36" office:value-type="float" office:value="0.283292148812064">
            <text:p>0.2833</text:p>
          </table:table-cell>
          <table:table-cell table:style-name="ce28" office:value-type="float" office:value="0.318246513804643">
            <text:p>0.3182</text:p>
          </table:table-cell>
          <table:table-cell table:style-name="ce36" office:value-type="float" office:value="0.375317407332713">
            <text:p>0.3753</text:p>
          </table:table-cell>
          <table:table-cell table:style-name="ce28" office:value-type="float" office:value="0.246310576279159">
            <text:p>0.2463</text:p>
          </table:table-cell>
          <table:table-cell table:style-name="ce28" office:value-type="float" office:value="0.164268465442423">
            <text:p>0.1643</text:p>
          </table:table-cell>
          <table:table-cell table:style-name="ce28" office:value-type="float" office:value="0.491236645081645">
            <text:p>0.4912</text:p>
          </table:table-cell>
          <table:table-cell table:style-name="ce28" office:value-type="float" office:value="0.109892974867404">
            <text:p>0.1099</text:p>
          </table:table-cell>
          <table:table-cell table:style-name="ce36" office:value-type="float" office:value="0.076103188729126">
            <text:p>0.0761</text:p>
          </table:table-cell>
          <table:table-cell table:style-name="ce28" office:value-type="float" office:value="0.248663528965114">
            <text:p>0.2487</text:p>
          </table:table-cell>
          <table:table-cell table:style-name="ce28" office:value-type="float" office:value="0.305749776394017">
            <text:p>0.3057</text:p>
          </table:table-cell>
          <table:table-cell table:style-name="ce28" office:value-type="float" office:value="0.123725162875765">
            <text:p>0.1237</text:p>
          </table:table-cell>
          <table:table-cell table:style-name="ce28" office:value-type="float" office:value="0.0156823127849184">
            <text:p>0.0157</text:p>
          </table:table-cell>
          <table:table-cell table:style-name="ce28" office:value-type="float" office:value="0.736314739577337">
            <text:p>0.7363</text:p>
          </table:table-cell>
          <table:table-cell table:style-name="ce36" office:value-type="float" office:value="0.429633337996478">
            <text:p>0.4296</text:p>
          </table:table-cell>
          <table:table-cell table:style-name="ce28" office:value-type="float" office:value="0.257675883480427">
            <text:p>0.2577</text:p>
          </table:table-cell>
          <table:table-cell table:style-name="ce28" office:value-type="float" office:value="0.356635000255977">
            <text:p>0.3566</text:p>
          </table:table-cell>
          <table:table-cell table:style-name="ce28" office:value-type="float" office:value="0.207275029449023">
            <text:p>0.2073</text:p>
          </table:table-cell>
          <table:table-cell table:style-name="ce28" office:value-type="float" office:value="0.194203870309763">
            <text:p>0.1942</text:p>
          </table:table-cell>
          <table:table-cell table:style-name="ce36" office:value-type="float" office:value="0.728130613401029">
            <text:p>0.7281</text:p>
          </table:table-cell>
          <table:table-cell table:style-name="ce28" office:value-type="float" office:value="0.112232260579661">
            <text:p>0.1122</text:p>
          </table:table-cell>
          <table:table-cell table:style-name="ce28" office:value-type="float" office:value="0.211090345113779">
            <text:p>0.2111</text:p>
          </table:table-cell>
          <table:table-cell table:style-name="ce28" office:value-type="float" office:value="0.517389095189286">
            <text:p>0.5174</text:p>
          </table:table-cell>
          <table:table-cell table:style-name="ce36" office:value-type="float" office:value="0.296934267674656">
            <text:p>0.2969</text:p>
          </table:table-cell>
          <table:table-cell table:style-name="ce28" office:value-type="float" office:value="0.0326194874397284">
            <text:p>0.0326</text:p>
          </table:table-cell>
          <table:table-cell table:style-name="ce28" office:value-type="float" office:value="0.216238131431173">
            <text:p>0.2162</text:p>
          </table:table-cell>
          <table:table-cell table:style-name="ce28" office:value-type="float" office:value="0.343814487730648">
            <text:p>0.3438</text:p>
          </table:table-cell>
          <table:table-cell table:style-name="ce28" office:value-type="float" office:value="0.284666221413468">
            <text:p>0.2847</text:p>
          </table:table-cell>
          <table:table-cell table:style-name="ce36" office:value-type="float" office:value="0.017239992525063">
            <text:p>0.0172</text:p>
          </table:table-cell>
          <table:table-cell table:style-name="ce28" office:value-type="float" office:value="0.300358187795002">
            <text:p>0.3004</text:p>
          </table:table-cell>
          <table:table-cell table:style-name="ce28" office:value-type="float" office:value="0.320319157169722">
            <text:p>0.3203</text:p>
          </table:table-cell>
          <table:table-cell table:style-name="ce28" office:value-type="float" office:value="0.141146017568113">
            <text:p>0.1411</text:p>
          </table:table-cell>
          <table:table-cell table:style-name="ce36" office:value-type="float" office:value="0.160983788771995">
            <text:p>0.1610</text:p>
          </table:table-cell>
          <table:table-cell table:style-name="ce28" office:value-type="float" office:value="0.24223627550759">
            <text:p>0.2422</text:p>
          </table:table-cell>
          <table:table-cell table:style-name="ce28" office:value-type="float" office:value="0.106220943232701">
            <text:p>0.1062</text:p>
          </table:table-cell>
          <table:table-cell table:style-name="ce28" office:value-type="float" office:value="0.0826775567074975">
            <text:p>0.0827</text:p>
          </table:table-cell>
          <table:table-cell table:style-name="ce36" office:value-type="float" office:value="0.0608630668518244">
            <text:p>0.0609</text:p>
          </table:table-cell>
          <table:table-cell/>
          <table:table-cell table:formula="of:=MIN([.F7];[.H7:.AV7])" office:value-type="float" office:value="0.0156823127849184">
            <text:p>0.015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7" office:value-type="float" office:value="0.344573895832496">
            <text:p>0.3446</text:p>
          </table:table-cell>
          <table:table-cell table:style-name="ce27" office:value-type="float" office:value="0.282011370894288">
            <text:p>0.2820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57605143276213">
            <text:p>0.5761</text:p>
          </table:table-cell>
          <table:table-cell table:style-name="ce27" office:value-type="float" office:value="0.524713560118269">
            <text:p>0.5247</text:p>
          </table:table-cell>
          <table:table-cell table:style-name="ce27" office:value-type="float" office:value="0.247564682252538">
            <text:p>0.2476</text:p>
          </table:table-cell>
          <table:table-cell table:style-name="ce27" office:value-type="float" office:value="0.51153499695595">
            <text:p>0.5115</text:p>
          </table:table-cell>
          <table:table-cell table:style-name="ce35" office:value-type="float" office:value="0.516505659583009">
            <text:p>0.5165</text:p>
          </table:table-cell>
          <table:table-cell table:style-name="ce27" office:value-type="float" office:value="0.509137633983624">
            <text:p>0.5091</text:p>
          </table:table-cell>
          <table:table-cell table:style-name="ce35" office:value-type="float" office:value="0.595348525734507">
            <text:p>0.5953</text:p>
          </table:table-cell>
          <table:table-cell table:style-name="ce27" office:value-type="float" office:value="0.199999778071599">
            <text:p>0.2000</text:p>
          </table:table-cell>
          <table:table-cell table:style-name="ce27" office:value-type="float" office:value="0.327644617124291">
            <text:p>0.3276</text:p>
          </table:table-cell>
          <table:table-cell table:style-name="ce27" office:value-type="float" office:value="0.611690066296645">
            <text:p>0.6117</text:p>
          </table:table-cell>
          <table:table-cell table:style-name="ce27" office:value-type="float" office:value="0.225295290061733">
            <text:p>0.2253</text:p>
          </table:table-cell>
          <table:table-cell table:style-name="ce35" office:value-type="float" office:value="0.319218583466296">
            <text:p>0.3192</text:p>
          </table:table-cell>
          <table:table-cell table:style-name="ce27" office:value-type="float" office:value="0.320537376627843">
            <text:p>0.3205</text:p>
          </table:table-cell>
          <table:table-cell table:style-name="ce27" office:value-type="float" office:value="0.502088540076467">
            <text:p>0.5021</text:p>
          </table:table-cell>
          <table:table-cell table:style-name="ce27" office:value-type="float" office:value="0.321845062108796">
            <text:p>0.3218</text:p>
          </table:table-cell>
          <table:table-cell table:style-name="ce27" office:value-type="float" office:value="0.288900767190597">
            <text:p>0.2889</text:p>
          </table:table-cell>
          <table:table-cell table:style-name="ce27" office:value-type="float" office:value="0.886679824232826">
            <text:p>0.8867</text:p>
          </table:table-cell>
          <table:table-cell table:style-name="ce35" office:value-type="float" office:value="0.613749286687369">
            <text:p>0.6137</text:p>
          </table:table-cell>
          <table:table-cell table:style-name="ce27" office:value-type="float" office:value="0.460532219704539">
            <text:p>0.4605</text:p>
          </table:table-cell>
          <table:table-cell table:style-name="ce27" office:value-type="float" office:value="0.43594283534705">
            <text:p>0.4359</text:p>
          </table:table-cell>
          <table:table-cell table:style-name="ce27" office:value-type="float" office:value="0.223194970979934">
            <text:p>0.2232</text:p>
          </table:table-cell>
          <table:table-cell table:style-name="ce27" office:value-type="float" office:value="0.0704778118562816">
            <text:p>0.0705</text:p>
          </table:table-cell>
          <table:table-cell table:style-name="ce35" office:value-type="float" office:value="0.841564845335026">
            <text:p>0.8416</text:p>
          </table:table-cell>
          <table:table-cell table:style-name="ce27" office:value-type="float" office:value="0.350902361557651">
            <text:p>0.3509</text:p>
          </table:table-cell>
          <table:table-cell table:style-name="ce27" office:value-type="float" office:value="0.377072857747458">
            <text:p>0.3771</text:p>
          </table:table-cell>
          <table:table-cell table:style-name="ce27" office:value-type="float" office:value="0.517939216994001">
            <text:p>0.5179</text:p>
          </table:table-cell>
          <table:table-cell table:style-name="ce35" office:value-type="float" office:value="0.563136675713682">
            <text:p>0.5631</text:p>
          </table:table-cell>
          <table:table-cell table:style-name="ce27" office:value-type="float" office:value="0.288132938899308">
            <text:p>0.2881</text:p>
          </table:table-cell>
          <table:table-cell table:style-name="ce27" office:value-type="float" office:value="0.331165295779691">
            <text:p>0.3312</text:p>
          </table:table-cell>
          <table:table-cell table:style-name="ce27" office:value-type="float" office:value="0.482596759562472">
            <text:p>0.4826</text:p>
          </table:table-cell>
          <table:table-cell table:style-name="ce27" office:value-type="float" office:value="0.440109829254186">
            <text:p>0.4401</text:p>
          </table:table-cell>
          <table:table-cell table:style-name="ce35" office:value-type="float" office:value="0.259622949998396">
            <text:p>0.2596</text:p>
          </table:table-cell>
          <table:table-cell table:style-name="ce27" office:value-type="float" office:value="0.336395547340487">
            <text:p>0.3364</text:p>
          </table:table-cell>
          <table:table-cell table:style-name="ce27" office:value-type="float" office:value="0.369134411454358">
            <text:p>0.3691</text:p>
          </table:table-cell>
          <table:table-cell table:style-name="ce27" office:value-type="float" office:value="0.422445462073153">
            <text:p>0.4224</text:p>
          </table:table-cell>
          <table:table-cell table:style-name="ce35" office:value-type="float" office:value="0.255593819846315">
            <text:p>0.2556</text:p>
          </table:table-cell>
          <table:table-cell table:style-name="ce27" office:value-type="float" office:value="0.39219187528361">
            <text:p>0.3922</text:p>
          </table:table-cell>
          <table:table-cell table:style-name="ce27" office:value-type="float" office:value="0.0686234860009911">
            <text:p>0.0686</text:p>
          </table:table-cell>
          <table:table-cell table:style-name="ce27" office:value-type="float" office:value="0.174144317678533">
            <text:p>0.1741</text:p>
          </table:table-cell>
          <table:table-cell table:style-name="ce35" office:value-type="float" office:value="0.237373954912774">
            <text:p>0.2374</text:p>
          </table:table-cell>
          <table:table-cell/>
          <table:table-cell table:formula="of:=MIN([.F8:.G8];[.I8:.AV8])" office:value-type="float" office:value="0.0686234860009911">
            <text:p>0.068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4">
            <text:p>4</text:p>
          </table:table-cell>
          <table:covered-table-cell table:style-name="ce20"/>
          <table:table-cell table:style-name="ce23" table:formula="of:=[.I5]" office:value-type="string" office:string-value="cone">
            <text:p>cone</text:p>
          </table:table-cell>
          <table:table-cell table:style-name="ce29" office:value-type="float" office:value="0.511215157921735">
            <text:p>0.5112</text:p>
          </table:table-cell>
          <table:table-cell table:style-name="ce29" office:value-type="float" office:value="0.364112975027855">
            <text:p>0.3641</text:p>
          </table:table-cell>
          <table:table-cell table:style-name="ce29" office:value-type="float" office:value="0.57605143276213">
            <text:p>0.5761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833594794290456">
            <text:p>0.8336</text:p>
          </table:table-cell>
          <table:table-cell table:style-name="ce38" office:value-type="float" office:value="0.387818707975404">
            <text:p>0.3878</text:p>
          </table:table-cell>
          <table:table-cell table:style-name="ce38" office:value-type="float" office:value="0.33783032991765">
            <text:p>0.3378</text:p>
          </table:table-cell>
          <table:table-cell table:style-name="ce36" office:value-type="float" office:value="0.201870686692425">
            <text:p>0.2019</text:p>
          </table:table-cell>
          <table:table-cell table:style-name="ce38" office:value-type="float" office:value="0.361360455813151">
            <text:p>0.3614</text:p>
          </table:table-cell>
          <table:table-cell table:style-name="ce36" office:value-type="float" office:value="0.312850191373914">
            <text:p>0.3129</text:p>
          </table:table-cell>
          <table:table-cell table:style-name="ce38" office:value-type="float" office:value="0.456562372475953">
            <text:p>0.4566</text:p>
          </table:table-cell>
          <table:table-cell table:style-name="ce38" office:value-type="float" office:value="0.366866658560374">
            <text:p>0.3669</text:p>
          </table:table-cell>
          <table:table-cell table:style-name="ce38" office:value-type="float" office:value="0.461078693048171">
            <text:p>0.4611</text:p>
          </table:table-cell>
          <table:table-cell table:style-name="ce38" office:value-type="float" office:value="0.337580879532006">
            <text:p>0.3376</text:p>
          </table:table-cell>
          <table:table-cell table:style-name="ce36" office:value-type="float" office:value="0.359430932055268">
            <text:p>0.3594</text:p>
          </table:table-cell>
          <table:table-cell table:style-name="ce38" office:value-type="float" office:value="0.282553700889103">
            <text:p>0.2826</text:p>
          </table:table-cell>
          <table:table-cell table:style-name="ce38" office:value-type="float" office:value="0.364845376786434">
            <text:p>0.3648</text:p>
          </table:table-cell>
          <table:table-cell table:style-name="ce38" office:value-type="float" office:value="0.336147699383021">
            <text:p>0.3361</text:p>
          </table:table-cell>
          <table:table-cell table:style-name="ce38" office:value-type="float" office:value="0.332411993273376">
            <text:p>0.3324</text:p>
          </table:table-cell>
          <table:table-cell table:style-name="ce38" office:value-type="float" office:value="0.238085862449907">
            <text:p>0.2381</text:p>
          </table:table-cell>
          <table:table-cell table:style-name="ce36" office:value-type="float" office:value="0.36788583440465">
            <text:p>0.3679</text:p>
          </table:table-cell>
          <table:table-cell table:style-name="ce38" office:value-type="float" office:value="0.35955491326172">
            <text:p>0.3596</text:p>
          </table:table-cell>
          <table:table-cell table:style-name="ce38" office:value-type="float" office:value="0.403260882502126">
            <text:p>0.4033</text:p>
          </table:table-cell>
          <table:table-cell table:style-name="ce38" office:value-type="float" office:value="0.531777812979835">
            <text:p>0.5318</text:p>
          </table:table-cell>
          <table:table-cell table:style-name="ce38" office:value-type="float" office:value="0.495764687635819">
            <text:p>0.4958</text:p>
          </table:table-cell>
          <table:table-cell table:style-name="ce36" office:value-type="float" office:value="0.433251013914807">
            <text:p>0.4333</text:p>
          </table:table-cell>
          <table:table-cell table:style-name="ce38" office:value-type="float" office:value="0.531734673200778">
            <text:p>0.5317</text:p>
          </table:table-cell>
          <table:table-cell table:style-name="ce38" office:value-type="float" office:value="0.317750087469496">
            <text:p>0.3178</text:p>
          </table:table-cell>
          <table:table-cell table:style-name="ce38" office:value-type="float" office:value="0.445328847093263">
            <text:p>0.4453</text:p>
          </table:table-cell>
          <table:table-cell table:style-name="ce36" office:value-type="float" office:value="0.0496609925348195">
            <text:p>0.0497</text:p>
          </table:table-cell>
          <table:table-cell table:style-name="ce38" office:value-type="float" office:value="0.326045495256152">
            <text:p>0.3260</text:p>
          </table:table-cell>
          <table:table-cell table:style-name="ce38" office:value-type="float" office:value="0.31744851476201">
            <text:p>0.3174</text:p>
          </table:table-cell>
          <table:table-cell table:style-name="ce38" office:value-type="float" office:value="0.446975989439427">
            <text:p>0.4470</text:p>
          </table:table-cell>
          <table:table-cell table:style-name="ce38" office:value-type="float" office:value="0.403865891432644">
            <text:p>0.4039</text:p>
          </table:table-cell>
          <table:table-cell table:style-name="ce36" office:value-type="float" office:value="0.343939793351513">
            <text:p>0.3439</text:p>
          </table:table-cell>
          <table:table-cell table:style-name="ce38" office:value-type="float" office:value="0.368942461798083">
            <text:p>0.3689</text:p>
          </table:table-cell>
          <table:table-cell table:style-name="ce38" office:value-type="float" office:value="0.334638523144357">
            <text:p>0.3346</text:p>
          </table:table-cell>
          <table:table-cell table:style-name="ce38" office:value-type="float" office:value="0.570474614150171">
            <text:p>0.5705</text:p>
          </table:table-cell>
          <table:table-cell table:style-name="ce36" office:value-type="float" office:value="0.315392994965582">
            <text:p>0.3154</text:p>
          </table:table-cell>
          <table:table-cell table:style-name="ce38" office:value-type="float" office:value="0.36709574683293">
            <text:p>0.3671</text:p>
          </table:table-cell>
          <table:table-cell table:style-name="ce38" office:value-type="float" office:value="0.455351913390939">
            <text:p>0.4554</text:p>
          </table:table-cell>
          <table:table-cell table:style-name="ce38" office:value-type="float" office:value="0.440440172518533">
            <text:p>0.4404</text:p>
          </table:table-cell>
          <table:table-cell table:style-name="ce36" office:value-type="float" office:value="0.303477343143883">
            <text:p>0.3035</text:p>
          </table:table-cell>
          <table:table-cell/>
          <table:table-cell table:formula="of:=MIN([.F9:.H9];[.J9:.AV9])" office:value-type="float" office:value="0.0496609925348195">
            <text:p>0.049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5">
            <text:p>5</text:p>
          </table:table-cell>
          <table:table-cell table:style-name="ce19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7" office:value-type="float" office:value="0.83686793442382">
            <text:p>0.8369</text:p>
          </table:table-cell>
          <table:table-cell table:style-name="ce27" office:value-type="float" office:value="0.729481868871898">
            <text:p>0.7295</text:p>
          </table:table-cell>
          <table:table-cell table:style-name="ce27" office:value-type="float" office:value="0.524713560118269">
            <text:p>0.5247</text:p>
          </table:table-cell>
          <table:table-cell table:style-name="ce27" office:value-type="float" office:value="0.833594794290456">
            <text:p>0.8336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717807576312803">
            <text:p>0.7178</text:p>
          </table:table-cell>
          <table:table-cell table:style-name="ce27" office:value-type="float" office:value="0.772886176822397">
            <text:p>0.7729</text:p>
          </table:table-cell>
          <table:table-cell table:style-name="ce35" office:value-type="float" office:value="0.914164880123333">
            <text:p>0.9142</text:p>
          </table:table-cell>
          <table:table-cell table:style-name="ce27" office:value-type="float" office:value="0.770439416064021">
            <text:p>0.7704</text:p>
          </table:table-cell>
          <table:table-cell table:style-name="ce35" office:value-type="float" office:value="0.944887559780741">
            <text:p>0.9449</text:p>
          </table:table-cell>
          <table:table-cell table:style-name="ce27" office:value-type="float" office:value="0.350106131241846">
            <text:p>0.3501</text:p>
          </table:table-cell>
          <table:table-cell table:style-name="ce27" office:value-type="float" office:value="0.709552886748382">
            <text:p>0.7096</text:p>
          </table:table-cell>
          <table:table-cell table:style-name="ce27" office:value-type="float" office:value="0.742268606411503">
            <text:p>0.7423</text:p>
          </table:table-cell>
          <table:table-cell table:style-name="ce27" office:value-type="float" office:value="0.653922714173539">
            <text:p>0.6539</text:p>
          </table:table-cell>
          <table:table-cell table:style-name="ce35" office:value-type="float" office:value="0.758885121328909">
            <text:p>0.7589</text:p>
          </table:table-cell>
          <table:table-cell table:style-name="ce27" office:value-type="float" office:value="0.606376070910594">
            <text:p>0.6064</text:p>
          </table:table-cell>
          <table:table-cell table:style-name="ce27" office:value-type="float" office:value="0.672121938656913">
            <text:p>0.6721</text:p>
          </table:table-cell>
          <table:table-cell table:style-name="ce27" office:value-type="float" office:value="0.657868425301291">
            <text:p>0.6579</text:p>
          </table:table-cell>
          <table:table-cell table:style-name="ce27" office:value-type="float" office:value="0.723002454856916">
            <text:p>0.7230</text:p>
          </table:table-cell>
          <table:table-cell table:style-name="ce27" office:value-type="float" office:value="0.948727146902266">
            <text:p>0.9487</text:p>
          </table:table-cell>
          <table:table-cell table:style-name="ce35" office:value-type="float" office:value="0.74379046300335">
            <text:p>0.7438</text:p>
          </table:table-cell>
          <table:table-cell table:style-name="ce27" office:value-type="float" office:value="0.808476427865549">
            <text:p>0.8085</text:p>
          </table:table-cell>
          <table:table-cell table:style-name="ce27" office:value-type="float" office:value="0.8919009236644">
            <text:p>0.8919</text:p>
          </table:table-cell>
          <table:table-cell table:style-name="ce27" office:value-type="float" office:value="0.770943262149573">
            <text:p>0.7709</text:p>
          </table:table-cell>
          <table:table-cell table:style-name="ce27" office:value-type="float" office:value="0.64826738932048">
            <text:p>0.6483</text:p>
          </table:table-cell>
          <table:table-cell table:style-name="ce35" office:value-type="float" office:value="0.914859840145519">
            <text:p>0.9149</text:p>
          </table:table-cell>
          <table:table-cell table:style-name="ce27" office:value-type="float" office:value="0.886774862963991">
            <text:p>0.8868</text:p>
          </table:table-cell>
          <table:table-cell table:style-name="ce27" office:value-type="float" office:value="0.598235077919692">
            <text:p>0.5982</text:p>
          </table:table-cell>
          <table:table-cell table:style-name="ce27" office:value-type="float" office:value="0.427366354848555">
            <text:p>0.4274</text:p>
          </table:table-cell>
          <table:table-cell table:style-name="ce35" office:value-type="float" office:value="0.774107914659189">
            <text:p>0.7741</text:p>
          </table:table-cell>
          <table:table-cell table:style-name="ce27" office:value-type="float" office:value="0.735444267736393">
            <text:p>0.7354</text:p>
          </table:table-cell>
          <table:table-cell table:style-name="ce27" office:value-type="float" office:value="0.706847922322821">
            <text:p>0.7068</text:p>
          </table:table-cell>
          <table:table-cell table:style-name="ce27" office:value-type="float" office:value="0.745713113945783">
            <text:p>0.7457</text:p>
          </table:table-cell>
          <table:table-cell table:style-name="ce27" office:value-type="float" office:value="0.658886330969979">
            <text:p>0.6589</text:p>
          </table:table-cell>
          <table:table-cell table:style-name="ce35" office:value-type="float" office:value="0.707610313966939">
            <text:p>0.7076</text:p>
          </table:table-cell>
          <table:table-cell table:style-name="ce27" office:value-type="float" office:value="0.636556096482594">
            <text:p>0.6366</text:p>
          </table:table-cell>
          <table:table-cell table:style-name="ce27" office:value-type="float" office:value="0.7406242915787">
            <text:p>0.7406</text:p>
          </table:table-cell>
          <table:table-cell table:style-name="ce27" office:value-type="float" office:value="0.942390826450331">
            <text:p>0.9424</text:p>
          </table:table-cell>
          <table:table-cell table:style-name="ce35" office:value-type="float" office:value="0.594684859896947">
            <text:p>0.5947</text:p>
          </table:table-cell>
          <table:table-cell table:style-name="ce27" office:value-type="float" office:value="0.817571152922726">
            <text:p>0.8176</text:p>
          </table:table-cell>
          <table:table-cell table:style-name="ce27" office:value-type="float" office:value="0.636584329520977">
            <text:p>0.6366</text:p>
          </table:table-cell>
          <table:table-cell table:style-name="ce27" office:value-type="float" office:value="0.642951581046463">
            <text:p>0.6430</text:p>
          </table:table-cell>
          <table:table-cell table:style-name="ce35" office:value-type="float" office:value="0.676621926251126">
            <text:p>0.6766</text:p>
          </table:table-cell>
          <table:table-cell/>
          <table:table-cell table:formula="of:=MIN([.F10:.I10];[.K10:.AV10])" office:value-type="float" office:value="0.350106131241846">
            <text:p>0.350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6">
            <text:p>6</text:p>
          </table:table-cell>
          <table:covered-table-cell table:style-name="ce9"/>
          <table:table-cell table:style-name="ce22" table:formula="of:=[.K5]" office:value-type="string" office:string-value="stool">
            <text:p>stool</text:p>
          </table:table-cell>
          <table:table-cell table:style-name="ce28" office:value-type="float" office:value="0.361813937615893">
            <text:p>0.3618</text:p>
          </table:table-cell>
          <table:table-cell table:style-name="ce28" office:value-type="float" office:value="0.163218938178148">
            <text:p>0.1632</text:p>
          </table:table-cell>
          <table:table-cell table:style-name="ce28" office:value-type="float" office:value="0.247564682252538">
            <text:p>0.2476</text:p>
          </table:table-cell>
          <table:table-cell table:style-name="ce28" office:value-type="float" office:value="0.387818707975404">
            <text:p>0.3878</text:p>
          </table:table-cell>
          <table:table-cell table:style-name="ce28" office:value-type="float" office:value="0.717807576312803">
            <text:p>0.717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50872972955677">
            <text:p>0.2509</text:p>
          </table:table-cell>
          <table:table-cell table:style-name="ce36" office:value-type="float" office:value="0.43186453881798">
            <text:p>0.4319</text:p>
          </table:table-cell>
          <table:table-cell table:style-name="ce28" office:value-type="float" office:value="0.262994569039461">
            <text:p>0.2630</text:p>
          </table:table-cell>
          <table:table-cell table:style-name="ce36" office:value-type="float" office:value="0.480904266897184">
            <text:p>0.4809</text:p>
          </table:table-cell>
          <table:table-cell table:style-name="ce28" office:value-type="float" office:value="0.324316686375023">
            <text:p>0.3243</text:p>
          </table:table-cell>
          <table:table-cell table:style-name="ce28" office:value-type="float" office:value="0.131945681108664">
            <text:p>0.1319</text:p>
          </table:table-cell>
          <table:table-cell table:style-name="ce28" office:value-type="float" office:value="0.436111833835019">
            <text:p>0.4361</text:p>
          </table:table-cell>
          <table:table-cell table:style-name="ce28" office:value-type="float" office:value="0.0617473220922411">
            <text:p>0.0617</text:p>
          </table:table-cell>
          <table:table-cell table:style-name="ce36" office:value-type="float" office:value="0.111396442347331">
            <text:p>0.1114</text:p>
          </table:table-cell>
          <table:table-cell table:style-name="ce28" office:value-type="float" office:value="0.133269780730819">
            <text:p>0.1333</text:p>
          </table:table-cell>
          <table:table-cell table:style-name="ce28" office:value-type="float" office:value="0.296753472600969">
            <text:p>0.2968</text:p>
          </table:table-cell>
          <table:table-cell table:style-name="ce28" office:value-type="float" office:value="0.216496335505707">
            <text:p>0.2165</text:p>
          </table:table-cell>
          <table:table-cell table:style-name="ce28" office:value-type="float" office:value="0.184134340683121">
            <text:p>0.1841</text:p>
          </table:table-cell>
          <table:table-cell table:style-name="ce28" office:value-type="float" office:value="0.750793454108675">
            <text:p>0.7508</text:p>
          </table:table-cell>
          <table:table-cell table:style-name="ce36" office:value-type="float" office:value="0.418998096754807">
            <text:p>0.4190</text:p>
          </table:table-cell>
          <table:table-cell table:style-name="ce28" office:value-type="float" office:value="0.164923678905363">
            <text:p>0.1649</text:p>
          </table:table-cell>
          <table:table-cell table:style-name="ce28" office:value-type="float" office:value="0.121491922688632">
            <text:p>0.1215</text:p>
          </table:table-cell>
          <table:table-cell table:style-name="ce28" office:value-type="float" office:value="0.14432809603327">
            <text:p>0.1443</text:p>
          </table:table-cell>
          <table:table-cell table:style-name="ce28" office:value-type="float" office:value="0.113381158420287">
            <text:p>0.1134</text:p>
          </table:table-cell>
          <table:table-cell table:style-name="ce36" office:value-type="float" office:value="0.678104616825242">
            <text:p>0.6781</text:p>
          </table:table-cell>
          <table:table-cell table:style-name="ce28" office:value-type="float" office:value="0.288952119267351">
            <text:p>0.2890</text:p>
          </table:table-cell>
          <table:table-cell table:style-name="ce28" office:value-type="float" office:value="0.235229749220907">
            <text:p>0.2352</text:p>
          </table:table-cell>
          <table:table-cell table:style-name="ce28" office:value-type="float" office:value="0.517844337046235">
            <text:p>0.5178</text:p>
          </table:table-cell>
          <table:table-cell table:style-name="ce36" office:value-type="float" office:value="0.365867151048838">
            <text:p>0.3659</text:p>
          </table:table-cell>
          <table:table-cell table:style-name="ce28" office:value-type="float" office:value="0.124518008585228">
            <text:p>0.1245</text:p>
          </table:table-cell>
          <table:table-cell table:style-name="ce28" office:value-type="float" office:value="0.0753992146550942">
            <text:p>0.0754</text:p>
          </table:table-cell>
          <table:table-cell table:style-name="ce28" office:value-type="float" office:value="0.316599882827745">
            <text:p>0.3166</text:p>
          </table:table-cell>
          <table:table-cell table:style-name="ce28" office:value-type="float" office:value="0.235177432949058">
            <text:p>0.2352</text:p>
          </table:table-cell>
          <table:table-cell table:style-name="ce36" office:value-type="float" office:value="0.102364618523868">
            <text:p>0.1024</text:p>
          </table:table-cell>
          <table:table-cell table:style-name="ce28" office:value-type="float" office:value="0.154448877754001">
            <text:p>0.1544</text:p>
          </table:table-cell>
          <table:table-cell table:style-name="ce28" office:value-type="float" office:value="0.113022462731707">
            <text:p>0.1130</text:p>
          </table:table-cell>
          <table:table-cell table:style-name="ce28" office:value-type="float" office:value="0.377691666632231">
            <text:p>0.3777</text:p>
          </table:table-cell>
          <table:table-cell table:style-name="ce36" office:value-type="float" office:value="0.111224713324526">
            <text:p>0.1112</text:p>
          </table:table-cell>
          <table:table-cell table:style-name="ce28" office:value-type="float" office:value="0.102375715613806">
            <text:p>0.1024</text:p>
          </table:table-cell>
          <table:table-cell table:style-name="ce28" office:value-type="float" office:value="0.123287019430332">
            <text:p>0.1233</text:p>
          </table:table-cell>
          <table:table-cell table:style-name="ce28" office:value-type="float" office:value="0.106412728092263">
            <text:p>0.1064</text:p>
          </table:table-cell>
          <table:table-cell table:style-name="ce36" office:value-type="float" office:value="0.0686186829448772">
            <text:p>0.0686</text:p>
          </table:table-cell>
          <table:table-cell/>
          <table:table-cell table:formula="of:=MIN([.F11:.J11];[.L11:.AV11])" office:value-type="float" office:value="0.0617473220922411">
            <text:p>0.061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7">
            <text:p>7</text:p>
          </table:table-cell>
          <table:covered-table-cell table:style-name="ce9"/>
          <table:table-cell table:formula="of:=[.L5]" office:value-type="string" office:string-value="box">
            <text:p>box</text:p>
          </table:table-cell>
          <table:table-cell table:style-name="ce27" office:value-type="float" office:value="0.474481884998709">
            <text:p>0.4745</text:p>
          </table:table-cell>
          <table:table-cell table:style-name="ce27" office:value-type="float" office:value="0.374045959265709">
            <text:p>0.3740</text:p>
          </table:table-cell>
          <table:table-cell table:style-name="ce27" office:value-type="float" office:value="0.51153499695595">
            <text:p>0.5115</text:p>
          </table:table-cell>
          <table:table-cell table:style-name="ce27" office:value-type="float" office:value="0.33783032991765">
            <text:p>0.3378</text:p>
          </table:table-cell>
          <table:table-cell table:style-name="ce27" office:value-type="float" office:value="0.772886176822397">
            <text:p>0.7729</text:p>
          </table:table-cell>
          <table:table-cell table:style-name="ce27" office:value-type="float" office:value="0.250872972955677">
            <text:p>0.2509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621813752792381">
            <text:p>0.6218</text:p>
          </table:table-cell>
          <table:table-cell table:style-name="ce27" office:value-type="float" office:value="0.0111197331897599">
            <text:p>0.0111</text:p>
          </table:table-cell>
          <table:table-cell table:style-name="ce35" office:value-type="float" office:value="0.698532330367787">
            <text:p>0.6985</text:p>
          </table:table-cell>
          <table:table-cell table:style-name="ce27" office:value-type="float" office:value="0.552251525640389">
            <text:p>0.5523</text:p>
          </table:table-cell>
          <table:table-cell table:style-name="ce27" office:value-type="float" office:value="0.0958890277074985">
            <text:p>0.0959</text:p>
          </table:table-cell>
          <table:table-cell table:style-name="ce27" office:value-type="float" office:value="0.703488453847779">
            <text:p>0.7035</text:p>
          </table:table-cell>
          <table:table-cell table:style-name="ce27" office:value-type="float" office:value="0.248415098132863">
            <text:p>0.2484</text:p>
          </table:table-cell>
          <table:table-cell table:style-name="ce35" office:value-type="float" office:value="0.0552445531864461">
            <text:p>0.0552</text:p>
          </table:table-cell>
          <table:table-cell table:style-name="ce27" office:value-type="float" office:value="0.113687193133694">
            <text:p>0.1137</text:p>
          </table:table-cell>
          <table:table-cell table:style-name="ce27" office:value-type="float" office:value="0.0908433806887149">
            <text:p>0.0908</text:p>
          </table:table-cell>
          <table:table-cell table:style-name="ce27" office:value-type="float" office:value="0.287743902682728">
            <text:p>0.2877</text:p>
          </table:table-cell>
          <table:table-cell table:style-name="ce27" office:value-type="float" office:value="0.275008765816454">
            <text:p>0.2750</text:p>
          </table:table-cell>
          <table:table-cell table:style-name="ce27" office:value-type="float" office:value="0.82663250746944">
            <text:p>0.8266</text:p>
          </table:table-cell>
          <table:table-cell table:style-name="ce35" office:value-type="float" office:value="0.110948253239896">
            <text:p>0.1109</text:p>
          </table:table-cell>
          <table:table-cell table:style-name="ce27" office:value-type="float" office:value="0.0583590476215695">
            <text:p>0.0584</text:p>
          </table:table-cell>
          <table:table-cell table:style-name="ce27" office:value-type="float" office:value="0.203382468081545">
            <text:p>0.2034</text:p>
          </table:table-cell>
          <table:table-cell table:style-name="ce27" office:value-type="float" office:value="0.445781444127549">
            <text:p>0.4458</text:p>
          </table:table-cell>
          <table:table-cell table:style-name="ce27" office:value-type="float" office:value="0.36028874690342">
            <text:p>0.3603</text:p>
          </table:table-cell>
          <table:table-cell table:style-name="ce35" office:value-type="float" office:value="0.920550018074625">
            <text:p>0.9206</text:p>
          </table:table-cell>
          <table:table-cell table:style-name="ce27" office:value-type="float" office:value="0.548075994986978">
            <text:p>0.5481</text:p>
          </table:table-cell>
          <table:table-cell table:style-name="ce27" office:value-type="float" office:value="0.346541220737283">
            <text:p>0.3465</text:p>
          </table:table-cell>
          <table:table-cell table:style-name="ce27" office:value-type="float" office:value="0.6621592399831">
            <text:p>0.6622</text:p>
          </table:table-cell>
          <table:table-cell table:style-name="ce35" office:value-type="float" office:value="0.315678558061616">
            <text:p>0.3157</text:p>
          </table:table-cell>
          <table:table-cell table:style-name="ce27" office:value-type="float" office:value="0.280810423172189">
            <text:p>0.2808</text:p>
          </table:table-cell>
          <table:table-cell table:style-name="ce27" office:value-type="float" office:value="0.0683925197333258">
            <text:p>0.0684</text:p>
          </table:table-cell>
          <table:table-cell table:style-name="ce27" office:value-type="float" office:value="0.524766112270277">
            <text:p>0.5248</text:p>
          </table:table-cell>
          <table:table-cell table:style-name="ce27" office:value-type="float" office:value="0.460799083865199">
            <text:p>0.4608</text:p>
          </table:table-cell>
          <table:table-cell table:style-name="ce35" office:value-type="float" office:value="0.217148874656506">
            <text:p>0.2171</text:p>
          </table:table-cell>
          <table:table-cell table:style-name="ce27" office:value-type="float" office:value="0.317962677372791">
            <text:p>0.3180</text:p>
          </table:table-cell>
          <table:table-cell table:style-name="ce27" office:value-type="float" office:value="0.111110668723488">
            <text:p>0.1111</text:p>
          </table:table-cell>
          <table:table-cell table:style-name="ce27" office:value-type="float" office:value="0.639261265883764">
            <text:p>0.6393</text:p>
          </table:table-cell>
          <table:table-cell table:style-name="ce35" office:value-type="float" office:value="0.222306907552195">
            <text:p>0.2223</text:p>
          </table:table-cell>
          <table:table-cell table:style-name="ce27" office:value-type="float" office:value="0.0822991403557694">
            <text:p>0.0823</text:p>
          </table:table-cell>
          <table:table-cell table:style-name="ce27" office:value-type="float" office:value="0.393485398771839">
            <text:p>0.3935</text:p>
          </table:table-cell>
          <table:table-cell table:style-name="ce27" office:value-type="float" office:value="0.368195047685714">
            <text:p>0.3682</text:p>
          </table:table-cell>
          <table:table-cell table:style-name="ce35" office:value-type="float" office:value="0.143078360619399">
            <text:p>0.1431</text:p>
          </table:table-cell>
          <table:table-cell/>
          <table:table-cell table:formula="of:=MIN([.F12:.K12];[.M12:.AV12])" office:value-type="float" office:value="0.0111197331897599">
            <text:p>0.0111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8">
            <text:p>8</text:p>
          </table:table-cell>
          <table:covered-table-cell table:style-name="ce20"/>
          <table:table-cell table:style-name="ce23" table:formula="of:=[.M5]" office:value-type="string" office:string-value="cone">
            <text:p>cone</text:p>
          </table:table-cell>
          <table:table-cell table:style-name="ce29" office:value-type="float" office:value="0.339031104622516">
            <text:p>0.3390</text:p>
          </table:table-cell>
          <table:table-cell table:style-name="ce29" office:value-type="float" office:value="0.283292148812064">
            <text:p>0.2833</text:p>
          </table:table-cell>
          <table:table-cell table:style-name="ce29" office:value-type="float" office:value="0.516505659583009">
            <text:p>0.5165</text:p>
          </table:table-cell>
          <table:table-cell table:style-name="ce29" office:value-type="float" office:value="0.201870686692425">
            <text:p>0.2019</text:p>
          </table:table-cell>
          <table:table-cell table:style-name="ce29" office:value-type="float" office:value="0.914164880123333">
            <text:p>0.9142</text:p>
          </table:table-cell>
          <table:table-cell table:style-name="ce29" office:value-type="float" office:value="0.43186453881798">
            <text:p>0.4319</text:p>
          </table:table-cell>
          <table:table-cell table:style-name="ce29" office:value-type="float" office:value="0.621813752792381">
            <text:p>0.6218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567831289479355">
            <text:p>0.5678</text:p>
          </table:table-cell>
          <table:table-cell table:style-name="ce36" office:value-type="float" office:value="0.0910048284764692">
            <text:p>0.0910</text:p>
          </table:table-cell>
          <table:table-cell table:style-name="ce38" office:value-type="float" office:value="0.312880276565331">
            <text:p>0.3129</text:p>
          </table:table-cell>
          <table:table-cell table:style-name="ce38" office:value-type="float" office:value="0.441485510723047">
            <text:p>0.4415</text:p>
          </table:table-cell>
          <table:table-cell table:style-name="ce38" office:value-type="float" office:value="0.476103013134439">
            <text:p>0.4761</text:p>
          </table:table-cell>
          <table:table-cell table:style-name="ce38" office:value-type="float" office:value="0.369164735762862">
            <text:p>0.3692</text:p>
          </table:table-cell>
          <table:table-cell table:style-name="ce36" office:value-type="float" office:value="0.3030156833541">
            <text:p>0.3030</text:p>
          </table:table-cell>
          <table:table-cell table:style-name="ce38" office:value-type="float" office:value="0.438232519053466">
            <text:p>0.4382</text:p>
          </table:table-cell>
          <table:table-cell table:style-name="ce38" office:value-type="float" office:value="0.509846836036118">
            <text:p>0.5098</text:p>
          </table:table-cell>
          <table:table-cell table:style-name="ce38" office:value-type="float" office:value="0.303994434666999">
            <text:p>0.3040</text:p>
          </table:table-cell>
          <table:table-cell table:style-name="ce38" office:value-type="float" office:value="0.296191882800976">
            <text:p>0.2962</text:p>
          </table:table-cell>
          <table:table-cell table:style-name="ce38" office:value-type="float" office:value="0.402735088223248">
            <text:p>0.4027</text:p>
          </table:table-cell>
          <table:table-cell table:style-name="ce36" office:value-type="float" office:value="0.580619150493739">
            <text:p>0.5806</text:p>
          </table:table-cell>
          <table:table-cell table:style-name="ce38" office:value-type="float" office:value="0.508416589306337">
            <text:p>0.5084</text:p>
          </table:table-cell>
          <table:table-cell table:style-name="ce38" office:value-type="float" office:value="0.583339283828435">
            <text:p>0.5833</text:p>
          </table:table-cell>
          <table:table-cell table:style-name="ce38" office:value-type="float" office:value="0.500994959686047">
            <text:p>0.5010</text:p>
          </table:table-cell>
          <table:table-cell table:style-name="ce38" office:value-type="float" office:value="0.439220739505773">
            <text:p>0.4392</text:p>
          </table:table-cell>
          <table:table-cell table:style-name="ce36" office:value-type="float" office:value="0.384006048810959">
            <text:p>0.3840</text:p>
          </table:table-cell>
          <table:table-cell table:style-name="ce38" office:value-type="float" office:value="0.384729966921747">
            <text:p>0.3847</text:p>
          </table:table-cell>
          <table:table-cell table:style-name="ce38" office:value-type="float" office:value="0.369869381640726">
            <text:p>0.3699</text:p>
          </table:table-cell>
          <table:table-cell table:style-name="ce38" office:value-type="float" office:value="0.486997099074464">
            <text:p>0.4870</text:p>
          </table:table-cell>
          <table:table-cell table:style-name="ce36" office:value-type="float" office:value="0.211213777665642">
            <text:p>0.2112</text:p>
          </table:table-cell>
          <table:table-cell table:style-name="ce38" office:value-type="float" office:value="0.278862149152524">
            <text:p>0.2789</text:p>
          </table:table-cell>
          <table:table-cell table:style-name="ce38" office:value-type="float" office:value="0.454397271037364">
            <text:p>0.4544</text:p>
          </table:table-cell>
          <table:table-cell table:style-name="ce38" office:value-type="float" office:value="0.488228234051391">
            <text:p>0.4882</text:p>
          </table:table-cell>
          <table:table-cell table:style-name="ce38" office:value-type="float" office:value="0.445352605973351">
            <text:p>0.4454</text:p>
          </table:table-cell>
          <table:table-cell table:style-name="ce36" office:value-type="float" office:value="0.305415826862893">
            <text:p>0.3054</text:p>
          </table:table-cell>
          <table:table-cell table:style-name="ce38" office:value-type="float" office:value="0.493901655395157">
            <text:p>0.4939</text:p>
          </table:table-cell>
          <table:table-cell table:style-name="ce38" office:value-type="float" office:value="0.610806097808222">
            <text:p>0.6108</text:p>
          </table:table-cell>
          <table:table-cell table:style-name="ce38" office:value-type="float" office:value="0.366724644750594">
            <text:p>0.3667</text:p>
          </table:table-cell>
          <table:table-cell table:style-name="ce36" office:value-type="float" office:value="0.400113647301186">
            <text:p>0.4001</text:p>
          </table:table-cell>
          <table:table-cell table:style-name="ce38" office:value-type="float" office:value="0.481634596481844">
            <text:p>0.4816</text:p>
          </table:table-cell>
          <table:table-cell table:style-name="ce38" office:value-type="float" office:value="0.380714325449268">
            <text:p>0.3807</text:p>
          </table:table-cell>
          <table:table-cell table:style-name="ce38" office:value-type="float" office:value="0.384990386821249">
            <text:p>0.3850</text:p>
          </table:table-cell>
          <table:table-cell table:style-name="ce36" office:value-type="float" office:value="0.35502255013438">
            <text:p>0.3550</text:p>
          </table:table-cell>
          <table:table-cell/>
          <table:table-cell table:formula="of:=MIN([.F13:.L13];[.N13:.AV13])" office:value-type="float" office:value="0.0910048284764692">
            <text:p>0.091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9">
            <text:p>9</text:p>
          </table:table-cell>
          <table:table-cell table:style-name="ce19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7" office:value-type="float" office:value="0.415618965257344">
            <text:p>0.4156</text:p>
          </table:table-cell>
          <table:table-cell table:style-name="ce27" office:value-type="float" office:value="0.318246513804643">
            <text:p>0.3182</text:p>
          </table:table-cell>
          <table:table-cell table:style-name="ce27" office:value-type="float" office:value="0.509137633983624">
            <text:p>0.5091</text:p>
          </table:table-cell>
          <table:table-cell table:style-name="ce27" office:value-type="float" office:value="0.361360455813151">
            <text:p>0.3614</text:p>
          </table:table-cell>
          <table:table-cell table:style-name="ce27" office:value-type="float" office:value="0.770439416064021">
            <text:p>0.7704</text:p>
          </table:table-cell>
          <table:table-cell table:style-name="ce27" office:value-type="float" office:value="0.262994569039461">
            <text:p>0.2630</text:p>
          </table:table-cell>
          <table:table-cell table:style-name="ce27" office:value-type="float" office:value="0.0111197331897599">
            <text:p>0.0111</text:p>
          </table:table-cell>
          <table:table-cell table:style-name="ce27" office:value-type="float" office:value="0.567831289479355">
            <text:p>0.5678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64573888594008">
            <text:p>0.6457</text:p>
          </table:table-cell>
          <table:table-cell table:style-name="ce27" office:value-type="float" office:value="0.528462895960698">
            <text:p>0.5285</text:p>
          </table:table-cell>
          <table:table-cell table:style-name="ce27" office:value-type="float" office:value="0.0859967258340861">
            <text:p>0.0860</text:p>
          </table:table-cell>
          <table:table-cell table:style-name="ce27" office:value-type="float" office:value="0.706738826475167">
            <text:p>0.7067</text:p>
          </table:table-cell>
          <table:table-cell table:style-name="ce27" office:value-type="float" office:value="0.243047734120584">
            <text:p>0.2430</text:p>
          </table:table-cell>
          <table:table-cell table:style-name="ce35" office:value-type="float" office:value="0.0642058139526513">
            <text:p>0.0642</text:p>
          </table:table-cell>
          <table:table-cell table:style-name="ce27" office:value-type="float" office:value="0.134275960619535">
            <text:p>0.1343</text:p>
          </table:table-cell>
          <table:table-cell table:style-name="ce27" office:value-type="float" office:value="0.0513395029919043">
            <text:p>0.0513</text:p>
          </table:table-cell>
          <table:table-cell table:style-name="ce27" office:value-type="float" office:value="0.253376584529795">
            <text:p>0.2534</text:p>
          </table:table-cell>
          <table:table-cell table:style-name="ce27" office:value-type="float" office:value="0.242862458492467">
            <text:p>0.2429</text:p>
          </table:table-cell>
          <table:table-cell table:style-name="ce27" office:value-type="float" office:value="0.847226036387093">
            <text:p>0.8472</text:p>
          </table:table-cell>
          <table:table-cell table:style-name="ce35" office:value-type="float" office:value="0.0810777790835526">
            <text:p>0.0811</text:p>
          </table:table-cell>
          <table:table-cell table:style-name="ce27" office:value-type="float" office:value="0.0622101316575828">
            <text:p>0.0622</text:p>
          </table:table-cell>
          <table:table-cell table:style-name="ce27" office:value-type="float" office:value="0.252440006744298">
            <text:p>0.2524</text:p>
          </table:table-cell>
          <table:table-cell table:style-name="ce27" office:value-type="float" office:value="0.457394559818229">
            <text:p>0.4574</text:p>
          </table:table-cell>
          <table:table-cell table:style-name="ce27" office:value-type="float" office:value="0.351897789453274">
            <text:p>0.3519</text:p>
          </table:table-cell>
          <table:table-cell table:style-name="ce35" office:value-type="float" office:value="0.926322297316811">
            <text:p>0.9263</text:p>
          </table:table-cell>
          <table:table-cell table:style-name="ce27" office:value-type="float" office:value="0.511956180963808">
            <text:p>0.5120</text:p>
          </table:table-cell>
          <table:table-cell table:style-name="ce27" office:value-type="float" office:value="0.321114393563103">
            <text:p>0.3211</text:p>
          </table:table-cell>
          <table:table-cell table:style-name="ce27" office:value-type="float" office:value="0.670992656553705">
            <text:p>0.6710</text:p>
          </table:table-cell>
          <table:table-cell table:style-name="ce35" office:value-type="float" office:value="0.308292221173741">
            <text:p>0.3083</text:p>
          </table:table-cell>
          <table:table-cell table:style-name="ce27" office:value-type="float" office:value="0.243881975784028">
            <text:p>0.2439</text:p>
          </table:table-cell>
          <table:table-cell table:style-name="ce27" office:value-type="float" office:value="0.0657027691916623">
            <text:p>0.0657</text:p>
          </table:table-cell>
          <table:table-cell table:style-name="ce27" office:value-type="float" office:value="0.530197771139918">
            <text:p>0.5302</text:p>
          </table:table-cell>
          <table:table-cell table:style-name="ce27" office:value-type="float" office:value="0.451292704659651">
            <text:p>0.4513</text:p>
          </table:table-cell>
          <table:table-cell table:style-name="ce35" office:value-type="float" office:value="0.202540114533112">
            <text:p>0.2025</text:p>
          </table:table-cell>
          <table:table-cell table:style-name="ce27" office:value-type="float" office:value="0.346122540919756">
            <text:p>0.3461</text:p>
          </table:table-cell>
          <table:table-cell table:style-name="ce27" office:value-type="float" office:value="0.167361920498425">
            <text:p>0.1674</text:p>
          </table:table-cell>
          <table:table-cell table:style-name="ce27" office:value-type="float" office:value="0.576319847513019">
            <text:p>0.5763</text:p>
          </table:table-cell>
          <table:table-cell table:style-name="ce35" office:value-type="float" office:value="0.223248151642402">
            <text:p>0.2232</text:p>
          </table:table-cell>
          <table:table-cell table:style-name="ce27" office:value-type="float" office:value="0.117332444621697">
            <text:p>0.1173</text:p>
          </table:table-cell>
          <table:table-cell table:style-name="ce27" office:value-type="float" office:value="0.394391038557242">
            <text:p>0.3944</text:p>
          </table:table-cell>
          <table:table-cell table:style-name="ce27" office:value-type="float" office:value="0.351312483350356">
            <text:p>0.3513</text:p>
          </table:table-cell>
          <table:table-cell table:style-name="ce35" office:value-type="float" office:value="0.147971066084">
            <text:p>0.1480</text:p>
          </table:table-cell>
          <table:table-cell/>
          <table:table-cell table:formula="of:=MIN([.F14:.M14];[.O14:.AV14])" office:value-type="float" office:value="0.0111197331897599">
            <text:p>0.0111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10">
            <text:p>10</text:p>
          </table:table-cell>
          <table:covered-table-cell table:style-name="ce20"/>
          <table:table-cell table:style-name="ce23" table:formula="of:=[.O5]" office:value-type="string" office:string-value="cone">
            <text:p>cone</text:p>
          </table:table-cell>
          <table:table-cell table:style-name="ce29" office:value-type="float" office:value="0.474729491735444">
            <text:p>0.4747</text:p>
          </table:table-cell>
          <table:table-cell table:style-name="ce29" office:value-type="float" office:value="0.375317407332713">
            <text:p>0.3753</text:p>
          </table:table-cell>
          <table:table-cell table:style-name="ce29" office:value-type="float" office:value="0.595348525734507">
            <text:p>0.5953</text:p>
          </table:table-cell>
          <table:table-cell table:style-name="ce29" office:value-type="float" office:value="0.312850191373914">
            <text:p>0.3129</text:p>
          </table:table-cell>
          <table:table-cell table:style-name="ce29" office:value-type="float" office:value="0.944887559780741">
            <text:p>0.9449</text:p>
          </table:table-cell>
          <table:table-cell table:style-name="ce29" office:value-type="float" office:value="0.480904266897184">
            <text:p>0.4809</text:p>
          </table:table-cell>
          <table:table-cell table:style-name="ce29" office:value-type="float" office:value="0.698532330367787">
            <text:p>0.6985</text:p>
          </table:table-cell>
          <table:table-cell table:style-name="ce29" office:value-type="float" office:value="0.0910048284764692">
            <text:p>0.0910</text:p>
          </table:table-cell>
          <table:table-cell table:style-name="ce29" office:value-type="float" office:value="0.64573888594008">
            <text:p>0.6457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422965877381019">
            <text:p>0.4230</text:p>
          </table:table-cell>
          <table:table-cell table:style-name="ce38" office:value-type="float" office:value="0.53062569514077">
            <text:p>0.5306</text:p>
          </table:table-cell>
          <table:table-cell table:style-name="ce38" office:value-type="float" office:value="0.490584952474956">
            <text:p>0.4906</text:p>
          </table:table-cell>
          <table:table-cell table:style-name="ce38" office:value-type="float" office:value="0.432783882912162">
            <text:p>0.4328</text:p>
          </table:table-cell>
          <table:table-cell table:style-name="ce36" office:value-type="float" office:value="0.387600648642541">
            <text:p>0.3876</text:p>
          </table:table-cell>
          <table:table-cell table:style-name="ce38" office:value-type="float" office:value="0.528595003108709">
            <text:p>0.5286</text:p>
          </table:table-cell>
          <table:table-cell table:style-name="ce38" office:value-type="float" office:value="0.572473887918862">
            <text:p>0.5725</text:p>
          </table:table-cell>
          <table:table-cell table:style-name="ce38" office:value-type="float" office:value="0.378957597795906">
            <text:p>0.3790</text:p>
          </table:table-cell>
          <table:table-cell table:style-name="ce38" office:value-type="float" office:value="0.393723038836152">
            <text:p>0.3937</text:p>
          </table:table-cell>
          <table:table-cell table:style-name="ce38" office:value-type="float" office:value="0.448724830425168">
            <text:p>0.4487</text:p>
          </table:table-cell>
          <table:table-cell table:style-name="ce36" office:value-type="float" office:value="0.710976338273998">
            <text:p>0.7110</text:p>
          </table:table-cell>
          <table:table-cell table:style-name="ce38" office:value-type="float" office:value="0.605493918325052">
            <text:p>0.6055</text:p>
          </table:table-cell>
          <table:table-cell table:style-name="ce38" office:value-type="float" office:value="0.649896935929095">
            <text:p>0.6499</text:p>
          </table:table-cell>
          <table:table-cell table:style-name="ce38" office:value-type="float" office:value="0.575272777234169">
            <text:p>0.5753</text:p>
          </table:table-cell>
          <table:table-cell table:style-name="ce38" office:value-type="float" office:value="0.516469186943752">
            <text:p>0.5165</text:p>
          </table:table-cell>
          <table:table-cell table:style-name="ce36" office:value-type="float" office:value="0.269775730861229">
            <text:p>0.2698</text:p>
          </table:table-cell>
          <table:table-cell table:style-name="ce38" office:value-type="float" office:value="0.480592773242023">
            <text:p>0.4806</text:p>
          </table:table-cell>
          <table:table-cell table:style-name="ce38" office:value-type="float" office:value="0.478215350217897">
            <text:p>0.4782</text:p>
          </table:table-cell>
          <table:table-cell table:style-name="ce38" office:value-type="float" office:value="0.50970147092382">
            <text:p>0.5097</text:p>
          </table:table-cell>
          <table:table-cell table:style-name="ce36" office:value-type="float" office:value="0.322117803765566">
            <text:p>0.3221</text:p>
          </table:table-cell>
          <table:table-cell table:style-name="ce38" office:value-type="float" office:value="0.381572918873639">
            <text:p>0.3816</text:p>
          </table:table-cell>
          <table:table-cell table:style-name="ce38" office:value-type="float" office:value="0.512888038271819">
            <text:p>0.5129</text:p>
          </table:table-cell>
          <table:table-cell table:style-name="ce38" office:value-type="float" office:value="0.473708191861237">
            <text:p>0.4737</text:p>
          </table:table-cell>
          <table:table-cell table:style-name="ce38" office:value-type="float" office:value="0.486967131460907">
            <text:p>0.4870</text:p>
          </table:table-cell>
          <table:table-cell table:style-name="ce36" office:value-type="float" office:value="0.379284316387348">
            <text:p>0.3793</text:p>
          </table:table-cell>
          <table:table-cell table:style-name="ce38" office:value-type="float" office:value="0.498401137480612">
            <text:p>0.4984</text:p>
          </table:table-cell>
          <table:table-cell table:style-name="ce38" office:value-type="float" office:value="0.648734429524669">
            <text:p>0.6487</text:p>
          </table:table-cell>
          <table:table-cell table:style-name="ce38" office:value-type="float" office:value="0.468147257560013">
            <text:p>0.4681</text:p>
          </table:table-cell>
          <table:table-cell table:style-name="ce36" office:value-type="float" office:value="0.471301060726672">
            <text:p>0.4713</text:p>
          </table:table-cell>
          <table:table-cell table:style-name="ce38" office:value-type="float" office:value="0.572485430886427">
            <text:p>0.5725</text:p>
          </table:table-cell>
          <table:table-cell table:style-name="ce38" office:value-type="float" office:value="0.485283033988028">
            <text:p>0.4853</text:p>
          </table:table-cell>
          <table:table-cell table:style-name="ce38" office:value-type="float" office:value="0.472237625187202">
            <text:p>0.4722</text:p>
          </table:table-cell>
          <table:table-cell table:style-name="ce36" office:value-type="float" office:value="0.430956129089061">
            <text:p>0.4310</text:p>
          </table:table-cell>
          <table:table-cell/>
          <table:table-cell table:formula="of:=MIN([.F15:.N15];[.P15:.AV15])" office:value-type="float" office:value="0.0910048284764692">
            <text:p>0.091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1">
            <text:p>11</text:p>
          </table:table-cell>
          <table:table-cell table:style-name="ce19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7" office:value-type="float" office:value="0.227500146749157">
            <text:p>0.2275</text:p>
          </table:table-cell>
          <table:table-cell table:style-name="ce27" office:value-type="float" office:value="0.246310576279159">
            <text:p>0.2463</text:p>
          </table:table-cell>
          <table:table-cell table:style-name="ce27" office:value-type="float" office:value="0.199999778071599">
            <text:p>0.2000</text:p>
          </table:table-cell>
          <table:table-cell table:style-name="ce27" office:value-type="float" office:value="0.456562372475953">
            <text:p>0.4566</text:p>
          </table:table-cell>
          <table:table-cell table:style-name="ce27" office:value-type="float" office:value="0.350106131241846">
            <text:p>0.3501</text:p>
          </table:table-cell>
          <table:table-cell table:style-name="ce27" office:value-type="float" office:value="0.324316686375023">
            <text:p>0.3243</text:p>
          </table:table-cell>
          <table:table-cell table:style-name="ce27" office:value-type="float" office:value="0.552251525640389">
            <text:p>0.5523</text:p>
          </table:table-cell>
          <table:table-cell table:style-name="ce27" office:value-type="float" office:value="0.312880276565331">
            <text:p>0.3129</text:p>
          </table:table-cell>
          <table:table-cell table:style-name="ce27" office:value-type="float" office:value="0.528462895960698">
            <text:p>0.5285</text:p>
          </table:table-cell>
          <table:table-cell table:style-name="ce27" office:value-type="float" office:value="0.422965877381019">
            <text:p>0.423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392955279345397">
            <text:p>0.3930</text:p>
          </table:table-cell>
          <table:table-cell table:style-name="ce27" office:value-type="float" office:value="0.487533430940299">
            <text:p>0.4875</text:p>
          </table:table-cell>
          <table:table-cell table:style-name="ce27" office:value-type="float" office:value="0.313174726312159">
            <text:p>0.3132</text:p>
          </table:table-cell>
          <table:table-cell table:style-name="ce35" office:value-type="float" office:value="0.299292572944977">
            <text:p>0.2993</text:p>
          </table:table-cell>
          <table:table-cell table:style-name="ce27" office:value-type="float" office:value="0.355623572380958">
            <text:p>0.3556</text:p>
          </table:table-cell>
          <table:table-cell table:style-name="ce27" office:value-type="float" office:value="0.486037303068961">
            <text:p>0.4860</text:p>
          </table:table-cell>
          <table:table-cell table:style-name="ce27" office:value-type="float" office:value="0.240803738011517">
            <text:p>0.2408</text:p>
          </table:table-cell>
          <table:table-cell table:style-name="ce27" office:value-type="float" office:value="0.268491785688206">
            <text:p>0.2685</text:p>
          </table:table-cell>
          <table:table-cell table:style-name="ce27" office:value-type="float" office:value="0.730604237994971">
            <text:p>0.7306</text:p>
          </table:table-cell>
          <table:table-cell table:style-name="ce35" office:value-type="float" office:value="0.564750024688908">
            <text:p>0.5648</text:p>
          </table:table-cell>
          <table:table-cell table:style-name="ce27" office:value-type="float" office:value="0.503111403787415">
            <text:p>0.5031</text:p>
          </table:table-cell>
          <table:table-cell table:style-name="ce27" office:value-type="float" office:value="0.568255094294609">
            <text:p>0.5683</text:p>
          </table:table-cell>
          <table:table-cell table:style-name="ce27" office:value-type="float" office:value="0.397438648170185">
            <text:p>0.3974</text:p>
          </table:table-cell>
          <table:table-cell table:style-name="ce27" office:value-type="float" office:value="0.295007361766586">
            <text:p>0.2950</text:p>
          </table:table-cell>
          <table:table-cell table:style-name="ce35" office:value-type="float" office:value="0.675339600763517">
            <text:p>0.6753</text:p>
          </table:table-cell>
          <table:table-cell table:style-name="ce27" office:value-type="float" office:value="0.353832579705701">
            <text:p>0.3538</text:p>
          </table:table-cell>
          <table:table-cell table:style-name="ce27" office:value-type="float" office:value="0.261791088085649">
            <text:p>0.2618</text:p>
          </table:table-cell>
          <table:table-cell table:style-name="ce27" office:value-type="float" office:value="0.347204196361813">
            <text:p>0.3472</text:p>
          </table:table-cell>
          <table:table-cell table:style-name="ce35" office:value-type="float" office:value="0.40814671708677">
            <text:p>0.4081</text:p>
          </table:table-cell>
          <table:table-cell table:style-name="ce27" office:value-type="float" office:value="0.248188048934496">
            <text:p>0.2482</text:p>
          </table:table-cell>
          <table:table-cell table:style-name="ce27" office:value-type="float" office:value="0.406555246604442">
            <text:p>0.4066</text:p>
          </table:table-cell>
          <table:table-cell table:style-name="ce27" office:value-type="float" office:value="0.422007003401213">
            <text:p>0.4220</text:p>
          </table:table-cell>
          <table:table-cell table:style-name="ce27" office:value-type="float" office:value="0.364130628967527">
            <text:p>0.3641</text:p>
          </table:table-cell>
          <table:table-cell table:style-name="ce35" office:value-type="float" office:value="0.261002675223176">
            <text:p>0.2610</text:p>
          </table:table-cell>
          <table:table-cell table:style-name="ce27" office:value-type="float" office:value="0.390980451078021">
            <text:p>0.3910</text:p>
          </table:table-cell>
          <table:table-cell table:style-name="ce27" office:value-type="float" office:value="0.457702196079107">
            <text:p>0.4577</text:p>
          </table:table-cell>
          <table:table-cell table:style-name="ce27" office:value-type="float" office:value="0.344936785451939">
            <text:p>0.3449</text:p>
          </table:table-cell>
          <table:table-cell table:style-name="ce35" office:value-type="float" office:value="0.305676596069421">
            <text:p>0.3057</text:p>
          </table:table-cell>
          <table:table-cell table:style-name="ce27" office:value-type="float" office:value="0.449186582596234">
            <text:p>0.4492</text:p>
          </table:table-cell>
          <table:table-cell table:style-name="ce27" office:value-type="float" office:value="0.178068026319503">
            <text:p>0.1781</text:p>
          </table:table-cell>
          <table:table-cell table:style-name="ce27" office:value-type="float" office:value="0.271997673069785">
            <text:p>0.2720</text:p>
          </table:table-cell>
          <table:table-cell table:style-name="ce35" office:value-type="float" office:value="0.274592881854289">
            <text:p>0.2746</text:p>
          </table:table-cell>
          <table:table-cell/>
          <table:table-cell table:formula="of:=MIN([.F16:.O16];[.Q16:.AV16])" office:value-type="float" office:value="0.178068026319503">
            <text:p>0.178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2">
            <text:p>12</text:p>
          </table:table-cell>
          <table:covered-table-cell table:style-name="ce9"/>
          <table:table-cell table:style-name="ce22" table:formula="of:=[.Q5]" office:value-type="string" office:string-value="bag-shop">
            <text:p>bag-shop</text:p>
          </table:table-cell>
          <table:table-cell table:style-name="ce28" office:value-type="float" office:value="0.224817857051441">
            <text:p>0.2248</text:p>
          </table:table-cell>
          <table:table-cell table:style-name="ce28" office:value-type="float" office:value="0.164268465442423">
            <text:p>0.1643</text:p>
          </table:table-cell>
          <table:table-cell table:style-name="ce28" office:value-type="float" office:value="0.327644617124291">
            <text:p>0.3276</text:p>
          </table:table-cell>
          <table:table-cell table:style-name="ce28" office:value-type="float" office:value="0.366866658560374">
            <text:p>0.3669</text:p>
          </table:table-cell>
          <table:table-cell table:style-name="ce28" office:value-type="float" office:value="0.709552886748382">
            <text:p>0.7096</text:p>
          </table:table-cell>
          <table:table-cell table:style-name="ce28" office:value-type="float" office:value="0.131945681108664">
            <text:p>0.1319</text:p>
          </table:table-cell>
          <table:table-cell table:style-name="ce28" office:value-type="float" office:value="0.0958890277074985">
            <text:p>0.0959</text:p>
          </table:table-cell>
          <table:table-cell table:style-name="ce28" office:value-type="float" office:value="0.441485510723047">
            <text:p>0.4415</text:p>
          </table:table-cell>
          <table:table-cell table:style-name="ce28" office:value-type="float" office:value="0.0859967258340861">
            <text:p>0.0860</text:p>
          </table:table-cell>
          <table:table-cell table:style-name="ce28" office:value-type="float" office:value="0.53062569514077">
            <text:p>0.5306</text:p>
          </table:table-cell>
          <table:table-cell table:style-name="ce28" office:value-type="float" office:value="0.392955279345397">
            <text:p>0.3930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686773315954987">
            <text:p>0.6868</text:p>
          </table:table-cell>
          <table:table-cell table:style-name="ce28" office:value-type="float" office:value="0.115701397990703">
            <text:p>0.1157</text:p>
          </table:table-cell>
          <table:table-cell table:style-name="ce36" office:value-type="float" office:value="0.0772690968412227">
            <text:p>0.0773</text:p>
          </table:table-cell>
          <table:table-cell table:style-name="ce28" office:value-type="float" office:value="0.115903518465615">
            <text:p>0.1159</text:p>
          </table:table-cell>
          <table:table-cell table:style-name="ce28" office:value-type="float" office:value="0.150376450608505">
            <text:p>0.1504</text:p>
          </table:table-cell>
          <table:table-cell table:style-name="ce28" office:value-type="float" office:value="0.217796631154659">
            <text:p>0.2178</text:p>
          </table:table-cell>
          <table:table-cell table:style-name="ce28" office:value-type="float" office:value="0.111450789288722">
            <text:p>0.1115</text:p>
          </table:table-cell>
          <table:table-cell table:style-name="ce28" office:value-type="float" office:value="0.856044148059544">
            <text:p>0.8560</text:p>
          </table:table-cell>
          <table:table-cell table:style-name="ce36" office:value-type="float" office:value="0.186095216776951">
            <text:p>0.1861</text:p>
          </table:table-cell>
          <table:table-cell table:style-name="ce28" office:value-type="float" office:value="0.0427375331255689">
            <text:p>0.0427</text:p>
          </table:table-cell>
          <table:table-cell table:style-name="ce28" office:value-type="float" office:value="0.15494390797293">
            <text:p>0.1549</text:p>
          </table:table-cell>
          <table:table-cell table:style-name="ce28" office:value-type="float" office:value="0.195035006443179">
            <text:p>0.1950</text:p>
          </table:table-cell>
          <table:table-cell table:style-name="ce28" office:value-type="float" office:value="0.179979584462287">
            <text:p>0.1800</text:p>
          </table:table-cell>
          <table:table-cell table:style-name="ce36" office:value-type="float" office:value="0.904205990366422">
            <text:p>0.9042</text:p>
          </table:table-cell>
          <table:table-cell table:style-name="ce28" office:value-type="float" office:value="0.268514083833969">
            <text:p>0.2685</text:p>
          </table:table-cell>
          <table:table-cell table:style-name="ce28" office:value-type="float" office:value="0.288498886419748">
            <text:p>0.2885</text:p>
          </table:table-cell>
          <table:table-cell table:style-name="ce28" office:value-type="float" office:value="0.640214045232027">
            <text:p>0.6402</text:p>
          </table:table-cell>
          <table:table-cell table:style-name="ce36" office:value-type="float" office:value="0.302057595881844">
            <text:p>0.3021</text:p>
          </table:table-cell>
          <table:table-cell table:style-name="ce28" office:value-type="float" office:value="0.121375207737654">
            <text:p>0.1214</text:p>
          </table:table-cell>
          <table:table-cell table:style-name="ce28" office:value-type="float" office:value="0.058088048423474">
            <text:p>0.0581</text:p>
          </table:table-cell>
          <table:table-cell table:style-name="ce28" office:value-type="float" office:value="0.495450888076666">
            <text:p>0.4955</text:p>
          </table:table-cell>
          <table:table-cell table:style-name="ce28" office:value-type="float" office:value="0.424016203450655">
            <text:p>0.4240</text:p>
          </table:table-cell>
          <table:table-cell table:style-name="ce36" office:value-type="float" office:value="0.0760754609320621">
            <text:p>0.0761</text:p>
          </table:table-cell>
          <table:table-cell table:style-name="ce28" office:value-type="float" office:value="0.335437988533795">
            <text:p>0.3354</text:p>
          </table:table-cell>
          <table:table-cell table:style-name="ce28" office:value-type="float" office:value="0.144079663652109">
            <text:p>0.1441</text:p>
          </table:table-cell>
          <table:table-cell table:style-name="ce28" office:value-type="float" office:value="0.344821416162577">
            <text:p>0.3448</text:p>
          </table:table-cell>
          <table:table-cell table:style-name="ce36" office:value-type="float" office:value="0.187710722499142">
            <text:p>0.1877</text:p>
          </table:table-cell>
          <table:table-cell table:style-name="ce28" office:value-type="float" office:value="0.0547616100295026">
            <text:p>0.0548</text:p>
          </table:table-cell>
          <table:table-cell table:style-name="ce28" office:value-type="float" office:value="0.187911216331676">
            <text:p>0.1879</text:p>
          </table:table-cell>
          <table:table-cell table:style-name="ce28" office:value-type="float" office:value="0.133622539318201">
            <text:p>0.1336</text:p>
          </table:table-cell>
          <table:table-cell table:style-name="ce36" office:value-type="float" office:value="0.114758625677488">
            <text:p>0.1148</text:p>
          </table:table-cell>
          <table:table-cell/>
          <table:table-cell table:formula="of:=MIN([.F17:.P17];[.R17:.AV17])" office:value-type="float" office:value="0.0427375331255689">
            <text:p>0.042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3">
            <text:p>13</text:p>
          </table:table-cell>
          <table:covered-table-cell table:style-name="ce9"/>
          <table:table-cell table:formula="of:=[.R5]" office:value-type="string" office:string-value="cone">
            <text:p>cone</text:p>
          </table:table-cell>
          <table:table-cell table:style-name="ce27" office:value-type="float" office:value="0.770899446191161">
            <text:p>0.7709</text:p>
          </table:table-cell>
          <table:table-cell table:style-name="ce27" office:value-type="float" office:value="0.491236645081645">
            <text:p>0.4912</text:p>
          </table:table-cell>
          <table:table-cell table:style-name="ce27" office:value-type="float" office:value="0.611690066296645">
            <text:p>0.6117</text:p>
          </table:table-cell>
          <table:table-cell table:style-name="ce27" office:value-type="float" office:value="0.461078693048171">
            <text:p>0.4611</text:p>
          </table:table-cell>
          <table:table-cell table:style-name="ce27" office:value-type="float" office:value="0.742268606411503">
            <text:p>0.7423</text:p>
          </table:table-cell>
          <table:table-cell table:style-name="ce27" office:value-type="float" office:value="0.436111833835019">
            <text:p>0.4361</text:p>
          </table:table-cell>
          <table:table-cell table:style-name="ce27" office:value-type="float" office:value="0.703488453847779">
            <text:p>0.7035</text:p>
          </table:table-cell>
          <table:table-cell table:style-name="ce27" office:value-type="float" office:value="0.476103013134439">
            <text:p>0.4761</text:p>
          </table:table-cell>
          <table:table-cell table:style-name="ce27" office:value-type="float" office:value="0.706738826475167">
            <text:p>0.7067</text:p>
          </table:table-cell>
          <table:table-cell table:style-name="ce27" office:value-type="float" office:value="0.490584952474956">
            <text:p>0.4906</text:p>
          </table:table-cell>
          <table:table-cell table:style-name="ce27" office:value-type="float" office:value="0.487533430940299">
            <text:p>0.4875</text:p>
          </table:table-cell>
          <table:table-cell table:style-name="ce27" office:value-type="float" office:value="0.686773315954987">
            <text:p>0.6868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447162836463969">
            <text:p>0.4472</text:p>
          </table:table-cell>
          <table:table-cell table:style-name="ce35" office:value-type="float" office:value="0.595516121783649">
            <text:p>0.5955</text:p>
          </table:table-cell>
          <table:table-cell table:style-name="ce27" office:value-type="float" office:value="0.485402598837437">
            <text:p>0.4854</text:p>
          </table:table-cell>
          <table:table-cell table:style-name="ce27" office:value-type="float" office:value="0.576763787031876">
            <text:p>0.5768</text:p>
          </table:table-cell>
          <table:table-cell table:style-name="ce27" office:value-type="float" office:value="0.354460756315472">
            <text:p>0.3545</text:p>
          </table:table-cell>
          <table:table-cell table:style-name="ce27" office:value-type="float" office:value="0.553996253878769">
            <text:p>0.5540</text:p>
          </table:table-cell>
          <table:table-cell table:style-name="ce27" office:value-type="float" office:value="0.397898431843945">
            <text:p>0.3979</text:p>
          </table:table-cell>
          <table:table-cell table:style-name="ce35" office:value-type="float" office:value="0.736386627784479">
            <text:p>0.7364</text:p>
          </table:table-cell>
          <table:table-cell table:style-name="ce27" office:value-type="float" office:value="0.710436207571331">
            <text:p>0.7104</text:p>
          </table:table-cell>
          <table:table-cell table:style-name="ce27" office:value-type="float" office:value="0.751132480845424">
            <text:p>0.7511</text:p>
          </table:table-cell>
          <table:table-cell table:style-name="ce27" office:value-type="float" office:value="0.825999695457123">
            <text:p>0.8260</text:p>
          </table:table-cell>
          <table:table-cell table:style-name="ce27" office:value-type="float" office:value="0.661520147681197">
            <text:p>0.6615</text:p>
          </table:table-cell>
          <table:table-cell table:style-name="ce35" office:value-type="float" office:value="0.320821872607298">
            <text:p>0.3208</text:p>
          </table:table-cell>
          <table:table-cell table:style-name="ce27" office:value-type="float" office:value="0.813214332355605">
            <text:p>0.8132</text:p>
          </table:table-cell>
          <table:table-cell table:style-name="ce27" office:value-type="float" office:value="0.196530846264978">
            <text:p>0.1965</text:p>
          </table:table-cell>
          <table:table-cell table:style-name="ce27" office:value-type="float" office:value="0.20086070738466">
            <text:p>0.2009</text:p>
          </table:table-cell>
          <table:table-cell table:style-name="ce35" office:value-type="float" office:value="0.436409996579509">
            <text:p>0.4364</text:p>
          </table:table-cell>
          <table:table-cell table:style-name="ce27" office:value-type="float" office:value="0.374471326532525">
            <text:p>0.3745</text:p>
          </table:table-cell>
          <table:table-cell table:style-name="ce27" office:value-type="float" office:value="0.61038927073578">
            <text:p>0.6104</text:p>
          </table:table-cell>
          <table:table-cell table:style-name="ce27" office:value-type="float" office:value="0.0690317738410603">
            <text:p>0.0690</text:p>
          </table:table-cell>
          <table:table-cell table:style-name="ce27" office:value-type="float" office:value="0.0995758870582455">
            <text:p>0.0996</text:p>
          </table:table-cell>
          <table:table-cell table:style-name="ce35" office:value-type="float" office:value="0.500688742335735">
            <text:p>0.5007</text:p>
          </table:table-cell>
          <table:table-cell table:style-name="ce27" office:value-type="float" office:value="0.0969838877490022">
            <text:p>0.0970</text:p>
          </table:table-cell>
          <table:table-cell table:style-name="ce27" office:value-type="float" office:value="0.580516538382126">
            <text:p>0.5805</text:p>
          </table:table-cell>
          <table:table-cell table:style-name="ce27" office:value-type="float" office:value="0.818135903664391">
            <text:p>0.8181</text:p>
          </table:table-cell>
          <table:table-cell table:style-name="ce35" office:value-type="float" office:value="0.331203977926464">
            <text:p>0.3312</text:p>
          </table:table-cell>
          <table:table-cell table:style-name="ce27" office:value-type="float" office:value="0.708321228282351">
            <text:p>0.7083</text:p>
          </table:table-cell>
          <table:table-cell table:style-name="ce27" office:value-type="float" office:value="0.529997985785261">
            <text:p>0.5300</text:p>
          </table:table-cell>
          <table:table-cell table:style-name="ce27" office:value-type="float" office:value="0.64250732915005">
            <text:p>0.6425</text:p>
          </table:table-cell>
          <table:table-cell table:style-name="ce35" office:value-type="float" office:value="0.365829772655223">
            <text:p>0.3658</text:p>
          </table:table-cell>
          <table:table-cell/>
          <table:table-cell table:formula="of:=MIN([.F18:.Q18];[.S18:.AV18])" office:value-type="float" office:value="0.0690317738410603">
            <text:p>0.069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3"/>
          <table:table-cell table:style-name="ce15" office:value-type="float" office:value="14">
            <text:p>14</text:p>
          </table:table-cell>
          <table:covered-table-cell table:style-name="ce9"/>
          <table:table-cell table:style-name="ce22" table:formula="of:=[.S5]" office:value-type="string" office:string-value="bag-book">
            <text:p>bag-book</text:p>
          </table:table-cell>
          <table:table-cell table:style-name="ce28" office:value-type="float" office:value="0.317603233079218">
            <text:p>0.3176</text:p>
          </table:table-cell>
          <table:table-cell table:style-name="ce28" office:value-type="float" office:value="0.109892974867404">
            <text:p>0.1099</text:p>
          </table:table-cell>
          <table:table-cell table:style-name="ce28" office:value-type="float" office:value="0.225295290061733">
            <text:p>0.2253</text:p>
          </table:table-cell>
          <table:table-cell table:style-name="ce28" office:value-type="float" office:value="0.337580879532006">
            <text:p>0.3376</text:p>
          </table:table-cell>
          <table:table-cell table:style-name="ce28" office:value-type="float" office:value="0.653922714173539">
            <text:p>0.6539</text:p>
          </table:table-cell>
          <table:table-cell table:style-name="ce28" office:value-type="float" office:value="0.0617473220922411">
            <text:p>0.0617</text:p>
          </table:table-cell>
          <table:table-cell table:style-name="ce28" office:value-type="float" office:value="0.248415098132863">
            <text:p>0.2484</text:p>
          </table:table-cell>
          <table:table-cell table:style-name="ce28" office:value-type="float" office:value="0.369164735762862">
            <text:p>0.3692</text:p>
          </table:table-cell>
          <table:table-cell table:style-name="ce28" office:value-type="float" office:value="0.243047734120584">
            <text:p>0.2430</text:p>
          </table:table-cell>
          <table:table-cell table:style-name="ce28" office:value-type="float" office:value="0.432783882912162">
            <text:p>0.4328</text:p>
          </table:table-cell>
          <table:table-cell table:style-name="ce28" office:value-type="float" office:value="0.313174726312159">
            <text:p>0.3132</text:p>
          </table:table-cell>
          <table:table-cell table:style-name="ce28" office:value-type="float" office:value="0.115701397990703">
            <text:p>0.1157</text:p>
          </table:table-cell>
          <table:table-cell table:style-name="ce28" office:value-type="float" office:value="0.447162836463969">
            <text:p>0.4472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0793996820533312">
            <text:p>0.0794</text:p>
          </table:table-cell>
          <table:table-cell table:style-name="ce28" office:value-type="float" office:value="0.0893784847119481">
            <text:p>0.0894</text:p>
          </table:table-cell>
          <table:table-cell table:style-name="ce28" office:value-type="float" office:value="0.231457821508305">
            <text:p>0.2315</text:p>
          </table:table-cell>
          <table:table-cell table:style-name="ce28" office:value-type="float" office:value="0.118534431817978">
            <text:p>0.1185</text:p>
          </table:table-cell>
          <table:table-cell table:style-name="ce28" office:value-type="float" office:value="0.115679340100937">
            <text:p>0.1157</text:p>
          </table:table-cell>
          <table:table-cell table:style-name="ce28" office:value-type="float" office:value="0.701484879981473">
            <text:p>0.7015</text:p>
          </table:table-cell>
          <table:table-cell table:style-name="ce36" office:value-type="float" office:value="0.35492235775809">
            <text:p>0.3549</text:p>
          </table:table-cell>
          <table:table-cell table:style-name="ce28" office:value-type="float" office:value="0.15565064571606">
            <text:p>0.1557</text:p>
          </table:table-cell>
          <table:table-cell table:style-name="ce28" office:value-type="float" office:value="0.169687281424108">
            <text:p>0.1697</text:p>
          </table:table-cell>
          <table:table-cell table:style-name="ce28" office:value-type="float" office:value="0.0754354508213959">
            <text:p>0.0754</text:p>
          </table:table-cell>
          <table:table-cell table:style-name="ce28" office:value-type="float" office:value="0.099859722858575">
            <text:p>0.0999</text:p>
          </table:table-cell>
          <table:table-cell table:style-name="ce36" office:value-type="float" office:value="0.675709027499177">
            <text:p>0.6757</text:p>
          </table:table-cell>
          <table:table-cell table:style-name="ce28" office:value-type="float" office:value="0.299884772355745">
            <text:p>0.2999</text:p>
          </table:table-cell>
          <table:table-cell table:style-name="ce28" office:value-type="float" office:value="0.164648626266078">
            <text:p>0.1646</text:p>
          </table:table-cell>
          <table:table-cell table:style-name="ce28" office:value-type="float" office:value="0.531862472884516">
            <text:p>0.5319</text:p>
          </table:table-cell>
          <table:table-cell table:style-name="ce36" office:value-type="float" office:value="0.294149161488609">
            <text:p>0.2941</text:p>
          </table:table-cell>
          <table:table-cell table:style-name="ce28" office:value-type="float" office:value="0.0603492327045185">
            <text:p>0.0603</text:p>
          </table:table-cell>
          <table:table-cell table:style-name="ce28" office:value-type="float" office:value="0.0805732713826075">
            <text:p>0.0806</text:p>
          </table:table-cell>
          <table:table-cell table:style-name="ce28" office:value-type="float" office:value="0.290149522173505">
            <text:p>0.2901</text:p>
          </table:table-cell>
          <table:table-cell table:style-name="ce28" office:value-type="float" office:value="0.221569611217614">
            <text:p>0.2216</text:p>
          </table:table-cell>
          <table:table-cell table:style-name="ce36" office:value-type="float" office:value="0.0474781414531293">
            <text:p>0.0475</text:p>
          </table:table-cell>
          <table:table-cell table:style-name="ce28" office:value-type="float" office:value="0.140166394291523">
            <text:p>0.1402</text:p>
          </table:table-cell>
          <table:table-cell table:style-name="ce28" office:value-type="float" office:value="0.14262481115006">
            <text:p>0.1426</text:p>
          </table:table-cell>
          <table:table-cell table:style-name="ce28" office:value-type="float" office:value="0.393559965831279">
            <text:p>0.3936</text:p>
          </table:table-cell>
          <table:table-cell table:style-name="ce36" office:value-type="float" office:value="0.0298916469599828">
            <text:p>0.0299</text:p>
          </table:table-cell>
          <table:table-cell table:style-name="ce28" office:value-type="float" office:value="0.138526588550187">
            <text:p>0.1385</text:p>
          </table:table-cell>
          <table:table-cell table:style-name="ce28" office:value-type="float" office:value="0.138998117076611">
            <text:p>0.1390</text:p>
          </table:table-cell>
          <table:table-cell table:style-name="ce28" office:value-type="float" office:value="0.0944816978961555">
            <text:p>0.0945</text:p>
          </table:table-cell>
          <table:table-cell table:style-name="ce36" office:value-type="float" office:value="0.043447565296539">
            <text:p>0.0434</text:p>
          </table:table-cell>
          <table:table-cell/>
          <table:table-cell table:formula="of:=MIN([.F19:.R19];[.T19:.AV19])" office:value-type="float" office:value="0.0298916469599828">
            <text:p>0.0299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15">
            <text:p>15</text:p>
          </table:table-cell>
          <table:covered-table-cell table:style-name="ce20"/>
          <table:table-cell table:style-name="ce24" table:formula="of:=[.T5]" office:value-type="string" office:string-value="chair">
            <text:p>chair</text:p>
          </table:table-cell>
          <table:table-cell table:style-name="ce30" office:value-type="float" office:value="0.180779221701206">
            <text:p>0.1808</text:p>
          </table:table-cell>
          <table:table-cell table:style-name="ce30" office:value-type="float" office:value="0.076103188729126">
            <text:p>0.0761</text:p>
          </table:table-cell>
          <table:table-cell table:style-name="ce30" office:value-type="float" office:value="0.319218583466296">
            <text:p>0.3192</text:p>
          </table:table-cell>
          <table:table-cell table:style-name="ce30" office:value-type="float" office:value="0.359430932055268">
            <text:p>0.3594</text:p>
          </table:table-cell>
          <table:table-cell table:style-name="ce30" office:value-type="float" office:value="0.758885121328909">
            <text:p>0.7589</text:p>
          </table:table-cell>
          <table:table-cell table:style-name="ce30" office:value-type="float" office:value="0.111396442347331">
            <text:p>0.1114</text:p>
          </table:table-cell>
          <table:table-cell table:style-name="ce30" office:value-type="float" office:value="0.0552445531864461">
            <text:p>0.0552</text:p>
          </table:table-cell>
          <table:table-cell table:style-name="ce30" office:value-type="float" office:value="0.3030156833541">
            <text:p>0.3030</text:p>
          </table:table-cell>
          <table:table-cell table:style-name="ce30" office:value-type="float" office:value="0.0642058139526513">
            <text:p>0.0642</text:p>
          </table:table-cell>
          <table:table-cell table:style-name="ce30" office:value-type="float" office:value="0.387600648642541">
            <text:p>0.3876</text:p>
          </table:table-cell>
          <table:table-cell table:style-name="ce30" office:value-type="float" office:value="0.299292572944977">
            <text:p>0.2993</text:p>
          </table:table-cell>
          <table:table-cell table:style-name="ce30" office:value-type="float" office:value="0.0772690968412227">
            <text:p>0.0773</text:p>
          </table:table-cell>
          <table:table-cell table:style-name="ce30" office:value-type="float" office:value="0.595516121783649">
            <text:p>0.5955</text:p>
          </table:table-cell>
          <table:table-cell table:style-name="ce30" office:value-type="float" office:value="0.0793996820533312">
            <text:p>0.0794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0921842296387517">
            <text:p>0.0922</text:p>
          </table:table-cell>
          <table:table-cell table:style-name="ce42" office:value-type="float" office:value="0.0963553177713264">
            <text:p>0.0964</text:p>
          </table:table-cell>
          <table:table-cell table:style-name="ce42" office:value-type="float" office:value="0.132348765147394">
            <text:p>0.1323</text:p>
          </table:table-cell>
          <table:table-cell table:style-name="ce42" office:value-type="float" office:value="0.0743050001156517">
            <text:p>0.0743</text:p>
          </table:table-cell>
          <table:table-cell table:style-name="ce42" office:value-type="float" office:value="0.796607467610594">
            <text:p>0.7966</text:p>
          </table:table-cell>
          <table:table-cell table:style-name="ce35" office:value-type="float" office:value="0.128403135067">
            <text:p>0.1284</text:p>
          </table:table-cell>
          <table:table-cell table:style-name="ce42" office:value-type="float" office:value="0.0471853508480295">
            <text:p>0.0472</text:p>
          </table:table-cell>
          <table:table-cell table:style-name="ce42" office:value-type="float" office:value="0.162829266661933">
            <text:p>0.1628</text:p>
          </table:table-cell>
          <table:table-cell table:style-name="ce42" office:value-type="float" office:value="0.191739724893405">
            <text:p>0.1917</text:p>
          </table:table-cell>
          <table:table-cell table:style-name="ce42" office:value-type="float" office:value="0.156859461220687">
            <text:p>0.1569</text:p>
          </table:table-cell>
          <table:table-cell table:style-name="ce35" office:value-type="float" office:value="0.766761158873004">
            <text:p>0.7668</text:p>
          </table:table-cell>
          <table:table-cell table:style-name="ce42" office:value-type="float" office:value="0.226374473972272">
            <text:p>0.2264</text:p>
          </table:table-cell>
          <table:table-cell table:style-name="ce42" office:value-type="float" office:value="0.216456752787825">
            <text:p>0.2165</text:p>
          </table:table-cell>
          <table:table-cell table:style-name="ce42" office:value-type="float" office:value="0.596311259246634">
            <text:p>0.5963</text:p>
          </table:table-cell>
          <table:table-cell table:style-name="ce35" office:value-type="float" office:value="0.280755975738619">
            <text:p>0.2808</text:p>
          </table:table-cell>
          <table:table-cell table:style-name="ce42" office:value-type="float" office:value="0.0488650214506462">
            <text:p>0.0489</text:p>
          </table:table-cell>
          <table:table-cell table:style-name="ce42" office:value-type="float" office:value="0.0798503324523647">
            <text:p>0.0799</text:p>
          </table:table-cell>
          <table:table-cell table:style-name="ce42" office:value-type="float" office:value="0.427466651277104">
            <text:p>0.4275</text:p>
          </table:table-cell>
          <table:table-cell table:style-name="ce42" office:value-type="float" office:value="0.318735686983589">
            <text:p>0.3187</text:p>
          </table:table-cell>
          <table:table-cell table:style-name="ce35" office:value-type="float" office:value="0.043733202814019">
            <text:p>0.0437</text:p>
          </table:table-cell>
          <table:table-cell table:style-name="ce42" office:value-type="float" office:value="0.274288555061763">
            <text:p>0.2743</text:p>
          </table:table-cell>
          <table:table-cell table:style-name="ce42" office:value-type="float" office:value="0.151882838654521">
            <text:p>0.1519</text:p>
          </table:table-cell>
          <table:table-cell table:style-name="ce42" office:value-type="float" office:value="0.258406104186292">
            <text:p>0.2584</text:p>
          </table:table-cell>
          <table:table-cell table:style-name="ce35" office:value-type="float" office:value="0.12231516433734">
            <text:p>0.1223</text:p>
          </table:table-cell>
          <table:table-cell table:style-name="ce42" office:value-type="float" office:value="0.0931818421303885">
            <text:p>0.0932</text:p>
          </table:table-cell>
          <table:table-cell table:style-name="ce42" office:value-type="float" office:value="0.173729245473777">
            <text:p>0.1737</text:p>
          </table:table-cell>
          <table:table-cell table:style-name="ce42" office:value-type="float" office:value="0.125690441601879">
            <text:p>0.1257</text:p>
          </table:table-cell>
          <table:table-cell table:style-name="ce35" office:value-type="float" office:value="0.0985571710401242">
            <text:p>0.0986</text:p>
          </table:table-cell>
          <table:table-cell/>
          <table:table-cell table:formula="of:=MIN([.F20:.S20];[.U20:.AV20])" office:value-type="float" office:value="0.043733202814019">
            <text:p>0.043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6">
            <text:p>16</text:p>
          </table:table-cell>
          <table:table-cell table:style-name="ce19" office:value-type="string" table:number-columns-spanned="1" table:number-rows-spanned="6">
            <text:p>plan4</text:p>
          </table:table-cell>
          <table:table-cell table:style-name="ce22" table:formula="of:=[.U5]" office:value-type="string" office:string-value="??">
            <text:p>??</text:p>
          </table:table-cell>
          <table:table-cell table:style-name="ce28" office:value-type="float" office:value="0.452963158219377">
            <text:p>0.4530</text:p>
          </table:table-cell>
          <table:table-cell table:style-name="ce28" office:value-type="float" office:value="0.248663528965114">
            <text:p>0.2487</text:p>
          </table:table-cell>
          <table:table-cell table:style-name="ce28" office:value-type="float" office:value="0.320537376627843">
            <text:p>0.3205</text:p>
          </table:table-cell>
          <table:table-cell table:style-name="ce28" office:value-type="float" office:value="0.282553700889103">
            <text:p>0.2826</text:p>
          </table:table-cell>
          <table:table-cell table:style-name="ce28" office:value-type="float" office:value="0.606376070910594">
            <text:p>0.6064</text:p>
          </table:table-cell>
          <table:table-cell table:style-name="ce28" office:value-type="float" office:value="0.133269780730819">
            <text:p>0.1333</text:p>
          </table:table-cell>
          <table:table-cell table:style-name="ce28" office:value-type="float" office:value="0.113687193133694">
            <text:p>0.1137</text:p>
          </table:table-cell>
          <table:table-cell table:style-name="ce28" office:value-type="float" office:value="0.438232519053466">
            <text:p>0.4382</text:p>
          </table:table-cell>
          <table:table-cell table:style-name="ce28" office:value-type="float" office:value="0.134275960619535">
            <text:p>0.1343</text:p>
          </table:table-cell>
          <table:table-cell table:style-name="ce28" office:value-type="float" office:value="0.528595003108709">
            <text:p>0.5286</text:p>
          </table:table-cell>
          <table:table-cell table:style-name="ce28" office:value-type="float" office:value="0.355623572380958">
            <text:p>0.3556</text:p>
          </table:table-cell>
          <table:table-cell table:style-name="ce28" office:value-type="float" office:value="0.115903518465615">
            <text:p>0.1159</text:p>
          </table:table-cell>
          <table:table-cell table:style-name="ce28" office:value-type="float" office:value="0.485402598837437">
            <text:p>0.4854</text:p>
          </table:table-cell>
          <table:table-cell table:style-name="ce28" office:value-type="float" office:value="0.0893784847119481">
            <text:p>0.0894</text:p>
          </table:table-cell>
          <table:table-cell table:style-name="ce28" office:value-type="float" office:value="0.0921842296387517">
            <text:p>0.0922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3719087875033">
            <text:p>0.1437</text:p>
          </table:table-cell>
          <table:table-cell table:style-name="ce28" office:value-type="float" office:value="0.162460005742452">
            <text:p>0.1625</text:p>
          </table:table-cell>
          <table:table-cell table:style-name="ce28" office:value-type="float" office:value="0.173200441888927">
            <text:p>0.1732</text:p>
          </table:table-cell>
          <table:table-cell table:style-name="ce28" office:value-type="float" office:value="0.633596722367776">
            <text:p>0.6336</text:p>
          </table:table-cell>
          <table:table-cell table:style-name="ce36" office:value-type="float" office:value="0.183030822536511">
            <text:p>0.1830</text:p>
          </table:table-cell>
          <table:table-cell table:style-name="ce28" office:value-type="float" office:value="0.0896932709482935">
            <text:p>0.0897</text:p>
          </table:table-cell>
          <table:table-cell table:style-name="ce28" office:value-type="float" office:value="0.14465526172192">
            <text:p>0.1447</text:p>
          </table:table-cell>
          <table:table-cell table:style-name="ce28" office:value-type="float" office:value="0.353796457388982">
            <text:p>0.3538</text:p>
          </table:table-cell>
          <table:table-cell table:style-name="ce28" office:value-type="float" office:value="0.220923884325129">
            <text:p>0.2209</text:p>
          </table:table-cell>
          <table:table-cell table:style-name="ce36" office:value-type="float" office:value="0.711608154132738">
            <text:p>0.7116</text:p>
          </table:table-cell>
          <table:table-cell table:style-name="ce28" office:value-type="float" office:value="0.47670102585259">
            <text:p>0.4767</text:p>
          </table:table-cell>
          <table:table-cell table:style-name="ce28" office:value-type="float" office:value="0.168795836444708">
            <text:p>0.1688</text:p>
          </table:table-cell>
          <table:table-cell table:style-name="ce28" office:value-type="float" office:value="0.428092961985728">
            <text:p>0.4281</text:p>
          </table:table-cell>
          <table:table-cell table:style-name="ce36" office:value-type="float" office:value="0.228329089975478">
            <text:p>0.2283</text:p>
          </table:table-cell>
          <table:table-cell table:style-name="ce28" office:value-type="float" office:value="0.147799728323382">
            <text:p>0.1478</text:p>
          </table:table-cell>
          <table:table-cell table:style-name="ce28" office:value-type="float" office:value="0.0408634345128879">
            <text:p>0.0409</text:p>
          </table:table-cell>
          <table:table-cell table:style-name="ce28" office:value-type="float" office:value="0.33491223130428">
            <text:p>0.3349</text:p>
          </table:table-cell>
          <table:table-cell table:style-name="ce28" office:value-type="float" office:value="0.293956369078451">
            <text:p>0.2940</text:p>
          </table:table-cell>
          <table:table-cell table:style-name="ce36" office:value-type="float" office:value="0.101361762631298">
            <text:p>0.1014</text:p>
          </table:table-cell>
          <table:table-cell table:style-name="ce28" office:value-type="float" office:value="0.167338475947786">
            <text:p>0.1673</text:p>
          </table:table-cell>
          <table:table-cell table:style-name="ce28" office:value-type="float" office:value="0.0864525119076775">
            <text:p>0.0865</text:p>
          </table:table-cell>
          <table:table-cell table:style-name="ce28" office:value-type="float" office:value="0.590556997792729">
            <text:p>0.5906</text:p>
          </table:table-cell>
          <table:table-cell table:style-name="ce36" office:value-type="float" office:value="0.0732323160504301">
            <text:p>0.0732</text:p>
          </table:table-cell>
          <table:table-cell table:style-name="ce28" office:value-type="float" office:value="0.110748951048314">
            <text:p>0.1107</text:p>
          </table:table-cell>
          <table:table-cell table:style-name="ce28" office:value-type="float" office:value="0.242878454922714">
            <text:p>0.2429</text:p>
          </table:table-cell>
          <table:table-cell table:style-name="ce28" office:value-type="float" office:value="0.222214551965348">
            <text:p>0.2222</text:p>
          </table:table-cell>
          <table:table-cell table:style-name="ce36" office:value-type="float" office:value="0.0622169422049534">
            <text:p>0.0622</text:p>
          </table:table-cell>
          <table:table-cell/>
          <table:table-cell table:formula="of:=MIN([.F21:.T21];[.V21:.AV21])" office:value-type="float" office:value="0.0408634345128879">
            <text:p>0.040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7">
            <text:p>17</text:p>
          </table:table-cell>
          <table:covered-table-cell table:style-name="ce9"/>
          <table:table-cell table:formula="of:=[.V5]" office:value-type="string" office:string-value="??">
            <text:p>??</text:p>
          </table:table-cell>
          <table:table-cell table:style-name="ce27" office:value-type="float" office:value="0.450713214842886">
            <text:p>0.4507</text:p>
          </table:table-cell>
          <table:table-cell table:style-name="ce27" office:value-type="float" office:value="0.305749776394017">
            <text:p>0.3057</text:p>
          </table:table-cell>
          <table:table-cell table:style-name="ce27" office:value-type="float" office:value="0.502088540076467">
            <text:p>0.5021</text:p>
          </table:table-cell>
          <table:table-cell table:style-name="ce27" office:value-type="float" office:value="0.364845376786434">
            <text:p>0.3648</text:p>
          </table:table-cell>
          <table:table-cell table:style-name="ce27" office:value-type="float" office:value="0.672121938656913">
            <text:p>0.6721</text:p>
          </table:table-cell>
          <table:table-cell table:style-name="ce27" office:value-type="float" office:value="0.296753472600969">
            <text:p>0.2968</text:p>
          </table:table-cell>
          <table:table-cell table:style-name="ce27" office:value-type="float" office:value="0.0908433806887149">
            <text:p>0.0908</text:p>
          </table:table-cell>
          <table:table-cell table:style-name="ce27" office:value-type="float" office:value="0.509846836036118">
            <text:p>0.5098</text:p>
          </table:table-cell>
          <table:table-cell table:style-name="ce27" office:value-type="float" office:value="0.0513395029919043">
            <text:p>0.0513</text:p>
          </table:table-cell>
          <table:table-cell table:style-name="ce27" office:value-type="float" office:value="0.572473887918862">
            <text:p>0.5725</text:p>
          </table:table-cell>
          <table:table-cell table:style-name="ce27" office:value-type="float" office:value="0.486037303068961">
            <text:p>0.4860</text:p>
          </table:table-cell>
          <table:table-cell table:style-name="ce27" office:value-type="float" office:value="0.150376450608505">
            <text:p>0.1504</text:p>
          </table:table-cell>
          <table:table-cell table:style-name="ce27" office:value-type="float" office:value="0.576763787031876">
            <text:p>0.5768</text:p>
          </table:table-cell>
          <table:table-cell table:style-name="ce27" office:value-type="float" office:value="0.231457821508305">
            <text:p>0.2315</text:p>
          </table:table-cell>
          <table:table-cell table:style-name="ce27" office:value-type="float" office:value="0.0963553177713264">
            <text:p>0.0964</text:p>
          </table:table-cell>
          <table:table-cell table:style-name="ce27" office:value-type="float" office:value="0.143719087875033">
            <text:p>0.143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56323904374269">
            <text:p>0.1563</text:p>
          </table:table-cell>
          <table:table-cell table:style-name="ce27" office:value-type="float" office:value="0.247037947411215">
            <text:p>0.2470</text:p>
          </table:table-cell>
          <table:table-cell table:style-name="ce27" office:value-type="float" office:value="0.768078658793592">
            <text:p>0.7681</text:p>
          </table:table-cell>
          <table:table-cell table:style-name="ce35" office:value-type="float" office:value="0.0892626104938952">
            <text:p>0.0893</text:p>
          </table:table-cell>
          <table:table-cell table:style-name="ce27" office:value-type="float" office:value="0.129522769131173">
            <text:p>0.1295</text:p>
          </table:table-cell>
          <table:table-cell table:style-name="ce27" office:value-type="float" office:value="0.361828547713028">
            <text:p>0.3618</text:p>
          </table:table-cell>
          <table:table-cell table:style-name="ce27" office:value-type="float" office:value="0.556100125542318">
            <text:p>0.5561</text:p>
          </table:table-cell>
          <table:table-cell table:style-name="ce27" office:value-type="float" office:value="0.341350482851405">
            <text:p>0.3414</text:p>
          </table:table-cell>
          <table:table-cell table:style-name="ce35" office:value-type="float" office:value="0.797712331132054">
            <text:p>0.7977</text:p>
          </table:table-cell>
          <table:table-cell table:style-name="ce27" office:value-type="float" office:value="0.580685045038143">
            <text:p>0.5807</text:p>
          </table:table-cell>
          <table:table-cell table:style-name="ce27" office:value-type="float" office:value="0.213659360992075">
            <text:p>0.2137</text:p>
          </table:table-cell>
          <table:table-cell table:style-name="ce27" office:value-type="float" office:value="0.586712362500791">
            <text:p>0.5867</text:p>
          </table:table-cell>
          <table:table-cell table:style-name="ce35" office:value-type="float" office:value="0.259260331527578">
            <text:p>0.2593</text:p>
          </table:table-cell>
          <table:table-cell table:style-name="ce27" office:value-type="float" office:value="0.231765668673172">
            <text:p>0.2318</text:p>
          </table:table-cell>
          <table:table-cell table:style-name="ce27" office:value-type="float" office:value="0.0910860731892621">
            <text:p>0.0911</text:p>
          </table:table-cell>
          <table:table-cell table:style-name="ce27" office:value-type="float" office:value="0.443069304164502">
            <text:p>0.4431</text:p>
          </table:table-cell>
          <table:table-cell table:style-name="ce27" office:value-type="float" office:value="0.309413290651199">
            <text:p>0.3094</text:p>
          </table:table-cell>
          <table:table-cell table:style-name="ce35" office:value-type="float" office:value="0.215864693724798">
            <text:p>0.2159</text:p>
          </table:table-cell>
          <table:table-cell table:style-name="ce27" office:value-type="float" office:value="0.281781843641262">
            <text:p>0.2818</text:p>
          </table:table-cell>
          <table:table-cell table:style-name="ce27" office:value-type="float" office:value="0.255435533275257">
            <text:p>0.2554</text:p>
          </table:table-cell>
          <table:table-cell table:style-name="ce27" office:value-type="float" office:value="0.607471815955738">
            <text:p>0.6075</text:p>
          </table:table-cell>
          <table:table-cell table:style-name="ce35" office:value-type="float" office:value="0.155419444878273">
            <text:p>0.1554</text:p>
          </table:table-cell>
          <table:table-cell table:style-name="ce27" office:value-type="float" office:value="0.215867948686543">
            <text:p>0.2159</text:p>
          </table:table-cell>
          <table:table-cell table:style-name="ce27" office:value-type="float" office:value="0.410707113346593">
            <text:p>0.4107</text:p>
          </table:table-cell>
          <table:table-cell table:style-name="ce27" office:value-type="float" office:value="0.39048107330197">
            <text:p>0.3905</text:p>
          </table:table-cell>
          <table:table-cell table:style-name="ce35" office:value-type="float" office:value="0.140343627564939">
            <text:p>0.1403</text:p>
          </table:table-cell>
          <table:table-cell/>
          <table:table-cell table:formula="of:=MIN([.F22:.U22];[.W22:.AV22])" office:value-type="float" office:value="0.0513395029919043">
            <text:p>0.0513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8">
            <text:p>18</text:p>
          </table:table-cell>
          <table:covered-table-cell table:style-name="ce9"/>
          <table:table-cell table:style-name="ce22" table:formula="of:=[.W5]" office:value-type="string" office:string-value="chair?">
            <text:p>chair?</text:p>
          </table:table-cell>
          <table:table-cell table:style-name="ce28" office:value-type="float" office:value="0.323890107312695">
            <text:p>0.3239</text:p>
          </table:table-cell>
          <table:table-cell table:style-name="ce28" office:value-type="float" office:value="0.123725162875765">
            <text:p>0.1237</text:p>
          </table:table-cell>
          <table:table-cell table:style-name="ce28" office:value-type="float" office:value="0.321845062108796">
            <text:p>0.3218</text:p>
          </table:table-cell>
          <table:table-cell table:style-name="ce28" office:value-type="float" office:value="0.336147699383021">
            <text:p>0.3361</text:p>
          </table:table-cell>
          <table:table-cell table:style-name="ce28" office:value-type="float" office:value="0.657868425301291">
            <text:p>0.6579</text:p>
          </table:table-cell>
          <table:table-cell table:style-name="ce28" office:value-type="float" office:value="0.216496335505707">
            <text:p>0.2165</text:p>
          </table:table-cell>
          <table:table-cell table:style-name="ce28" office:value-type="float" office:value="0.287743902682728">
            <text:p>0.2877</text:p>
          </table:table-cell>
          <table:table-cell table:style-name="ce28" office:value-type="float" office:value="0.303994434666999">
            <text:p>0.3040</text:p>
          </table:table-cell>
          <table:table-cell table:style-name="ce28" office:value-type="float" office:value="0.253376584529795">
            <text:p>0.2534</text:p>
          </table:table-cell>
          <table:table-cell table:style-name="ce28" office:value-type="float" office:value="0.378957597795906">
            <text:p>0.3790</text:p>
          </table:table-cell>
          <table:table-cell table:style-name="ce28" office:value-type="float" office:value="0.240803738011517">
            <text:p>0.2408</text:p>
          </table:table-cell>
          <table:table-cell table:style-name="ce28" office:value-type="float" office:value="0.217796631154659">
            <text:p>0.2178</text:p>
          </table:table-cell>
          <table:table-cell table:style-name="ce28" office:value-type="float" office:value="0.354460756315472">
            <text:p>0.3545</text:p>
          </table:table-cell>
          <table:table-cell table:style-name="ce28" office:value-type="float" office:value="0.118534431817978">
            <text:p>0.1185</text:p>
          </table:table-cell>
          <table:table-cell table:style-name="ce28" office:value-type="float" office:value="0.132348765147394">
            <text:p>0.1323</text:p>
          </table:table-cell>
          <table:table-cell table:style-name="ce28" office:value-type="float" office:value="0.162460005742452">
            <text:p>0.1625</text:p>
          </table:table-cell>
          <table:table-cell table:style-name="ce28" office:value-type="float" office:value="0.156323904374269">
            <text:p>0.1563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42284591013841">
            <text:p>0.1423</text:p>
          </table:table-cell>
          <table:table-cell table:style-name="ce28" office:value-type="float" office:value="0.650828946572906">
            <text:p>0.6508</text:p>
          </table:table-cell>
          <table:table-cell table:style-name="ce36" office:value-type="float" office:value="0.305894306597796">
            <text:p>0.3059</text:p>
          </table:table-cell>
          <table:table-cell table:style-name="ce28" office:value-type="float" office:value="0.256215659831262">
            <text:p>0.2562</text:p>
          </table:table-cell>
          <table:table-cell table:style-name="ce28" office:value-type="float" office:value="0.415661059875059">
            <text:p>0.4157</text:p>
          </table:table-cell>
          <table:table-cell table:style-name="ce28" office:value-type="float" office:value="0.456906965274796">
            <text:p>0.4569</text:p>
          </table:table-cell>
          <table:table-cell table:style-name="ce28" office:value-type="float" office:value="0.271885837397384">
            <text:p>0.2719</text:p>
          </table:table-cell>
          <table:table-cell table:style-name="ce36" office:value-type="float" office:value="0.611951204207137">
            <text:p>0.6120</text:p>
          </table:table-cell>
          <table:table-cell table:style-name="ce28" office:value-type="float" office:value="0.419330173109958">
            <text:p>0.4193</text:p>
          </table:table-cell>
          <table:table-cell table:style-name="ce28" office:value-type="float" office:value="0.101068246887648">
            <text:p>0.1011</text:p>
          </table:table-cell>
          <table:table-cell table:style-name="ce28" office:value-type="float" office:value="0.475089994943243">
            <text:p>0.4751</text:p>
          </table:table-cell>
          <table:table-cell table:style-name="ce36" office:value-type="float" office:value="0.240718332365169">
            <text:p>0.2407</text:p>
          </table:table-cell>
          <table:table-cell table:style-name="ce28" office:value-type="float" office:value="0.0628159007287668">
            <text:p>0.0628</text:p>
          </table:table-cell>
          <table:table-cell table:style-name="ce28" office:value-type="float" office:value="0.181707171210729">
            <text:p>0.1817</text:p>
          </table:table-cell>
          <table:table-cell table:style-name="ce28" office:value-type="float" office:value="0.229471977140542">
            <text:p>0.2295</text:p>
          </table:table-cell>
          <table:table-cell table:style-name="ce28" office:value-type="float" office:value="0.145972475850155">
            <text:p>0.1460</text:p>
          </table:table-cell>
          <table:table-cell table:style-name="ce36" office:value-type="float" office:value="0.115066157417755">
            <text:p>0.1151</text:p>
          </table:table-cell>
          <table:table-cell table:style-name="ce28" office:value-type="float" office:value="0.180960872577798">
            <text:p>0.1810</text:p>
          </table:table-cell>
          <table:table-cell table:style-name="ce28" office:value-type="float" office:value="0.281513177848204">
            <text:p>0.2815</text:p>
          </table:table-cell>
          <table:table-cell table:style-name="ce28" office:value-type="float" office:value="0.445906704268535">
            <text:p>0.4459</text:p>
          </table:table-cell>
          <table:table-cell table:style-name="ce36" office:value-type="float" office:value="0.0766146287184163">
            <text:p>0.0766</text:p>
          </table:table-cell>
          <table:table-cell table:style-name="ce28" office:value-type="float" office:value="0.291467140237215">
            <text:p>0.2915</text:p>
          </table:table-cell>
          <table:table-cell table:style-name="ce28" office:value-type="float" office:value="0.233350557499137">
            <text:p>0.2334</text:p>
          </table:table-cell>
          <table:table-cell table:style-name="ce28" office:value-type="float" office:value="0.242414788492155">
            <text:p>0.2424</text:p>
          </table:table-cell>
          <table:table-cell table:style-name="ce36" office:value-type="float" office:value="0.0751629491017116">
            <text:p>0.0752</text:p>
          </table:table-cell>
          <table:table-cell/>
          <table:table-cell table:formula="of:=MIN([.F23:.V23];[.X23:.AV23])" office:value-type="float" office:value="0.0628159007287668">
            <text:p>0.0628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19">
            <text:p>19</text:p>
          </table:table-cell>
          <table:covered-table-cell table:style-name="ce9"/>
          <table:table-cell table:formula="of:=[.X5]" office:value-type="string" office:string-value="bag-book">
            <text:p>bag-book</text:p>
          </table:table-cell>
          <table:table-cell table:style-name="ce27" office:value-type="float" office:value="0.111993608764035">
            <text:p>0.1120</text:p>
          </table:table-cell>
          <table:table-cell table:style-name="ce27" office:value-type="float" office:value="0.0156823127849184">
            <text:p>0.0157</text:p>
          </table:table-cell>
          <table:table-cell table:style-name="ce27" office:value-type="float" office:value="0.288900767190597">
            <text:p>0.2889</text:p>
          </table:table-cell>
          <table:table-cell table:style-name="ce27" office:value-type="float" office:value="0.332411993273376">
            <text:p>0.3324</text:p>
          </table:table-cell>
          <table:table-cell table:style-name="ce27" office:value-type="float" office:value="0.723002454856916">
            <text:p>0.7230</text:p>
          </table:table-cell>
          <table:table-cell table:style-name="ce27" office:value-type="float" office:value="0.184134340683121">
            <text:p>0.1841</text:p>
          </table:table-cell>
          <table:table-cell table:style-name="ce27" office:value-type="float" office:value="0.275008765816454">
            <text:p>0.2750</text:p>
          </table:table-cell>
          <table:table-cell table:style-name="ce27" office:value-type="float" office:value="0.296191882800976">
            <text:p>0.2962</text:p>
          </table:table-cell>
          <table:table-cell table:style-name="ce27" office:value-type="float" office:value="0.242862458492467">
            <text:p>0.2429</text:p>
          </table:table-cell>
          <table:table-cell table:style-name="ce27" office:value-type="float" office:value="0.393723038836152">
            <text:p>0.3937</text:p>
          </table:table-cell>
          <table:table-cell table:style-name="ce27" office:value-type="float" office:value="0.268491785688206">
            <text:p>0.2685</text:p>
          </table:table-cell>
          <table:table-cell table:style-name="ce27" office:value-type="float" office:value="0.111450789288722">
            <text:p>0.1115</text:p>
          </table:table-cell>
          <table:table-cell table:style-name="ce27" office:value-type="float" office:value="0.553996253878769">
            <text:p>0.5540</text:p>
          </table:table-cell>
          <table:table-cell table:style-name="ce27" office:value-type="float" office:value="0.115679340100937">
            <text:p>0.1157</text:p>
          </table:table-cell>
          <table:table-cell table:style-name="ce27" office:value-type="float" office:value="0.0743050001156517">
            <text:p>0.0743</text:p>
          </table:table-cell>
          <table:table-cell table:style-name="ce27" office:value-type="float" office:value="0.173200441888927">
            <text:p>0.1732</text:p>
          </table:table-cell>
          <table:table-cell table:style-name="ce27" office:value-type="float" office:value="0.247037947411215">
            <text:p>0.2470</text:p>
          </table:table-cell>
          <table:table-cell table:style-name="ce27" office:value-type="float" office:value="0.142284591013841">
            <text:p>0.1423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765342043729109">
            <text:p>0.7653</text:p>
          </table:table-cell>
          <table:table-cell table:style-name="ce35" office:value-type="float" office:value="0.256268123787472">
            <text:p>0.2563</text:p>
          </table:table-cell>
          <table:table-cell table:style-name="ce27" office:value-type="float" office:value="0.16983972055587">
            <text:p>0.1698</text:p>
          </table:table-cell>
          <table:table-cell table:style-name="ce27" office:value-type="float" office:value="0.319491751172212">
            <text:p>0.3195</text:p>
          </table:table-cell>
          <table:table-cell table:style-name="ce27" office:value-type="float" office:value="0.184069976201616">
            <text:p>0.1841</text:p>
          </table:table-cell>
          <table:table-cell table:style-name="ce27" office:value-type="float" office:value="0.170482381348544">
            <text:p>0.1705</text:p>
          </table:table-cell>
          <table:table-cell table:style-name="ce35" office:value-type="float" office:value="0.778876665353741">
            <text:p>0.7789</text:p>
          </table:table-cell>
          <table:table-cell table:style-name="ce27" office:value-type="float" office:value="0.0888021513988925">
            <text:p>0.0888</text:p>
          </table:table-cell>
          <table:table-cell table:style-name="ce27" office:value-type="float" office:value="0.151504588297762">
            <text:p>0.1515</text:p>
          </table:table-cell>
          <table:table-cell table:style-name="ce27" office:value-type="float" office:value="0.551555743565492">
            <text:p>0.5516</text:p>
          </table:table-cell>
          <table:table-cell table:style-name="ce35" office:value-type="float" office:value="0.245861139063518">
            <text:p>0.2459</text:p>
          </table:table-cell>
          <table:table-cell table:style-name="ce27" office:value-type="float" office:value="0.0396176261283367">
            <text:p>0.0396</text:p>
          </table:table-cell>
          <table:table-cell table:style-name="ce27" office:value-type="float" office:value="0.17738159126048">
            <text:p>0.1774</text:p>
          </table:table-cell>
          <table:table-cell table:style-name="ce27" office:value-type="float" office:value="0.404019934950909">
            <text:p>0.4040</text:p>
          </table:table-cell>
          <table:table-cell table:style-name="ce27" office:value-type="float" office:value="0.330838073151745">
            <text:p>0.3308</text:p>
          </table:table-cell>
          <table:table-cell table:style-name="ce35" office:value-type="float" office:value="0.0336705039196609">
            <text:p>0.0337</text:p>
          </table:table-cell>
          <table:table-cell table:style-name="ce27" office:value-type="float" office:value="0.328215092190294">
            <text:p>0.3282</text:p>
          </table:table-cell>
          <table:table-cell table:style-name="ce27" office:value-type="float" office:value="0.290529465293106">
            <text:p>0.2905</text:p>
          </table:table-cell>
          <table:table-cell table:style-name="ce27" office:value-type="float" office:value="0.106656642625871">
            <text:p>0.1067</text:p>
          </table:table-cell>
          <table:table-cell table:style-name="ce35" office:value-type="float" office:value="0.140434002470588">
            <text:p>0.1404</text:p>
          </table:table-cell>
          <table:table-cell table:style-name="ce27" office:value-type="float" office:value="0.208066211464752">
            <text:p>0.2081</text:p>
          </table:table-cell>
          <table:table-cell table:style-name="ce27" office:value-type="float" office:value="0.123141612571769">
            <text:p>0.1231</text:p>
          </table:table-cell>
          <table:table-cell table:style-name="ce27" office:value-type="float" office:value="0.0756594481694253">
            <text:p>0.0757</text:p>
          </table:table-cell>
          <table:table-cell table:style-name="ce35" office:value-type="float" office:value="0.0821718076732804">
            <text:p>0.0822</text:p>
          </table:table-cell>
          <table:table-cell/>
          <table:table-cell table:formula="of:=MIN([.F24:.W24];[.Y24:.AV24])" office:value-type="float" office:value="0.0156823127849184">
            <text:p>0.015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0">
            <text:p>20</text:p>
          </table:table-cell>
          <table:covered-table-cell table:style-name="ce9"/>
          <table:table-cell table:style-name="ce22" table:formula="of:=[.Y5]" office:value-type="string" office:string-value="cone">
            <text:p>cone</text:p>
          </table:table-cell>
          <table:table-cell table:style-name="ce28" office:value-type="float" office:value="0.973107579005296">
            <text:p>0.9731</text:p>
          </table:table-cell>
          <table:table-cell table:style-name="ce28" office:value-type="float" office:value="0.736314739577337">
            <text:p>0.7363</text:p>
          </table:table-cell>
          <table:table-cell table:style-name="ce28" office:value-type="float" office:value="0.886679824232826">
            <text:p>0.8867</text:p>
          </table:table-cell>
          <table:table-cell table:style-name="ce28" office:value-type="float" office:value="0.238085862449907">
            <text:p>0.2381</text:p>
          </table:table-cell>
          <table:table-cell table:style-name="ce28" office:value-type="float" office:value="0.948727146902266">
            <text:p>0.9487</text:p>
          </table:table-cell>
          <table:table-cell table:style-name="ce28" office:value-type="float" office:value="0.750793454108675">
            <text:p>0.7508</text:p>
          </table:table-cell>
          <table:table-cell table:style-name="ce28" office:value-type="float" office:value="0.82663250746944">
            <text:p>0.8266</text:p>
          </table:table-cell>
          <table:table-cell table:style-name="ce28" office:value-type="float" office:value="0.402735088223248">
            <text:p>0.4027</text:p>
          </table:table-cell>
          <table:table-cell table:style-name="ce28" office:value-type="float" office:value="0.847226036387093">
            <text:p>0.8472</text:p>
          </table:table-cell>
          <table:table-cell table:style-name="ce28" office:value-type="float" office:value="0.448724830425168">
            <text:p>0.4487</text:p>
          </table:table-cell>
          <table:table-cell table:style-name="ce28" office:value-type="float" office:value="0.730604237994971">
            <text:p>0.7306</text:p>
          </table:table-cell>
          <table:table-cell table:style-name="ce28" office:value-type="float" office:value="0.856044148059544">
            <text:p>0.8560</text:p>
          </table:table-cell>
          <table:table-cell table:style-name="ce28" office:value-type="float" office:value="0.397898431843945">
            <text:p>0.3979</text:p>
          </table:table-cell>
          <table:table-cell table:style-name="ce28" office:value-type="float" office:value="0.701484879981473">
            <text:p>0.7015</text:p>
          </table:table-cell>
          <table:table-cell table:style-name="ce28" office:value-type="float" office:value="0.796607467610594">
            <text:p>0.7966</text:p>
          </table:table-cell>
          <table:table-cell table:style-name="ce28" office:value-type="float" office:value="0.633596722367776">
            <text:p>0.6336</text:p>
          </table:table-cell>
          <table:table-cell table:style-name="ce28" office:value-type="float" office:value="0.768078658793592">
            <text:p>0.7681</text:p>
          </table:table-cell>
          <table:table-cell table:style-name="ce28" office:value-type="float" office:value="0.650828946572906">
            <text:p>0.6508</text:p>
          </table:table-cell>
          <table:table-cell table:style-name="ce28" office:value-type="float" office:value="0.765342043729109">
            <text:p>0.7653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788420986071667">
            <text:p>0.7884</text:p>
          </table:table-cell>
          <table:table-cell table:style-name="ce28" office:value-type="float" office:value="0.825143180930077">
            <text:p>0.8251</text:p>
          </table:table-cell>
          <table:table-cell table:style-name="ce28" office:value-type="float" office:value="0.903532445753565">
            <text:p>0.9035</text:p>
          </table:table-cell>
          <table:table-cell table:style-name="ce28" office:value-type="float" office:value="1.04273564913308">
            <text:p>1.0427</text:p>
          </table:table-cell>
          <table:table-cell table:style-name="ce28" office:value-type="float" office:value="0.896543679383978">
            <text:p>0.8965</text:p>
          </table:table-cell>
          <table:table-cell table:style-name="ce36" office:value-type="float" office:value="0.0966359355549289">
            <text:p>0.0966</text:p>
          </table:table-cell>
          <table:table-cell table:style-name="ce28" office:value-type="float" office:value="1.03435990692036">
            <text:p>1.0344</text:p>
          </table:table-cell>
          <table:table-cell table:style-name="ce28" office:value-type="float" office:value="0.530255117604418">
            <text:p>0.5303</text:p>
          </table:table-cell>
          <table:table-cell table:style-name="ce28" office:value-type="float" office:value="0.571666746360341">
            <text:p>0.5717</text:p>
          </table:table-cell>
          <table:table-cell table:style-name="ce36" office:value-type="float" office:value="0.272916617510392">
            <text:p>0.2729</text:p>
          </table:table-cell>
          <table:table-cell table:style-name="ce28" office:value-type="float" office:value="0.668490456397064">
            <text:p>0.6685</text:p>
          </table:table-cell>
          <table:table-cell table:style-name="ce28" office:value-type="float" office:value="0.781685261434113">
            <text:p>0.7817</text:p>
          </table:table-cell>
          <table:table-cell table:style-name="ce28" office:value-type="float" office:value="0.535143762892613">
            <text:p>0.5351</text:p>
          </table:table-cell>
          <table:table-cell table:style-name="ce28" office:value-type="float" office:value="0.541816069541917">
            <text:p>0.5418</text:p>
          </table:table-cell>
          <table:table-cell table:style-name="ce36" office:value-type="float" office:value="0.748745227722064">
            <text:p>0.7487</text:p>
          </table:table-cell>
          <table:table-cell table:style-name="ce28" office:value-type="float" office:value="0.549572180163614">
            <text:p>0.5496</text:p>
          </table:table-cell>
          <table:table-cell table:style-name="ce28" office:value-type="float" office:value="0.77887916614525">
            <text:p>0.7789</text:p>
          </table:table-cell>
          <table:table-cell table:style-name="ce28" office:value-type="float" office:value="1.03518523760904">
            <text:p>1.0352</text:p>
          </table:table-cell>
          <table:table-cell table:style-name="ce36" office:value-type="float" office:value="0.602235870437089">
            <text:p>0.6022</text:p>
          </table:table-cell>
          <table:table-cell table:style-name="ce28" office:value-type="float" office:value="0.876653492648189">
            <text:p>0.8767</text:p>
          </table:table-cell>
          <table:table-cell table:style-name="ce28" office:value-type="float" office:value="0.820038908360843">
            <text:p>0.8200</text:p>
          </table:table-cell>
          <table:table-cell table:style-name="ce28" office:value-type="float" office:value="0.890888654635694">
            <text:p>0.8909</text:p>
          </table:table-cell>
          <table:table-cell table:style-name="ce36" office:value-type="float" office:value="0.63786245850801">
            <text:p>0.6379</text:p>
          </table:table-cell>
          <table:table-cell/>
          <table:table-cell table:formula="of:=MIN([.F25:.X25];[.Z25:.AV25])" office:value-type="float" office:value="0.0966359355549289">
            <text:p>0.096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21">
            <text:p>21</text:p>
          </table:table-cell>
          <table:covered-table-cell table:style-name="ce20"/>
          <table:table-cell table:style-name="ce24" table:formula="of:=[.Z5]" office:value-type="string" office:string-value="??">
            <text:p>??</text:p>
          </table:table-cell>
          <table:table-cell table:style-name="ce30" office:value-type="float" office:value="0.468759840908834">
            <text:p>0.4688</text:p>
          </table:table-cell>
          <table:table-cell table:style-name="ce30" office:value-type="float" office:value="0.429633337996478">
            <text:p>0.4296</text:p>
          </table:table-cell>
          <table:table-cell table:style-name="ce30" office:value-type="float" office:value="0.613749286687369">
            <text:p>0.6137</text:p>
          </table:table-cell>
          <table:table-cell table:style-name="ce30" office:value-type="float" office:value="0.36788583440465">
            <text:p>0.3679</text:p>
          </table:table-cell>
          <table:table-cell table:style-name="ce30" office:value-type="float" office:value="0.74379046300335">
            <text:p>0.7438</text:p>
          </table:table-cell>
          <table:table-cell table:style-name="ce30" office:value-type="float" office:value="0.418998096754807">
            <text:p>0.4190</text:p>
          </table:table-cell>
          <table:table-cell table:style-name="ce30" office:value-type="float" office:value="0.110948253239896">
            <text:p>0.1109</text:p>
          </table:table-cell>
          <table:table-cell table:style-name="ce30" office:value-type="float" office:value="0.580619150493739">
            <text:p>0.5806</text:p>
          </table:table-cell>
          <table:table-cell table:style-name="ce30" office:value-type="float" office:value="0.0810777790835526">
            <text:p>0.0811</text:p>
          </table:table-cell>
          <table:table-cell table:style-name="ce30" office:value-type="float" office:value="0.710976338273998">
            <text:p>0.7110</text:p>
          </table:table-cell>
          <table:table-cell table:style-name="ce30" office:value-type="float" office:value="0.564750024688908">
            <text:p>0.5648</text:p>
          </table:table-cell>
          <table:table-cell table:style-name="ce30" office:value-type="float" office:value="0.186095216776951">
            <text:p>0.1861</text:p>
          </table:table-cell>
          <table:table-cell table:style-name="ce30" office:value-type="float" office:value="0.736386627784479">
            <text:p>0.7364</text:p>
          </table:table-cell>
          <table:table-cell table:style-name="ce30" office:value-type="float" office:value="0.35492235775809">
            <text:p>0.3549</text:p>
          </table:table-cell>
          <table:table-cell table:style-name="ce30" office:value-type="float" office:value="0.128403135067">
            <text:p>0.1284</text:p>
          </table:table-cell>
          <table:table-cell table:style-name="ce30" office:value-type="float" office:value="0.183030822536511">
            <text:p>0.1830</text:p>
          </table:table-cell>
          <table:table-cell table:style-name="ce30" office:value-type="float" office:value="0.0892626104938952">
            <text:p>0.0893</text:p>
          </table:table-cell>
          <table:table-cell table:style-name="ce30" office:value-type="float" office:value="0.305894306597796">
            <text:p>0.3059</text:p>
          </table:table-cell>
          <table:table-cell table:style-name="ce30" office:value-type="float" office:value="0.256268123787472">
            <text:p>0.2563</text:p>
          </table:table-cell>
          <table:table-cell table:style-name="ce30" office:value-type="float" office:value="0.788420986071667">
            <text:p>0.7884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0974085400274568">
            <text:p>0.0974</text:p>
          </table:table-cell>
          <table:table-cell table:style-name="ce42" office:value-type="float" office:value="0.367757412782621">
            <text:p>0.3678</text:p>
          </table:table-cell>
          <table:table-cell table:style-name="ce42" office:value-type="float" office:value="0.59601593692386">
            <text:p>0.5960</text:p>
          </table:table-cell>
          <table:table-cell table:style-name="ce42" office:value-type="float" office:value="0.498626580923603">
            <text:p>0.4986</text:p>
          </table:table-cell>
          <table:table-cell table:style-name="ce35" office:value-type="float" office:value="0.972692393821796">
            <text:p>0.9727</text:p>
          </table:table-cell>
          <table:table-cell table:style-name="ce42" office:value-type="float" office:value="0.613479506668069">
            <text:p>0.6135</text:p>
          </table:table-cell>
          <table:table-cell table:style-name="ce42" office:value-type="float" office:value="0.314860663676548">
            <text:p>0.3149</text:p>
          </table:table-cell>
          <table:table-cell table:style-name="ce42" office:value-type="float" office:value="0.692331724901954">
            <text:p>0.6923</text:p>
          </table:table-cell>
          <table:table-cell table:style-name="ce35" office:value-type="float" office:value="0.290225314507133">
            <text:p>0.2902</text:p>
          </table:table-cell>
          <table:table-cell table:style-name="ce42" office:value-type="float" office:value="0.339536455393525">
            <text:p>0.3395</text:p>
          </table:table-cell>
          <table:table-cell table:style-name="ce42" office:value-type="float" office:value="0.146770353972759">
            <text:p>0.1468</text:p>
          </table:table-cell>
          <table:table-cell table:style-name="ce42" office:value-type="float" office:value="0.611365525832273">
            <text:p>0.6114</text:p>
          </table:table-cell>
          <table:table-cell table:style-name="ce42" office:value-type="float" office:value="0.524675031842869">
            <text:p>0.5247</text:p>
          </table:table-cell>
          <table:table-cell table:style-name="ce35" office:value-type="float" office:value="0.291672715578156">
            <text:p>0.2917</text:p>
          </table:table-cell>
          <table:table-cell table:style-name="ce42" office:value-type="float" office:value="0.458326114225409">
            <text:p>0.4583</text:p>
          </table:table-cell>
          <table:table-cell table:style-name="ce42" office:value-type="float" office:value="0.303753767172777">
            <text:p>0.3038</text:p>
          </table:table-cell>
          <table:table-cell table:style-name="ce42" office:value-type="float" office:value="0.66402603591415">
            <text:p>0.6640</text:p>
          </table:table-cell>
          <table:table-cell table:style-name="ce35" office:value-type="float" office:value="0.293155280491671">
            <text:p>0.2932</text:p>
          </table:table-cell>
          <table:table-cell table:style-name="ce42" office:value-type="float" office:value="0.258481782198408">
            <text:p>0.2585</text:p>
          </table:table-cell>
          <table:table-cell table:style-name="ce42" office:value-type="float" office:value="0.483699394290975">
            <text:p>0.4837</text:p>
          </table:table-cell>
          <table:table-cell table:style-name="ce42" office:value-type="float" office:value="0.475803063360614">
            <text:p>0.4758</text:p>
          </table:table-cell>
          <table:table-cell table:style-name="ce35" office:value-type="float" office:value="0.234127506180394">
            <text:p>0.2341</text:p>
          </table:table-cell>
          <table:table-cell/>
          <table:table-cell table:formula="of:=MIN([.F26:.Y26];[.AA26:.AV26])" office:value-type="float" office:value="0.0810777790835526">
            <text:p>0.0811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2">
            <text:p>22</text:p>
          </table:table-cell>
          <table:table-cell table:style-name="ce19" office:value-type="string" table:number-columns-spanned="1" table:number-rows-spanned="5">
            <text:p>plan5</text:p>
          </table:table-cell>
          <table:table-cell table:style-name="ce22" table:formula="of:=[.AA5]" office:value-type="string" office:string-value="box">
            <text:p>box</text:p>
          </table:table-cell>
          <table:table-cell table:style-name="ce28" office:value-type="float" office:value="0.332475649074169">
            <text:p>0.3325</text:p>
          </table:table-cell>
          <table:table-cell table:style-name="ce28" office:value-type="float" office:value="0.257675883480427">
            <text:p>0.2577</text:p>
          </table:table-cell>
          <table:table-cell table:style-name="ce28" office:value-type="float" office:value="0.460532219704539">
            <text:p>0.4605</text:p>
          </table:table-cell>
          <table:table-cell table:style-name="ce28" office:value-type="float" office:value="0.35955491326172">
            <text:p>0.3596</text:p>
          </table:table-cell>
          <table:table-cell table:style-name="ce28" office:value-type="float" office:value="0.808476427865549">
            <text:p>0.8085</text:p>
          </table:table-cell>
          <table:table-cell table:style-name="ce28" office:value-type="float" office:value="0.164923678905363">
            <text:p>0.1649</text:p>
          </table:table-cell>
          <table:table-cell table:style-name="ce28" office:value-type="float" office:value="0.0583590476215695">
            <text:p>0.0584</text:p>
          </table:table-cell>
          <table:table-cell table:style-name="ce28" office:value-type="float" office:value="0.508416589306337">
            <text:p>0.5084</text:p>
          </table:table-cell>
          <table:table-cell table:style-name="ce28" office:value-type="float" office:value="0.0622101316575828">
            <text:p>0.0622</text:p>
          </table:table-cell>
          <table:table-cell table:style-name="ce28" office:value-type="float" office:value="0.605493918325052">
            <text:p>0.6055</text:p>
          </table:table-cell>
          <table:table-cell table:style-name="ce28" office:value-type="float" office:value="0.503111403787415">
            <text:p>0.5031</text:p>
          </table:table-cell>
          <table:table-cell table:style-name="ce28" office:value-type="float" office:value="0.0427375331255689">
            <text:p>0.0427</text:p>
          </table:table-cell>
          <table:table-cell table:style-name="ce28" office:value-type="float" office:value="0.710436207571331">
            <text:p>0.7104</text:p>
          </table:table-cell>
          <table:table-cell table:style-name="ce28" office:value-type="float" office:value="0.15565064571606">
            <text:p>0.1557</text:p>
          </table:table-cell>
          <table:table-cell table:style-name="ce28" office:value-type="float" office:value="0.0471853508480295">
            <text:p>0.0472</text:p>
          </table:table-cell>
          <table:table-cell table:style-name="ce28" office:value-type="float" office:value="0.0896932709482935">
            <text:p>0.0897</text:p>
          </table:table-cell>
          <table:table-cell table:style-name="ce28" office:value-type="float" office:value="0.129522769131173">
            <text:p>0.1295</text:p>
          </table:table-cell>
          <table:table-cell table:style-name="ce28" office:value-type="float" office:value="0.256215659831262">
            <text:p>0.2562</text:p>
          </table:table-cell>
          <table:table-cell table:style-name="ce28" office:value-type="float" office:value="0.16983972055587">
            <text:p>0.1698</text:p>
          </table:table-cell>
          <table:table-cell table:style-name="ce28" office:value-type="float" office:value="0.825143180930077">
            <text:p>0.8251</text:p>
          </table:table-cell>
          <table:table-cell table:style-name="ce28" office:value-type="float" office:value="0.0974085400274568">
            <text:p>0.0974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23733731504163">
            <text:p>0.1237</text:p>
          </table:table-cell>
          <table:table-cell table:style-name="ce28" office:value-type="float" office:value="0.327850227775264">
            <text:p>0.3279</text:p>
          </table:table-cell>
          <table:table-cell table:style-name="ce28" office:value-type="float" office:value="0.277551632110181">
            <text:p>0.2776</text:p>
          </table:table-cell>
          <table:table-cell table:style-name="ce36" office:value-type="float" office:value="0.932572794863154">
            <text:p>0.9326</text:p>
          </table:table-cell>
          <table:table-cell table:style-name="ce28" office:value-type="float" office:value="0.413132174155393">
            <text:p>0.4131</text:p>
          </table:table-cell>
          <table:table-cell table:style-name="ce28" office:value-type="float" office:value="0.297104695266923">
            <text:p>0.2971</text:p>
          </table:table-cell>
          <table:table-cell table:style-name="ce28" office:value-type="float" office:value="0.671979467432647">
            <text:p>0.6720</text:p>
          </table:table-cell>
          <table:table-cell table:style-name="ce36" office:value-type="float" office:value="0.309498794142324">
            <text:p>0.3095</text:p>
          </table:table-cell>
          <table:table-cell table:style-name="ce28" office:value-type="float" office:value="0.173895506090135">
            <text:p>0.1739</text:p>
          </table:table-cell>
          <table:table-cell table:style-name="ce28" office:value-type="float" office:value="0.0555033881316919">
            <text:p>0.0555</text:p>
          </table:table-cell>
          <table:table-cell table:style-name="ce28" office:value-type="float" office:value="0.524434292129753">
            <text:p>0.5244</text:p>
          </table:table-cell>
          <table:table-cell table:style-name="ce28" office:value-type="float" office:value="0.45513743245265">
            <text:p>0.4551</text:p>
          </table:table-cell>
          <table:table-cell table:style-name="ce36" office:value-type="float" office:value="0.122007656952721">
            <text:p>0.1220</text:p>
          </table:table-cell>
          <table:table-cell table:style-name="ce28" office:value-type="float" office:value="0.333165631559551">
            <text:p>0.3332</text:p>
          </table:table-cell>
          <table:table-cell table:style-name="ce28" office:value-type="float" office:value="0.123975132298985">
            <text:p>0.1240</text:p>
          </table:table-cell>
          <table:table-cell table:style-name="ce28" office:value-type="float" office:value="0.478323382997113">
            <text:p>0.4783</text:p>
          </table:table-cell>
          <table:table-cell table:style-name="ce36" office:value-type="float" office:value="0.183219210540093">
            <text:p>0.1832</text:p>
          </table:table-cell>
          <table:table-cell table:style-name="ce28" office:value-type="float" office:value="0.0579409032650782">
            <text:p>0.0579</text:p>
          </table:table-cell>
          <table:table-cell table:style-name="ce28" office:value-type="float" office:value="0.309152508852591">
            <text:p>0.3092</text:p>
          </table:table-cell>
          <table:table-cell table:style-name="ce28" office:value-type="float" office:value="0.260589160893949">
            <text:p>0.2606</text:p>
          </table:table-cell>
          <table:table-cell table:style-name="ce36" office:value-type="float" office:value="0.118428070990494">
            <text:p>0.1184</text:p>
          </table:table-cell>
          <table:table-cell/>
          <table:table-cell table:formula="of:=MIN([.F27:.Z27];[.AB27:.AV27])" office:value-type="float" office:value="0.0427375331255689">
            <text:p>0.042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3">
            <text:p>23</text:p>
          </table:table-cell>
          <table:covered-table-cell table:style-name="ce9"/>
          <table:table-cell table:formula="of:=[.AB5]" office:value-type="string" office:string-value="box">
            <text:p>box</text:p>
          </table:table-cell>
          <table:table-cell table:style-name="ce27" office:value-type="float" office:value="0.469267700519797">
            <text:p>0.4693</text:p>
          </table:table-cell>
          <table:table-cell table:style-name="ce27" office:value-type="float" office:value="0.356635000255977">
            <text:p>0.3566</text:p>
          </table:table-cell>
          <table:table-cell table:style-name="ce27" office:value-type="float" office:value="0.43594283534705">
            <text:p>0.4359</text:p>
          </table:table-cell>
          <table:table-cell table:style-name="ce27" office:value-type="float" office:value="0.403260882502126">
            <text:p>0.4033</text:p>
          </table:table-cell>
          <table:table-cell table:style-name="ce27" office:value-type="float" office:value="0.8919009236644">
            <text:p>0.8919</text:p>
          </table:table-cell>
          <table:table-cell table:style-name="ce27" office:value-type="float" office:value="0.121491922688632">
            <text:p>0.1215</text:p>
          </table:table-cell>
          <table:table-cell table:style-name="ce27" office:value-type="float" office:value="0.203382468081545">
            <text:p>0.2034</text:p>
          </table:table-cell>
          <table:table-cell table:style-name="ce27" office:value-type="float" office:value="0.583339283828435">
            <text:p>0.5833</text:p>
          </table:table-cell>
          <table:table-cell table:style-name="ce27" office:value-type="float" office:value="0.252440006744298">
            <text:p>0.2524</text:p>
          </table:table-cell>
          <table:table-cell table:style-name="ce27" office:value-type="float" office:value="0.649896935929095">
            <text:p>0.6499</text:p>
          </table:table-cell>
          <table:table-cell table:style-name="ce27" office:value-type="float" office:value="0.568255094294609">
            <text:p>0.5683</text:p>
          </table:table-cell>
          <table:table-cell table:style-name="ce27" office:value-type="float" office:value="0.15494390797293">
            <text:p>0.1549</text:p>
          </table:table-cell>
          <table:table-cell table:style-name="ce27" office:value-type="float" office:value="0.751132480845424">
            <text:p>0.7511</text:p>
          </table:table-cell>
          <table:table-cell table:style-name="ce27" office:value-type="float" office:value="0.169687281424108">
            <text:p>0.1697</text:p>
          </table:table-cell>
          <table:table-cell table:style-name="ce27" office:value-type="float" office:value="0.162829266661933">
            <text:p>0.1628</text:p>
          </table:table-cell>
          <table:table-cell table:style-name="ce27" office:value-type="float" office:value="0.14465526172192">
            <text:p>0.1447</text:p>
          </table:table-cell>
          <table:table-cell table:style-name="ce27" office:value-type="float" office:value="0.361828547713028">
            <text:p>0.3618</text:p>
          </table:table-cell>
          <table:table-cell table:style-name="ce27" office:value-type="float" office:value="0.415661059875059">
            <text:p>0.4157</text:p>
          </table:table-cell>
          <table:table-cell table:style-name="ce27" office:value-type="float" office:value="0.319491751172212">
            <text:p>0.3195</text:p>
          </table:table-cell>
          <table:table-cell table:style-name="ce27" office:value-type="float" office:value="0.903532445753565">
            <text:p>0.9035</text:p>
          </table:table-cell>
          <table:table-cell table:style-name="ce27" office:value-type="float" office:value="0.367757412782621">
            <text:p>0.3678</text:p>
          </table:table-cell>
          <table:table-cell table:style-name="ce27" office:value-type="float" office:value="0.123733731504163">
            <text:p>0.1237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265181152446095">
            <text:p>0.2652</text:p>
          </table:table-cell>
          <table:table-cell table:style-name="ce27" office:value-type="float" office:value="0.238727519511222">
            <text:p>0.2387</text:p>
          </table:table-cell>
          <table:table-cell table:style-name="ce35" office:value-type="float" office:value="0.949685616039731">
            <text:p>0.9497</text:p>
          </table:table-cell>
          <table:table-cell table:style-name="ce27" office:value-type="float" office:value="0.44962027605297">
            <text:p>0.4496</text:p>
          </table:table-cell>
          <table:table-cell table:style-name="ce27" office:value-type="float" office:value="0.411873421382072">
            <text:p>0.4119</text:p>
          </table:table-cell>
          <table:table-cell table:style-name="ce27" office:value-type="float" office:value="0.715137146451552">
            <text:p>0.7151</text:p>
          </table:table-cell>
          <table:table-cell table:style-name="ce35" office:value-type="float" office:value="0.429811662767252">
            <text:p>0.4298</text:p>
          </table:table-cell>
          <table:table-cell table:style-name="ce27" office:value-type="float" office:value="0.255654141162448">
            <text:p>0.2557</text:p>
          </table:table-cell>
          <table:table-cell table:style-name="ce27" office:value-type="float" office:value="0.0519736609723786">
            <text:p>0.0520</text:p>
          </table:table-cell>
          <table:table-cell table:style-name="ce27" office:value-type="float" office:value="0.558001302227941">
            <text:p>0.5580</text:p>
          </table:table-cell>
          <table:table-cell table:style-name="ce27" office:value-type="float" office:value="0.514351059805981">
            <text:p>0.5144</text:p>
          </table:table-cell>
          <table:table-cell table:style-name="ce35" office:value-type="float" office:value="0.222804111897723">
            <text:p>0.2228</text:p>
          </table:table-cell>
          <table:table-cell table:style-name="ce27" office:value-type="float" office:value="0.313276831428492">
            <text:p>0.3133</text:p>
          </table:table-cell>
          <table:table-cell table:style-name="ce27" office:value-type="float" office:value="0.079074045220921">
            <text:p>0.0791</text:p>
          </table:table-cell>
          <table:table-cell table:style-name="ce27" office:value-type="float" office:value="0.568654752221223">
            <text:p>0.5687</text:p>
          </table:table-cell>
          <table:table-cell table:style-name="ce35" office:value-type="float" office:value="0.236776568643666">
            <text:p>0.2368</text:p>
          </table:table-cell>
          <table:table-cell table:style-name="ce27" office:value-type="float" office:value="0.0465945984126325">
            <text:p>0.0466</text:p>
          </table:table-cell>
          <table:table-cell table:style-name="ce27" office:value-type="float" office:value="0.315162702200547">
            <text:p>0.3152</text:p>
          </table:table-cell>
          <table:table-cell table:style-name="ce27" office:value-type="float" office:value="0.266357576058621">
            <text:p>0.2664</text:p>
          </table:table-cell>
          <table:table-cell table:style-name="ce35" office:value-type="float" office:value="0.213159123264835">
            <text:p>0.2132</text:p>
          </table:table-cell>
          <table:table-cell/>
          <table:table-cell table:formula="of:=MIN([.F28:.AA28];[.AC28:.AV28])" office:value-type="float" office:value="0.0465945984126325">
            <text:p>0.0466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4">
            <text:p>24</text:p>
          </table:table-cell>
          <table:covered-table-cell table:style-name="ce9"/>
          <table:table-cell table:style-name="ce22" table:formula="of:=[.AC5]" office:value-type="string" office:string-value="bag-book">
            <text:p>bag-book</text:p>
          </table:table-cell>
          <table:table-cell table:style-name="ce28" office:value-type="float" office:value="0.227528887032284">
            <text:p>0.2275</text:p>
          </table:table-cell>
          <table:table-cell table:style-name="ce28" office:value-type="float" office:value="0.207275029449023">
            <text:p>0.2073</text:p>
          </table:table-cell>
          <table:table-cell table:style-name="ce28" office:value-type="float" office:value="0.223194970979934">
            <text:p>0.2232</text:p>
          </table:table-cell>
          <table:table-cell table:style-name="ce28" office:value-type="float" office:value="0.531777812979835">
            <text:p>0.5318</text:p>
          </table:table-cell>
          <table:table-cell table:style-name="ce28" office:value-type="float" office:value="0.770943262149573">
            <text:p>0.7709</text:p>
          </table:table-cell>
          <table:table-cell table:style-name="ce28" office:value-type="float" office:value="0.14432809603327">
            <text:p>0.1443</text:p>
          </table:table-cell>
          <table:table-cell table:style-name="ce28" office:value-type="float" office:value="0.445781444127549">
            <text:p>0.4458</text:p>
          </table:table-cell>
          <table:table-cell table:style-name="ce28" office:value-type="float" office:value="0.500994959686047">
            <text:p>0.5010</text:p>
          </table:table-cell>
          <table:table-cell table:style-name="ce28" office:value-type="float" office:value="0.457394559818229">
            <text:p>0.4574</text:p>
          </table:table-cell>
          <table:table-cell table:style-name="ce28" office:value-type="float" office:value="0.575272777234169">
            <text:p>0.5753</text:p>
          </table:table-cell>
          <table:table-cell table:style-name="ce28" office:value-type="float" office:value="0.397438648170185">
            <text:p>0.3974</text:p>
          </table:table-cell>
          <table:table-cell table:style-name="ce28" office:value-type="float" office:value="0.195035006443179">
            <text:p>0.1950</text:p>
          </table:table-cell>
          <table:table-cell table:style-name="ce28" office:value-type="float" office:value="0.825999695457123">
            <text:p>0.8260</text:p>
          </table:table-cell>
          <table:table-cell table:style-name="ce28" office:value-type="float" office:value="0.0754354508213959">
            <text:p>0.0754</text:p>
          </table:table-cell>
          <table:table-cell table:style-name="ce28" office:value-type="float" office:value="0.191739724893405">
            <text:p>0.1917</text:p>
          </table:table-cell>
          <table:table-cell table:style-name="ce28" office:value-type="float" office:value="0.353796457388982">
            <text:p>0.3538</text:p>
          </table:table-cell>
          <table:table-cell table:style-name="ce28" office:value-type="float" office:value="0.556100125542318">
            <text:p>0.5561</text:p>
          </table:table-cell>
          <table:table-cell table:style-name="ce28" office:value-type="float" office:value="0.456906965274796">
            <text:p>0.4569</text:p>
          </table:table-cell>
          <table:table-cell table:style-name="ce28" office:value-type="float" office:value="0.184069976201616">
            <text:p>0.1841</text:p>
          </table:table-cell>
          <table:table-cell table:style-name="ce28" office:value-type="float" office:value="1.04273564913308">
            <text:p>1.0427</text:p>
          </table:table-cell>
          <table:table-cell table:style-name="ce28" office:value-type="float" office:value="0.59601593692386">
            <text:p>0.5960</text:p>
          </table:table-cell>
          <table:table-cell table:style-name="ce28" office:value-type="float" office:value="0.327850227775264">
            <text:p>0.3279</text:p>
          </table:table-cell>
          <table:table-cell table:style-name="ce28" office:value-type="float" office:value="0.265181152446095">
            <text:p>0.2652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27374382419595">
            <text:p>0.1274</text:p>
          </table:table-cell>
          <table:table-cell table:style-name="ce36" office:value-type="float" office:value="1.00580328619873">
            <text:p>1.0058</text:p>
          </table:table-cell>
          <table:table-cell table:style-name="ce28" office:value-type="float" office:value="0.110670750593179">
            <text:p>0.1107</text:p>
          </table:table-cell>
          <table:table-cell table:style-name="ce28" office:value-type="float" office:value="0.505086372966012">
            <text:p>0.5051</text:p>
          </table:table-cell>
          <table:table-cell table:style-name="ce28" office:value-type="float" office:value="0.76734323262106">
            <text:p>0.7673</text:p>
          </table:table-cell>
          <table:table-cell table:style-name="ce36" office:value-type="float" office:value="0.55563650003782">
            <text:p>0.5556</text:p>
          </table:table-cell>
          <table:table-cell table:style-name="ce28" office:value-type="float" office:value="0.244690035752168">
            <text:p>0.2447</text:p>
          </table:table-cell>
          <table:table-cell table:style-name="ce28" office:value-type="float" office:value="0.250082950402677">
            <text:p>0.2501</text:p>
          </table:table-cell>
          <table:table-cell table:style-name="ce28" office:value-type="float" office:value="0.637381162039929">
            <text:p>0.6374</text:p>
          </table:table-cell>
          <table:table-cell table:style-name="ce28" office:value-type="float" office:value="0.596314352984607">
            <text:p>0.5963</text:p>
          </table:table-cell>
          <table:table-cell table:style-name="ce36" office:value-type="float" office:value="0.179900596326794">
            <text:p>0.1799</text:p>
          </table:table-cell>
          <table:table-cell table:style-name="ce28" office:value-type="float" office:value="0.450066906127658">
            <text:p>0.4501</text:p>
          </table:table-cell>
          <table:table-cell table:style-name="ce28" office:value-type="float" office:value="0.278672568264472">
            <text:p>0.2787</text:p>
          </table:table-cell>
          <table:table-cell table:style-name="ce28" office:value-type="float" office:value="0.20816207488172">
            <text:p>0.2082</text:p>
          </table:table-cell>
          <table:table-cell table:style-name="ce36" office:value-type="float" office:value="0.386756789598179">
            <text:p>0.3868</text:p>
          </table:table-cell>
          <table:table-cell table:style-name="ce28" office:value-type="float" office:value="0.240291428132723">
            <text:p>0.2403</text:p>
          </table:table-cell>
          <table:table-cell table:style-name="ce28" office:value-type="float" office:value="0.136284221628967">
            <text:p>0.1363</text:p>
          </table:table-cell>
          <table:table-cell table:style-name="ce28" office:value-type="float" office:value="0.0294059345554742">
            <text:p>0.0294</text:p>
          </table:table-cell>
          <table:table-cell table:style-name="ce36" office:value-type="float" office:value="0.133234488239584">
            <text:p>0.1332</text:p>
          </table:table-cell>
          <table:table-cell/>
          <table:table-cell table:formula="of:=MIN([.F29:.AB29];[.AD29:.AV29])" office:value-type="float" office:value="0.0294059345554742">
            <text:p>0.0294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5">
            <text:p>25</text:p>
          </table:table-cell>
          <table:covered-table-cell table:style-name="ce9"/>
          <table:table-cell table:formula="of:=[.AD5]" office:value-type="string" office:string-value="table">
            <text:p>table</text:p>
          </table:table-cell>
          <table:table-cell table:style-name="ce27" office:value-type="float" office:value="0.297366967848984">
            <text:p>0.2974</text:p>
          </table:table-cell>
          <table:table-cell table:style-name="ce27" office:value-type="float" office:value="0.194203870309763">
            <text:p>0.1942</text:p>
          </table:table-cell>
          <table:table-cell table:style-name="ce27" office:value-type="float" office:value="0.0704778118562816">
            <text:p>0.0705</text:p>
          </table:table-cell>
          <table:table-cell table:style-name="ce27" office:value-type="float" office:value="0.495764687635819">
            <text:p>0.4958</text:p>
          </table:table-cell>
          <table:table-cell table:style-name="ce27" office:value-type="float" office:value="0.64826738932048">
            <text:p>0.6483</text:p>
          </table:table-cell>
          <table:table-cell table:style-name="ce27" office:value-type="float" office:value="0.113381158420287">
            <text:p>0.1134</text:p>
          </table:table-cell>
          <table:table-cell table:style-name="ce27" office:value-type="float" office:value="0.36028874690342">
            <text:p>0.3603</text:p>
          </table:table-cell>
          <table:table-cell table:style-name="ce27" office:value-type="float" office:value="0.439220739505773">
            <text:p>0.4392</text:p>
          </table:table-cell>
          <table:table-cell table:style-name="ce27" office:value-type="float" office:value="0.351897789453274">
            <text:p>0.3519</text:p>
          </table:table-cell>
          <table:table-cell table:style-name="ce27" office:value-type="float" office:value="0.516469186943752">
            <text:p>0.5165</text:p>
          </table:table-cell>
          <table:table-cell table:style-name="ce27" office:value-type="float" office:value="0.295007361766586">
            <text:p>0.2950</text:p>
          </table:table-cell>
          <table:table-cell table:style-name="ce27" office:value-type="float" office:value="0.179979584462287">
            <text:p>0.1800</text:p>
          </table:table-cell>
          <table:table-cell table:style-name="ce27" office:value-type="float" office:value="0.661520147681197">
            <text:p>0.6615</text:p>
          </table:table-cell>
          <table:table-cell table:style-name="ce27" office:value-type="float" office:value="0.099859722858575">
            <text:p>0.0999</text:p>
          </table:table-cell>
          <table:table-cell table:style-name="ce27" office:value-type="float" office:value="0.156859461220687">
            <text:p>0.1569</text:p>
          </table:table-cell>
          <table:table-cell table:style-name="ce27" office:value-type="float" office:value="0.220923884325129">
            <text:p>0.2209</text:p>
          </table:table-cell>
          <table:table-cell table:style-name="ce27" office:value-type="float" office:value="0.341350482851405">
            <text:p>0.3414</text:p>
          </table:table-cell>
          <table:table-cell table:style-name="ce27" office:value-type="float" office:value="0.271885837397384">
            <text:p>0.2719</text:p>
          </table:table-cell>
          <table:table-cell table:style-name="ce27" office:value-type="float" office:value="0.170482381348544">
            <text:p>0.1705</text:p>
          </table:table-cell>
          <table:table-cell table:style-name="ce27" office:value-type="float" office:value="0.896543679383978">
            <text:p>0.8965</text:p>
          </table:table-cell>
          <table:table-cell table:style-name="ce27" office:value-type="float" office:value="0.498626580923603">
            <text:p>0.4986</text:p>
          </table:table-cell>
          <table:table-cell table:style-name="ce27" office:value-type="float" office:value="0.277551632110181">
            <text:p>0.2776</text:p>
          </table:table-cell>
          <table:table-cell table:style-name="ce27" office:value-type="float" office:value="0.238727519511222">
            <text:p>0.2387</text:p>
          </table:table-cell>
          <table:table-cell table:style-name="ce27" office:value-type="float" office:value="0.127374382419595">
            <text:p>0.1274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867537866274671">
            <text:p>0.8675</text:p>
          </table:table-cell>
          <table:table-cell table:style-name="ce27" office:value-type="float" office:value="0.242053594863999">
            <text:p>0.2421</text:p>
          </table:table-cell>
          <table:table-cell table:style-name="ce27" office:value-type="float" office:value="0.370201865421161">
            <text:p>0.3702</text:p>
          </table:table-cell>
          <table:table-cell table:style-name="ce27" office:value-type="float" office:value="0.607330885408785">
            <text:p>0.6073</text:p>
          </table:table-cell>
          <table:table-cell table:style-name="ce35" office:value-type="float" office:value="0.467370961309553">
            <text:p>0.4674</text:p>
          </table:table-cell>
          <table:table-cell table:style-name="ce27" office:value-type="float" office:value="0.171724380370037">
            <text:p>0.1717</text:p>
          </table:table-cell>
          <table:table-cell table:style-name="ce27" office:value-type="float" office:value="0.165200724325457">
            <text:p>0.1652</text:p>
          </table:table-cell>
          <table:table-cell table:style-name="ce27" office:value-type="float" office:value="0.482219198172968">
            <text:p>0.4822</text:p>
          </table:table-cell>
          <table:table-cell table:style-name="ce27" office:value-type="float" office:value="0.418419968022577">
            <text:p>0.4184</text:p>
          </table:table-cell>
          <table:table-cell table:style-name="ce35" office:value-type="float" office:value="0.14601928222932">
            <text:p>0.1460</text:p>
          </table:table-cell>
          <table:table-cell table:style-name="ce27" office:value-type="float" office:value="0.337785311605391">
            <text:p>0.3378</text:p>
          </table:table-cell>
          <table:table-cell table:style-name="ce27" office:value-type="float" office:value="0.235966079534046">
            <text:p>0.2360</text:p>
          </table:table-cell>
          <table:table-cell table:style-name="ce27" office:value-type="float" office:value="0.358890857581188">
            <text:p>0.3589</text:p>
          </table:table-cell>
          <table:table-cell table:style-name="ce35" office:value-type="float" office:value="0.199561206320441">
            <text:p>0.1996</text:p>
          </table:table-cell>
          <table:table-cell table:style-name="ce27" office:value-type="float" office:value="0.213302851163955">
            <text:p>0.2133</text:p>
          </table:table-cell>
          <table:table-cell table:style-name="ce27" office:value-type="float" office:value="0.0295706059257455">
            <text:p>0.0296</text:p>
          </table:table-cell>
          <table:table-cell table:style-name="ce27" office:value-type="float" office:value="0.0956594612801419">
            <text:p>0.0957</text:p>
          </table:table-cell>
          <table:table-cell table:style-name="ce35" office:value-type="float" office:value="0.1122395625193">
            <text:p>0.1122</text:p>
          </table:table-cell>
          <table:table-cell/>
          <table:table-cell table:formula="of:=MIN([.F30:.AC30];[.AE30:.AV30])" office:value-type="float" office:value="0.0295706059257455">
            <text:p>0.029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26">
            <text:p>26</text:p>
          </table:table-cell>
          <table:covered-table-cell table:style-name="ce20"/>
          <table:table-cell table:style-name="ce23" table:formula="of:=[.AE5]" office:value-type="string" office:string-value="cone">
            <text:p>cone</text:p>
          </table:table-cell>
          <table:table-cell table:style-name="ce29" office:value-type="float" office:value="0.970549032986736">
            <text:p>0.9705</text:p>
          </table:table-cell>
          <table:table-cell table:style-name="ce29" office:value-type="float" office:value="0.728130613401029">
            <text:p>0.7281</text:p>
          </table:table-cell>
          <table:table-cell table:style-name="ce29" office:value-type="float" office:value="0.841564845335026">
            <text:p>0.8416</text:p>
          </table:table-cell>
          <table:table-cell table:style-name="ce29" office:value-type="float" office:value="0.433251013914807">
            <text:p>0.4333</text:p>
          </table:table-cell>
          <table:table-cell table:style-name="ce29" office:value-type="float" office:value="0.914859840145519">
            <text:p>0.9149</text:p>
          </table:table-cell>
          <table:table-cell table:style-name="ce29" office:value-type="float" office:value="0.678104616825242">
            <text:p>0.6781</text:p>
          </table:table-cell>
          <table:table-cell table:style-name="ce29" office:value-type="float" office:value="0.920550018074625">
            <text:p>0.9206</text:p>
          </table:table-cell>
          <table:table-cell table:style-name="ce29" office:value-type="float" office:value="0.384006048810959">
            <text:p>0.3840</text:p>
          </table:table-cell>
          <table:table-cell table:style-name="ce29" office:value-type="float" office:value="0.926322297316811">
            <text:p>0.9263</text:p>
          </table:table-cell>
          <table:table-cell table:style-name="ce29" office:value-type="float" office:value="0.269775730861229">
            <text:p>0.2698</text:p>
          </table:table-cell>
          <table:table-cell table:style-name="ce29" office:value-type="float" office:value="0.675339600763517">
            <text:p>0.6753</text:p>
          </table:table-cell>
          <table:table-cell table:style-name="ce29" office:value-type="float" office:value="0.904205990366422">
            <text:p>0.9042</text:p>
          </table:table-cell>
          <table:table-cell table:style-name="ce29" office:value-type="float" office:value="0.320821872607298">
            <text:p>0.3208</text:p>
          </table:table-cell>
          <table:table-cell table:style-name="ce29" office:value-type="float" office:value="0.675709027499177">
            <text:p>0.6757</text:p>
          </table:table-cell>
          <table:table-cell table:style-name="ce29" office:value-type="float" office:value="0.766761158873004">
            <text:p>0.7668</text:p>
          </table:table-cell>
          <table:table-cell table:style-name="ce29" office:value-type="float" office:value="0.711608154132738">
            <text:p>0.7116</text:p>
          </table:table-cell>
          <table:table-cell table:style-name="ce29" office:value-type="float" office:value="0.797712331132054">
            <text:p>0.7977</text:p>
          </table:table-cell>
          <table:table-cell table:style-name="ce29" office:value-type="float" office:value="0.611951204207137">
            <text:p>0.6120</text:p>
          </table:table-cell>
          <table:table-cell table:style-name="ce29" office:value-type="float" office:value="0.778876665353741">
            <text:p>0.7789</text:p>
          </table:table-cell>
          <table:table-cell table:style-name="ce29" office:value-type="float" office:value="0.0966359355549289">
            <text:p>0.0966</text:p>
          </table:table-cell>
          <table:table-cell table:style-name="ce29" office:value-type="float" office:value="0.972692393821796">
            <text:p>0.9727</text:p>
          </table:table-cell>
          <table:table-cell table:style-name="ce29" office:value-type="float" office:value="0.932572794863154">
            <text:p>0.9326</text:p>
          </table:table-cell>
          <table:table-cell table:style-name="ce29" office:value-type="float" office:value="0.949685616039731">
            <text:p>0.9497</text:p>
          </table:table-cell>
          <table:table-cell table:style-name="ce29" office:value-type="float" office:value="1.00580328619873">
            <text:p>1.0058</text:p>
          </table:table-cell>
          <table:table-cell table:style-name="ce29" office:value-type="float" office:value="0.867537866274671">
            <text:p>0.8675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987973928496503">
            <text:p>0.9880</text:p>
          </table:table-cell>
          <table:table-cell table:style-name="ce38" office:value-type="float" office:value="0.561672476891252">
            <text:p>0.5617</text:p>
          </table:table-cell>
          <table:table-cell table:style-name="ce38" office:value-type="float" office:value="0.452499772432168">
            <text:p>0.4525</text:p>
          </table:table-cell>
          <table:table-cell table:style-name="ce36" office:value-type="float" office:value="0.439967558309648">
            <text:p>0.4400</text:p>
          </table:table-cell>
          <table:table-cell table:style-name="ce38" office:value-type="float" office:value="0.637917949221988">
            <text:p>0.6379</text:p>
          </table:table-cell>
          <table:table-cell table:style-name="ce38" office:value-type="float" office:value="0.795386911513299">
            <text:p>0.7954</text:p>
          </table:table-cell>
          <table:table-cell table:style-name="ce38" office:value-type="float" office:value="0.428071655426603">
            <text:p>0.4281</text:p>
          </table:table-cell>
          <table:table-cell table:style-name="ce38" office:value-type="float" office:value="0.481057573637063">
            <text:p>0.4811</text:p>
          </table:table-cell>
          <table:table-cell table:style-name="ce36" office:value-type="float" office:value="0.729627086659277">
            <text:p>0.7296</text:p>
          </table:table-cell>
          <table:table-cell table:style-name="ce38" office:value-type="float" office:value="0.493992444951487">
            <text:p>0.4940</text:p>
          </table:table-cell>
          <table:table-cell table:style-name="ce38" office:value-type="float" office:value="0.806374762708741">
            <text:p>0.8064</text:p>
          </table:table-cell>
          <table:table-cell table:style-name="ce38" office:value-type="float" office:value="0.994322081939136">
            <text:p>0.9943</text:p>
          </table:table-cell>
          <table:table-cell table:style-name="ce36" office:value-type="float" office:value="0.623534937425883">
            <text:p>0.6235</text:p>
          </table:table-cell>
          <table:table-cell table:style-name="ce38" office:value-type="float" office:value="0.922726203453487">
            <text:p>0.9227</text:p>
          </table:table-cell>
          <table:table-cell table:style-name="ce38" office:value-type="float" office:value="0.777341409748928">
            <text:p>0.7773</text:p>
          </table:table-cell>
          <table:table-cell table:style-name="ce38" office:value-type="float" office:value="0.847582719213003">
            <text:p>0.8476</text:p>
          </table:table-cell>
          <table:table-cell table:style-name="ce36" office:value-type="float" office:value="0.625251189532259">
            <text:p>0.6253</text:p>
          </table:table-cell>
          <table:table-cell/>
          <table:table-cell table:formula="of:=MIN([.F31:.AD31];[.AF31:.AV31])" office:value-type="float" office:value="0.0966359355549289">
            <text:p>0.0966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7">
            <text:p>27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7" office:value-type="float" office:value="0.0770520669620049">
            <text:p>0.0771</text:p>
          </table:table-cell>
          <table:table-cell table:style-name="ce27" office:value-type="float" office:value="0.112232260579661">
            <text:p>0.1122</text:p>
          </table:table-cell>
          <table:table-cell table:style-name="ce27" office:value-type="float" office:value="0.350902361557651">
            <text:p>0.3509</text:p>
          </table:table-cell>
          <table:table-cell table:style-name="ce27" office:value-type="float" office:value="0.531734673200778">
            <text:p>0.5317</text:p>
          </table:table-cell>
          <table:table-cell table:style-name="ce27" office:value-type="float" office:value="0.886774862963991">
            <text:p>0.8868</text:p>
          </table:table-cell>
          <table:table-cell table:style-name="ce27" office:value-type="float" office:value="0.288952119267351">
            <text:p>0.2890</text:p>
          </table:table-cell>
          <table:table-cell table:style-name="ce27" office:value-type="float" office:value="0.548075994986978">
            <text:p>0.5481</text:p>
          </table:table-cell>
          <table:table-cell table:style-name="ce27" office:value-type="float" office:value="0.384729966921747">
            <text:p>0.3847</text:p>
          </table:table-cell>
          <table:table-cell table:style-name="ce27" office:value-type="float" office:value="0.511956180963808">
            <text:p>0.5120</text:p>
          </table:table-cell>
          <table:table-cell table:style-name="ce27" office:value-type="float" office:value="0.480592773242023">
            <text:p>0.4806</text:p>
          </table:table-cell>
          <table:table-cell table:style-name="ce27" office:value-type="float" office:value="0.353832579705701">
            <text:p>0.3538</text:p>
          </table:table-cell>
          <table:table-cell table:style-name="ce27" office:value-type="float" office:value="0.268514083833969">
            <text:p>0.2685</text:p>
          </table:table-cell>
          <table:table-cell table:style-name="ce27" office:value-type="float" office:value="0.813214332355605">
            <text:p>0.8132</text:p>
          </table:table-cell>
          <table:table-cell table:style-name="ce27" office:value-type="float" office:value="0.299884772355745">
            <text:p>0.2999</text:p>
          </table:table-cell>
          <table:table-cell table:style-name="ce27" office:value-type="float" office:value="0.226374473972272">
            <text:p>0.2264</text:p>
          </table:table-cell>
          <table:table-cell table:style-name="ce27" office:value-type="float" office:value="0.47670102585259">
            <text:p>0.4767</text:p>
          </table:table-cell>
          <table:table-cell table:style-name="ce27" office:value-type="float" office:value="0.580685045038143">
            <text:p>0.5807</text:p>
          </table:table-cell>
          <table:table-cell table:style-name="ce27" office:value-type="float" office:value="0.419330173109958">
            <text:p>0.4193</text:p>
          </table:table-cell>
          <table:table-cell table:style-name="ce27" office:value-type="float" office:value="0.0888021513988925">
            <text:p>0.0888</text:p>
          </table:table-cell>
          <table:table-cell table:style-name="ce27" office:value-type="float" office:value="1.03435990692036">
            <text:p>1.0344</text:p>
          </table:table-cell>
          <table:table-cell table:style-name="ce27" office:value-type="float" office:value="0.613479506668069">
            <text:p>0.6135</text:p>
          </table:table-cell>
          <table:table-cell table:style-name="ce27" office:value-type="float" office:value="0.413132174155393">
            <text:p>0.4131</text:p>
          </table:table-cell>
          <table:table-cell table:style-name="ce27" office:value-type="float" office:value="0.44962027605297">
            <text:p>0.4496</text:p>
          </table:table-cell>
          <table:table-cell table:style-name="ce27" office:value-type="float" office:value="0.110670750593179">
            <text:p>0.1107</text:p>
          </table:table-cell>
          <table:table-cell table:style-name="ce27" office:value-type="float" office:value="0.242053594863999">
            <text:p>0.2421</text:p>
          </table:table-cell>
          <table:table-cell table:style-name="ce27" office:value-type="float" office:value="0.987973928496503">
            <text:p>0.9880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481783208315728">
            <text:p>0.4818</text:p>
          </table:table-cell>
          <table:table-cell table:style-name="ce27" office:value-type="float" office:value="0.797952816877296">
            <text:p>0.7980</text:p>
          </table:table-cell>
          <table:table-cell table:style-name="ce35" office:value-type="float" office:value="0.509978100136088">
            <text:p>0.5100</text:p>
          </table:table-cell>
          <table:table-cell table:style-name="ce27" office:value-type="float" office:value="0.216256070422828">
            <text:p>0.2163</text:p>
          </table:table-cell>
          <table:table-cell table:style-name="ce27" office:value-type="float" office:value="0.414166508025739">
            <text:p>0.4142</text:p>
          </table:table-cell>
          <table:table-cell table:style-name="ce27" office:value-type="float" office:value="0.668212409464286">
            <text:p>0.6682</text:p>
          </table:table-cell>
          <table:table-cell table:style-name="ce27" office:value-type="float" office:value="0.592425377013169">
            <text:p>0.5924</text:p>
          </table:table-cell>
          <table:table-cell table:style-name="ce35" office:value-type="float" office:value="0.125719339048495">
            <text:p>0.1257</text:p>
          </table:table-cell>
          <table:table-cell table:style-name="ce27" office:value-type="float" office:value="0.596937647988975">
            <text:p>0.5969</text:p>
          </table:table-cell>
          <table:table-cell table:style-name="ce27" office:value-type="float" office:value="0.46404935343095">
            <text:p>0.4640</text:p>
          </table:table-cell>
          <table:table-cell table:style-name="ce27" office:value-type="float" office:value="0.0103308140724892">
            <text:p>0.0103</text:p>
          </table:table-cell>
          <table:table-cell table:style-name="ce35" office:value-type="float" office:value="0.4513526105009">
            <text:p>0.4514</text:p>
          </table:table-cell>
          <table:table-cell table:style-name="ce27" office:value-type="float" office:value="0.372710188947216">
            <text:p>0.3727</text:p>
          </table:table-cell>
          <table:table-cell table:style-name="ce27" office:value-type="float" office:value="0.172421191715002">
            <text:p>0.1724</text:p>
          </table:table-cell>
          <table:table-cell table:style-name="ce27" office:value-type="float" office:value="0.108451196412412">
            <text:p>0.1085</text:p>
          </table:table-cell>
          <table:table-cell table:style-name="ce35" office:value-type="float" office:value="0.212859191596186">
            <text:p>0.2129</text:p>
          </table:table-cell>
          <table:table-cell/>
          <table:table-cell table:formula="of:=MIN([.F32:.AE32];[.AG32:.AV32])" office:value-type="float" office:value="0.0103308140724892">
            <text:p>0.0103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8">
            <text:p>28</text:p>
          </table:table-cell>
          <table:covered-table-cell table:style-name="ce9"/>
          <table:table-cell table:style-name="ce22" table:formula="of:=[.AG5]" office:value-type="string" office:string-value="chair">
            <text:p>chair</text:p>
          </table:table-cell>
          <table:table-cell table:style-name="ce28" office:value-type="float" office:value="0.415455452985522">
            <text:p>0.4155</text:p>
          </table:table-cell>
          <table:table-cell table:style-name="ce28" office:value-type="float" office:value="0.211090345113779">
            <text:p>0.2111</text:p>
          </table:table-cell>
          <table:table-cell table:style-name="ce28" office:value-type="float" office:value="0.377072857747458">
            <text:p>0.3771</text:p>
          </table:table-cell>
          <table:table-cell table:style-name="ce28" office:value-type="float" office:value="0.317750087469496">
            <text:p>0.3178</text:p>
          </table:table-cell>
          <table:table-cell table:style-name="ce28" office:value-type="float" office:value="0.598235077919692">
            <text:p>0.5982</text:p>
          </table:table-cell>
          <table:table-cell table:style-name="ce28" office:value-type="float" office:value="0.235229749220907">
            <text:p>0.2352</text:p>
          </table:table-cell>
          <table:table-cell table:style-name="ce28" office:value-type="float" office:value="0.346541220737283">
            <text:p>0.3465</text:p>
          </table:table-cell>
          <table:table-cell table:style-name="ce28" office:value-type="float" office:value="0.369869381640726">
            <text:p>0.3699</text:p>
          </table:table-cell>
          <table:table-cell table:style-name="ce28" office:value-type="float" office:value="0.321114393563103">
            <text:p>0.3211</text:p>
          </table:table-cell>
          <table:table-cell table:style-name="ce28" office:value-type="float" office:value="0.478215350217897">
            <text:p>0.4782</text:p>
          </table:table-cell>
          <table:table-cell table:style-name="ce28" office:value-type="float" office:value="0.261791088085649">
            <text:p>0.2618</text:p>
          </table:table-cell>
          <table:table-cell table:style-name="ce28" office:value-type="float" office:value="0.288498886419748">
            <text:p>0.2885</text:p>
          </table:table-cell>
          <table:table-cell table:style-name="ce28" office:value-type="float" office:value="0.196530846264978">
            <text:p>0.1965</text:p>
          </table:table-cell>
          <table:table-cell table:style-name="ce28" office:value-type="float" office:value="0.164648626266078">
            <text:p>0.1646</text:p>
          </table:table-cell>
          <table:table-cell table:style-name="ce28" office:value-type="float" office:value="0.216456752787825">
            <text:p>0.2165</text:p>
          </table:table-cell>
          <table:table-cell table:style-name="ce28" office:value-type="float" office:value="0.168795836444708">
            <text:p>0.1688</text:p>
          </table:table-cell>
          <table:table-cell table:style-name="ce28" office:value-type="float" office:value="0.213659360992075">
            <text:p>0.2137</text:p>
          </table:table-cell>
          <table:table-cell table:style-name="ce28" office:value-type="float" office:value="0.101068246887648">
            <text:p>0.1011</text:p>
          </table:table-cell>
          <table:table-cell table:style-name="ce28" office:value-type="float" office:value="0.151504588297762">
            <text:p>0.1515</text:p>
          </table:table-cell>
          <table:table-cell table:style-name="ce28" office:value-type="float" office:value="0.530255117604418">
            <text:p>0.5303</text:p>
          </table:table-cell>
          <table:table-cell table:style-name="ce28" office:value-type="float" office:value="0.314860663676548">
            <text:p>0.3149</text:p>
          </table:table-cell>
          <table:table-cell table:style-name="ce28" office:value-type="float" office:value="0.297104695266923">
            <text:p>0.2971</text:p>
          </table:table-cell>
          <table:table-cell table:style-name="ce28" office:value-type="float" office:value="0.411873421382072">
            <text:p>0.4119</text:p>
          </table:table-cell>
          <table:table-cell table:style-name="ce28" office:value-type="float" office:value="0.505086372966012">
            <text:p>0.5051</text:p>
          </table:table-cell>
          <table:table-cell table:style-name="ce28" office:value-type="float" office:value="0.370201865421161">
            <text:p>0.3702</text:p>
          </table:table-cell>
          <table:table-cell table:style-name="ce28" office:value-type="float" office:value="0.561672476891252">
            <text:p>0.5617</text:p>
          </table:table-cell>
          <table:table-cell table:style-name="ce28" office:value-type="float" office:value="0.481783208315728">
            <text:p>0.481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18121272201833">
            <text:p>0.2181</text:p>
          </table:table-cell>
          <table:table-cell table:style-name="ce36" office:value-type="float" office:value="0.248988050767445">
            <text:p>0.2490</text:p>
          </table:table-cell>
          <table:table-cell table:style-name="ce28" office:value-type="float" office:value="0.129141584191521">
            <text:p>0.1291</text:p>
          </table:table-cell>
          <table:table-cell table:style-name="ce28" office:value-type="float" office:value="0.221317476234591">
            <text:p>0.2213</text:p>
          </table:table-cell>
          <table:table-cell table:style-name="ce28" office:value-type="float" office:value="0.161018163986983">
            <text:p>0.1610</text:p>
          </table:table-cell>
          <table:table-cell table:style-name="ce28" office:value-type="float" office:value="0.0726678578677505">
            <text:p>0.0727</text:p>
          </table:table-cell>
          <table:table-cell table:style-name="ce36" office:value-type="float" office:value="0.189364282928023">
            <text:p>0.1894</text:p>
          </table:table-cell>
          <table:table-cell table:style-name="ce28" office:value-type="float" office:value="0.194141660944465">
            <text:p>0.1941</text:p>
          </table:table-cell>
          <table:table-cell table:style-name="ce28" office:value-type="float" office:value="0.316109264332926">
            <text:p>0.3161</text:p>
          </table:table-cell>
          <table:table-cell table:style-name="ce28" office:value-type="float" office:value="0.52801251129277">
            <text:p>0.5280</text:p>
          </table:table-cell>
          <table:table-cell table:style-name="ce36" office:value-type="float" office:value="0.119678461836875">
            <text:p>0.1197</text:p>
          </table:table-cell>
          <table:table-cell table:style-name="ce28" office:value-type="float" office:value="0.326458379519412">
            <text:p>0.3265</text:p>
          </table:table-cell>
          <table:table-cell table:style-name="ce28" office:value-type="float" office:value="0.253884940048496">
            <text:p>0.2539</text:p>
          </table:table-cell>
          <table:table-cell table:style-name="ce28" office:value-type="float" office:value="0.292809222528477">
            <text:p>0.2928</text:p>
          </table:table-cell>
          <table:table-cell table:style-name="ce36" office:value-type="float" office:value="0.115899558618308">
            <text:p>0.1159</text:p>
          </table:table-cell>
          <table:table-cell/>
          <table:table-cell table:formula="of:=MIN([.F33:.AF33];[.AH33:.AV33])" office:value-type="float" office:value="0.0726678578677505">
            <text:p>0.072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29">
            <text:p>29</text:p>
          </table:table-cell>
          <table:covered-table-cell table:style-name="ce9"/>
          <table:table-cell table:formula="of:=[.AH5]" office:value-type="string" office:string-value="table">
            <text:p>table</text:p>
          </table:table-cell>
          <table:table-cell table:style-name="ce27" office:value-type="float" office:value="0.752171810733106">
            <text:p>0.7522</text:p>
          </table:table-cell>
          <table:table-cell table:style-name="ce27" office:value-type="float" office:value="0.517389095189286">
            <text:p>0.5174</text:p>
          </table:table-cell>
          <table:table-cell table:style-name="ce27" office:value-type="float" office:value="0.517939216994001">
            <text:p>0.5179</text:p>
          </table:table-cell>
          <table:table-cell table:style-name="ce27" office:value-type="float" office:value="0.445328847093263">
            <text:p>0.4453</text:p>
          </table:table-cell>
          <table:table-cell table:style-name="ce27" office:value-type="float" office:value="0.427366354848555">
            <text:p>0.4274</text:p>
          </table:table-cell>
          <table:table-cell table:style-name="ce27" office:value-type="float" office:value="0.517844337046235">
            <text:p>0.5178</text:p>
          </table:table-cell>
          <table:table-cell table:style-name="ce27" office:value-type="float" office:value="0.6621592399831">
            <text:p>0.6622</text:p>
          </table:table-cell>
          <table:table-cell table:style-name="ce27" office:value-type="float" office:value="0.486997099074464">
            <text:p>0.4870</text:p>
          </table:table-cell>
          <table:table-cell table:style-name="ce27" office:value-type="float" office:value="0.670992656553705">
            <text:p>0.6710</text:p>
          </table:table-cell>
          <table:table-cell table:style-name="ce27" office:value-type="float" office:value="0.50970147092382">
            <text:p>0.5097</text:p>
          </table:table-cell>
          <table:table-cell table:style-name="ce27" office:value-type="float" office:value="0.347204196361813">
            <text:p>0.3472</text:p>
          </table:table-cell>
          <table:table-cell table:style-name="ce27" office:value-type="float" office:value="0.640214045232027">
            <text:p>0.6402</text:p>
          </table:table-cell>
          <table:table-cell table:style-name="ce27" office:value-type="float" office:value="0.20086070738466">
            <text:p>0.2009</text:p>
          </table:table-cell>
          <table:table-cell table:style-name="ce27" office:value-type="float" office:value="0.531862472884516">
            <text:p>0.5319</text:p>
          </table:table-cell>
          <table:table-cell table:style-name="ce27" office:value-type="float" office:value="0.596311259246634">
            <text:p>0.5963</text:p>
          </table:table-cell>
          <table:table-cell table:style-name="ce27" office:value-type="float" office:value="0.428092961985728">
            <text:p>0.4281</text:p>
          </table:table-cell>
          <table:table-cell table:style-name="ce27" office:value-type="float" office:value="0.586712362500791">
            <text:p>0.5867</text:p>
          </table:table-cell>
          <table:table-cell table:style-name="ce27" office:value-type="float" office:value="0.475089994943243">
            <text:p>0.4751</text:p>
          </table:table-cell>
          <table:table-cell table:style-name="ce27" office:value-type="float" office:value="0.551555743565492">
            <text:p>0.5516</text:p>
          </table:table-cell>
          <table:table-cell table:style-name="ce27" office:value-type="float" office:value="0.571666746360341">
            <text:p>0.5717</text:p>
          </table:table-cell>
          <table:table-cell table:style-name="ce27" office:value-type="float" office:value="0.692331724901954">
            <text:p>0.6923</text:p>
          </table:table-cell>
          <table:table-cell table:style-name="ce27" office:value-type="float" office:value="0.671979467432647">
            <text:p>0.6720</text:p>
          </table:table-cell>
          <table:table-cell table:style-name="ce27" office:value-type="float" office:value="0.715137146451552">
            <text:p>0.7151</text:p>
          </table:table-cell>
          <table:table-cell table:style-name="ce27" office:value-type="float" office:value="0.76734323262106">
            <text:p>0.7673</text:p>
          </table:table-cell>
          <table:table-cell table:style-name="ce27" office:value-type="float" office:value="0.607330885408785">
            <text:p>0.6073</text:p>
          </table:table-cell>
          <table:table-cell table:style-name="ce27" office:value-type="float" office:value="0.452499772432168">
            <text:p>0.4525</text:p>
          </table:table-cell>
          <table:table-cell table:style-name="ce27" office:value-type="float" office:value="0.797952816877296">
            <text:p>0.7980</text:p>
          </table:table-cell>
          <table:table-cell table:style-name="ce27" office:value-type="float" office:value="0.218121272201833">
            <text:p>0.2181</text:p>
          </table:table-cell>
          <table:table-cell table:style-name="ce27" office:value-type="float" office:value="0">
            <text:p>0.0000</text:p>
          </table:table-cell>
          <table:table-cell table:style-name="ce35" office:value-type="float" office:value="0.428158517964141">
            <text:p>0.4282</text:p>
          </table:table-cell>
          <table:table-cell table:style-name="ce27" office:value-type="float" office:value="0.462470449765047">
            <text:p>0.4625</text:p>
          </table:table-cell>
          <table:table-cell table:style-name="ce27" office:value-type="float" office:value="0.574686975973546">
            <text:p>0.5747</text:p>
          </table:table-cell>
          <table:table-cell table:style-name="ce27" office:value-type="float" office:value="0.325177761350903">
            <text:p>0.3252</text:p>
          </table:table-cell>
          <table:table-cell table:style-name="ce27" office:value-type="float" office:value="0.229176997011418">
            <text:p>0.2292</text:p>
          </table:table-cell>
          <table:table-cell table:style-name="ce35" office:value-type="float" office:value="0.516118214622008">
            <text:p>0.5161</text:p>
          </table:table-cell>
          <table:table-cell table:style-name="ce27" office:value-type="float" office:value="0.336341038907496">
            <text:p>0.3363</text:p>
          </table:table-cell>
          <table:table-cell table:style-name="ce27" office:value-type="float" office:value="0.553696904725175">
            <text:p>0.5537</text:p>
          </table:table-cell>
          <table:table-cell table:style-name="ce27" office:value-type="float" office:value="0.812295824625301">
            <text:p>0.8123</text:p>
          </table:table-cell>
          <table:table-cell table:style-name="ce35" office:value-type="float" office:value="0.38055278870912">
            <text:p>0.3806</text:p>
          </table:table-cell>
          <table:table-cell table:style-name="ce27" office:value-type="float" office:value="0.671037507850882">
            <text:p>0.6710</text:p>
          </table:table-cell>
          <table:table-cell table:style-name="ce27" office:value-type="float" office:value="0.545899203161084">
            <text:p>0.5459</text:p>
          </table:table-cell>
          <table:table-cell table:style-name="ce27" office:value-type="float" office:value="0.608004968445127">
            <text:p>0.6080</text:p>
          </table:table-cell>
          <table:table-cell table:style-name="ce35" office:value-type="float" office:value="0.446480456441317">
            <text:p>0.4465</text:p>
          </table:table-cell>
          <table:table-cell/>
          <table:table-cell table:formula="of:=MIN([.F34:.AG34];[.AI34:.AV34])" office:value-type="float" office:value="0.20086070738466">
            <text:p>0.2009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0">
            <text:p>30</text:p>
          </table:table-cell>
          <table:covered-table-cell table:style-name="ce20"/>
          <table:table-cell table:style-name="ce23" table:formula="of:=[.AI5]" office:value-type="string" office:string-value="cone">
            <text:p>cone</text:p>
          </table:table-cell>
          <table:table-cell table:style-name="ce29" office:value-type="float" office:value="0.442901920530668">
            <text:p>0.4429</text:p>
          </table:table-cell>
          <table:table-cell table:style-name="ce29" office:value-type="float" office:value="0.296934267674656">
            <text:p>0.2969</text:p>
          </table:table-cell>
          <table:table-cell table:style-name="ce29" office:value-type="float" office:value="0.563136675713682">
            <text:p>0.5631</text:p>
          </table:table-cell>
          <table:table-cell table:style-name="ce29" office:value-type="float" office:value="0.0496609925348195">
            <text:p>0.0497</text:p>
          </table:table-cell>
          <table:table-cell table:style-name="ce29" office:value-type="float" office:value="0.774107914659189">
            <text:p>0.7741</text:p>
          </table:table-cell>
          <table:table-cell table:style-name="ce29" office:value-type="float" office:value="0.365867151048838">
            <text:p>0.3659</text:p>
          </table:table-cell>
          <table:table-cell table:style-name="ce29" office:value-type="float" office:value="0.315678558061616">
            <text:p>0.3157</text:p>
          </table:table-cell>
          <table:table-cell table:style-name="ce29" office:value-type="float" office:value="0.211213777665642">
            <text:p>0.2112</text:p>
          </table:table-cell>
          <table:table-cell table:style-name="ce29" office:value-type="float" office:value="0.308292221173741">
            <text:p>0.3083</text:p>
          </table:table-cell>
          <table:table-cell table:style-name="ce29" office:value-type="float" office:value="0.322117803765566">
            <text:p>0.3221</text:p>
          </table:table-cell>
          <table:table-cell table:style-name="ce29" office:value-type="float" office:value="0.40814671708677">
            <text:p>0.4081</text:p>
          </table:table-cell>
          <table:table-cell table:style-name="ce29" office:value-type="float" office:value="0.302057595881844">
            <text:p>0.3021</text:p>
          </table:table-cell>
          <table:table-cell table:style-name="ce29" office:value-type="float" office:value="0.436409996579509">
            <text:p>0.4364</text:p>
          </table:table-cell>
          <table:table-cell table:style-name="ce29" office:value-type="float" office:value="0.294149161488609">
            <text:p>0.2941</text:p>
          </table:table-cell>
          <table:table-cell table:style-name="ce29" office:value-type="float" office:value="0.280755975738619">
            <text:p>0.2808</text:p>
          </table:table-cell>
          <table:table-cell table:style-name="ce29" office:value-type="float" office:value="0.228329089975478">
            <text:p>0.2283</text:p>
          </table:table-cell>
          <table:table-cell table:style-name="ce29" office:value-type="float" office:value="0.259260331527578">
            <text:p>0.2593</text:p>
          </table:table-cell>
          <table:table-cell table:style-name="ce29" office:value-type="float" office:value="0.240718332365169">
            <text:p>0.2407</text:p>
          </table:table-cell>
          <table:table-cell table:style-name="ce29" office:value-type="float" office:value="0.245861139063518">
            <text:p>0.2459</text:p>
          </table:table-cell>
          <table:table-cell table:style-name="ce29" office:value-type="float" office:value="0.272916617510392">
            <text:p>0.2729</text:p>
          </table:table-cell>
          <table:table-cell table:style-name="ce29" office:value-type="float" office:value="0.290225314507133">
            <text:p>0.2902</text:p>
          </table:table-cell>
          <table:table-cell table:style-name="ce29" office:value-type="float" office:value="0.309498794142324">
            <text:p>0.3095</text:p>
          </table:table-cell>
          <table:table-cell table:style-name="ce29" office:value-type="float" office:value="0.429811662767252">
            <text:p>0.4298</text:p>
          </table:table-cell>
          <table:table-cell table:style-name="ce29" office:value-type="float" office:value="0.55563650003782">
            <text:p>0.5556</text:p>
          </table:table-cell>
          <table:table-cell table:style-name="ce29" office:value-type="float" office:value="0.467370961309553">
            <text:p>0.4674</text:p>
          </table:table-cell>
          <table:table-cell table:style-name="ce29" office:value-type="float" office:value="0.439967558309648">
            <text:p>0.4400</text:p>
          </table:table-cell>
          <table:table-cell table:style-name="ce29" office:value-type="float" office:value="0.509978100136088">
            <text:p>0.5100</text:p>
          </table:table-cell>
          <table:table-cell table:style-name="ce29" office:value-type="float" office:value="0.248988050767445">
            <text:p>0.2490</text:p>
          </table:table-cell>
          <table:table-cell table:style-name="ce29" office:value-type="float" office:value="0.428158517964141">
            <text:p>0.4282</text:p>
          </table:table-cell>
          <table:table-cell table:style-name="ce37" office:value-type="float" office:value="0">
            <text:p>0.0000</text:p>
          </table:table-cell>
          <table:table-cell table:style-name="ce38" office:value-type="float" office:value="0.259126546692131">
            <text:p>0.2591</text:p>
          </table:table-cell>
          <table:table-cell table:style-name="ce38" office:value-type="float" office:value="0.258385532228427">
            <text:p>0.2584</text:p>
          </table:table-cell>
          <table:table-cell table:style-name="ce38" office:value-type="float" office:value="0.418544933207859">
            <text:p>0.4185</text:p>
          </table:table-cell>
          <table:table-cell table:style-name="ce38" office:value-type="float" office:value="0.365085612329862">
            <text:p>0.3651</text:p>
          </table:table-cell>
          <table:table-cell table:style-name="ce36" office:value-type="float" office:value="0.273611087755768">
            <text:p>0.2736</text:p>
          </table:table-cell>
          <table:table-cell table:style-name="ce38" office:value-type="float" office:value="0.356236048816229">
            <text:p>0.3562</text:p>
          </table:table-cell>
          <table:table-cell table:style-name="ce38" office:value-type="float" office:value="0.375199157786068">
            <text:p>0.3752</text:p>
          </table:table-cell>
          <table:table-cell table:style-name="ce38" office:value-type="float" office:value="0.538238880211483">
            <text:p>0.5382</text:p>
          </table:table-cell>
          <table:table-cell table:style-name="ce36" office:value-type="float" office:value="0.268089272310199">
            <text:p>0.2681</text:p>
          </table:table-cell>
          <table:table-cell table:style-name="ce38" office:value-type="float" office:value="0.353854660051335">
            <text:p>0.3539</text:p>
          </table:table-cell>
          <table:table-cell table:style-name="ce38" office:value-type="float" office:value="0.428483986406659">
            <text:p>0.4285</text:p>
          </table:table-cell>
          <table:table-cell table:style-name="ce38" office:value-type="float" office:value="0.411039331984359">
            <text:p>0.4110</text:p>
          </table:table-cell>
          <table:table-cell table:style-name="ce36" office:value-type="float" office:value="0.245452100891391">
            <text:p>0.2455</text:p>
          </table:table-cell>
          <table:table-cell/>
          <table:table-cell table:formula="of:=MIN([.F35:.AH35];[.AJ35:.AV35])" office:value-type="float" office:value="0.0496609925348195">
            <text:p>0.0497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1">
            <text:p>31</text:p>
          </table:table-cell>
          <table:table-cell table:style-name="ce19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7" office:value-type="float" office:value="0.182573863461034">
            <text:p>0.1826</text:p>
          </table:table-cell>
          <table:table-cell table:style-name="ce27" office:value-type="float" office:value="0.0326194874397284">
            <text:p>0.0326</text:p>
          </table:table-cell>
          <table:table-cell table:style-name="ce27" office:value-type="float" office:value="0.288132938899308">
            <text:p>0.2881</text:p>
          </table:table-cell>
          <table:table-cell table:style-name="ce27" office:value-type="float" office:value="0.326045495256152">
            <text:p>0.3260</text:p>
          </table:table-cell>
          <table:table-cell table:style-name="ce27" office:value-type="float" office:value="0.735444267736393">
            <text:p>0.7354</text:p>
          </table:table-cell>
          <table:table-cell table:style-name="ce27" office:value-type="float" office:value="0.124518008585228">
            <text:p>0.1245</text:p>
          </table:table-cell>
          <table:table-cell table:style-name="ce27" office:value-type="float" office:value="0.280810423172189">
            <text:p>0.2808</text:p>
          </table:table-cell>
          <table:table-cell table:style-name="ce27" office:value-type="float" office:value="0.278862149152524">
            <text:p>0.2789</text:p>
          </table:table-cell>
          <table:table-cell table:style-name="ce27" office:value-type="float" office:value="0.243881975784028">
            <text:p>0.2439</text:p>
          </table:table-cell>
          <table:table-cell table:style-name="ce27" office:value-type="float" office:value="0.381572918873639">
            <text:p>0.3816</text:p>
          </table:table-cell>
          <table:table-cell table:style-name="ce27" office:value-type="float" office:value="0.248188048934496">
            <text:p>0.2482</text:p>
          </table:table-cell>
          <table:table-cell table:style-name="ce27" office:value-type="float" office:value="0.121375207737654">
            <text:p>0.1214</text:p>
          </table:table-cell>
          <table:table-cell table:style-name="ce27" office:value-type="float" office:value="0.374471326532525">
            <text:p>0.3745</text:p>
          </table:table-cell>
          <table:table-cell table:style-name="ce27" office:value-type="float" office:value="0.0603492327045185">
            <text:p>0.0603</text:p>
          </table:table-cell>
          <table:table-cell table:style-name="ce27" office:value-type="float" office:value="0.0488650214506462">
            <text:p>0.0489</text:p>
          </table:table-cell>
          <table:table-cell table:style-name="ce27" office:value-type="float" office:value="0.147799728323382">
            <text:p>0.1478</text:p>
          </table:table-cell>
          <table:table-cell table:style-name="ce27" office:value-type="float" office:value="0.231765668673172">
            <text:p>0.2318</text:p>
          </table:table-cell>
          <table:table-cell table:style-name="ce27" office:value-type="float" office:value="0.0628159007287668">
            <text:p>0.0628</text:p>
          </table:table-cell>
          <table:table-cell table:style-name="ce27" office:value-type="float" office:value="0.0396176261283367">
            <text:p>0.0396</text:p>
          </table:table-cell>
          <table:table-cell table:style-name="ce27" office:value-type="float" office:value="0.668490456397064">
            <text:p>0.6685</text:p>
          </table:table-cell>
          <table:table-cell table:style-name="ce27" office:value-type="float" office:value="0.339536455393525">
            <text:p>0.3395</text:p>
          </table:table-cell>
          <table:table-cell table:style-name="ce27" office:value-type="float" office:value="0.173895506090135">
            <text:p>0.1739</text:p>
          </table:table-cell>
          <table:table-cell table:style-name="ce27" office:value-type="float" office:value="0.255654141162448">
            <text:p>0.2557</text:p>
          </table:table-cell>
          <table:table-cell table:style-name="ce27" office:value-type="float" office:value="0.244690035752168">
            <text:p>0.2447</text:p>
          </table:table-cell>
          <table:table-cell table:style-name="ce27" office:value-type="float" office:value="0.171724380370037">
            <text:p>0.1717</text:p>
          </table:table-cell>
          <table:table-cell table:style-name="ce27" office:value-type="float" office:value="0.637917949221988">
            <text:p>0.6379</text:p>
          </table:table-cell>
          <table:table-cell table:style-name="ce27" office:value-type="float" office:value="0.216256070422828">
            <text:p>0.2163</text:p>
          </table:table-cell>
          <table:table-cell table:style-name="ce27" office:value-type="float" office:value="0.129141584191521">
            <text:p>0.1291</text:p>
          </table:table-cell>
          <table:table-cell table:style-name="ce27" office:value-type="float" office:value="0.462470449765047">
            <text:p>0.4625</text:p>
          </table:table-cell>
          <table:table-cell table:style-name="ce27" office:value-type="float" office:value="0.259126546692131">
            <text:p>0.259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127781196648672">
            <text:p>0.1278</text:p>
          </table:table-cell>
          <table:table-cell table:style-name="ce27" office:value-type="float" office:value="0.261543660423214">
            <text:p>0.2615</text:p>
          </table:table-cell>
          <table:table-cell table:style-name="ce27" office:value-type="float" office:value="0.164776580425151">
            <text:p>0.1648</text:p>
          </table:table-cell>
          <table:table-cell table:style-name="ce35" office:value-type="float" office:value="0.0339257905384803">
            <text:p>0.0339</text:p>
          </table:table-cell>
          <table:table-cell table:style-name="ce27" office:value-type="float" office:value="0.184585898231397">
            <text:p>0.1846</text:p>
          </table:table-cell>
          <table:table-cell table:style-name="ce27" office:value-type="float" office:value="0.232480409611194">
            <text:p>0.2325</text:p>
          </table:table-cell>
          <table:table-cell table:style-name="ce27" office:value-type="float" office:value="0.270049650383">
            <text:p>0.2700</text:p>
          </table:table-cell>
          <table:table-cell table:style-name="ce35" office:value-type="float" office:value="0.0617029100861112">
            <text:p>0.0617</text:p>
          </table:table-cell>
          <table:table-cell table:style-name="ce27" office:value-type="float" office:value="0.166722547993295">
            <text:p>0.1667</text:p>
          </table:table-cell>
          <table:table-cell table:style-name="ce27" office:value-type="float" office:value="0.122472760277577">
            <text:p>0.1225</text:p>
          </table:table-cell>
          <table:table-cell table:style-name="ce27" office:value-type="float" office:value="0.119134191654072">
            <text:p>0.1191</text:p>
          </table:table-cell>
          <table:table-cell table:style-name="ce35" office:value-type="float" office:value="0.0425034704651086">
            <text:p>0.0425</text:p>
          </table:table-cell>
          <table:table-cell/>
          <table:table-cell table:formula="of:=MIN([.F36:.AI36];[.AK36:.AV36])" office:value-type="float" office:value="0.0326194874397284">
            <text:p>0.0326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2">
            <text:p>32</text:p>
          </table:table-cell>
          <table:covered-table-cell table:style-name="ce9"/>
          <table:table-cell table:style-name="ce22" table:formula="of:=[.AK5]" office:value-type="string" office:string-value="box">
            <text:p>box</text:p>
          </table:table-cell>
          <table:table-cell table:style-name="ce28" office:value-type="float" office:value="0.389272205107747">
            <text:p>0.3893</text:p>
          </table:table-cell>
          <table:table-cell table:style-name="ce28" office:value-type="float" office:value="0.216238131431173">
            <text:p>0.2162</text:p>
          </table:table-cell>
          <table:table-cell table:style-name="ce28" office:value-type="float" office:value="0.331165295779691">
            <text:p>0.3312</text:p>
          </table:table-cell>
          <table:table-cell table:style-name="ce28" office:value-type="float" office:value="0.31744851476201">
            <text:p>0.3174</text:p>
          </table:table-cell>
          <table:table-cell table:style-name="ce28" office:value-type="float" office:value="0.706847922322821">
            <text:p>0.7068</text:p>
          </table:table-cell>
          <table:table-cell table:style-name="ce28" office:value-type="float" office:value="0.0753992146550942">
            <text:p>0.0754</text:p>
          </table:table-cell>
          <table:table-cell table:style-name="ce28" office:value-type="float" office:value="0.0683925197333258">
            <text:p>0.0684</text:p>
          </table:table-cell>
          <table:table-cell table:style-name="ce28" office:value-type="float" office:value="0.454397271037364">
            <text:p>0.4544</text:p>
          </table:table-cell>
          <table:table-cell table:style-name="ce28" office:value-type="float" office:value="0.0657027691916623">
            <text:p>0.0657</text:p>
          </table:table-cell>
          <table:table-cell table:style-name="ce28" office:value-type="float" office:value="0.512888038271819">
            <text:p>0.5129</text:p>
          </table:table-cell>
          <table:table-cell table:style-name="ce28" office:value-type="float" office:value="0.406555246604442">
            <text:p>0.4066</text:p>
          </table:table-cell>
          <table:table-cell table:style-name="ce28" office:value-type="float" office:value="0.058088048423474">
            <text:p>0.0581</text:p>
          </table:table-cell>
          <table:table-cell table:style-name="ce28" office:value-type="float" office:value="0.61038927073578">
            <text:p>0.6104</text:p>
          </table:table-cell>
          <table:table-cell table:style-name="ce28" office:value-type="float" office:value="0.0805732713826075">
            <text:p>0.0806</text:p>
          </table:table-cell>
          <table:table-cell table:style-name="ce28" office:value-type="float" office:value="0.0798503324523647">
            <text:p>0.0799</text:p>
          </table:table-cell>
          <table:table-cell table:style-name="ce28" office:value-type="float" office:value="0.0408634345128879">
            <text:p>0.0409</text:p>
          </table:table-cell>
          <table:table-cell table:style-name="ce28" office:value-type="float" office:value="0.0910860731892621">
            <text:p>0.0911</text:p>
          </table:table-cell>
          <table:table-cell table:style-name="ce28" office:value-type="float" office:value="0.181707171210729">
            <text:p>0.1817</text:p>
          </table:table-cell>
          <table:table-cell table:style-name="ce28" office:value-type="float" office:value="0.17738159126048">
            <text:p>0.1774</text:p>
          </table:table-cell>
          <table:table-cell table:style-name="ce28" office:value-type="float" office:value="0.781685261434113">
            <text:p>0.7817</text:p>
          </table:table-cell>
          <table:table-cell table:style-name="ce28" office:value-type="float" office:value="0.146770353972759">
            <text:p>0.1468</text:p>
          </table:table-cell>
          <table:table-cell table:style-name="ce28" office:value-type="float" office:value="0.0555033881316919">
            <text:p>0.0555</text:p>
          </table:table-cell>
          <table:table-cell table:style-name="ce28" office:value-type="float" office:value="0.0519736609723786">
            <text:p>0.0520</text:p>
          </table:table-cell>
          <table:table-cell table:style-name="ce28" office:value-type="float" office:value="0.250082950402677">
            <text:p>0.2501</text:p>
          </table:table-cell>
          <table:table-cell table:style-name="ce28" office:value-type="float" office:value="0.165200724325457">
            <text:p>0.1652</text:p>
          </table:table-cell>
          <table:table-cell table:style-name="ce28" office:value-type="float" office:value="0.795386911513299">
            <text:p>0.7954</text:p>
          </table:table-cell>
          <table:table-cell table:style-name="ce28" office:value-type="float" office:value="0.414166508025739">
            <text:p>0.4142</text:p>
          </table:table-cell>
          <table:table-cell table:style-name="ce28" office:value-type="float" office:value="0.221317476234591">
            <text:p>0.2213</text:p>
          </table:table-cell>
          <table:table-cell table:style-name="ce28" office:value-type="float" office:value="0.574686975973546">
            <text:p>0.5747</text:p>
          </table:table-cell>
          <table:table-cell table:style-name="ce28" office:value-type="float" office:value="0.258385532228427">
            <text:p>0.2584</text:p>
          </table:table-cell>
          <table:table-cell table:style-name="ce28" office:value-type="float" office:value="0.127781196648672">
            <text:p>0.1278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425854051566727">
            <text:p>0.4259</text:p>
          </table:table-cell>
          <table:table-cell table:style-name="ce28" office:value-type="float" office:value="0.345440191694851">
            <text:p>0.3454</text:p>
          </table:table-cell>
          <table:table-cell table:style-name="ce36" office:value-type="float" office:value="0.101478977521067">
            <text:p>0.1015</text:p>
          </table:table-cell>
          <table:table-cell table:style-name="ce28" office:value-type="float" office:value="0.208323348871585">
            <text:p>0.2083</text:p>
          </table:table-cell>
          <table:table-cell table:style-name="ce28" office:value-type="float" office:value="0.0557693881375379">
            <text:p>0.0558</text:p>
          </table:table-cell>
          <table:table-cell table:style-name="ce28" office:value-type="float" office:value="0.528689990638879">
            <text:p>0.5287</text:p>
          </table:table-cell>
          <table:table-cell table:style-name="ce36" office:value-type="float" office:value="0.0944850641987241">
            <text:p>0.0945</text:p>
          </table:table-cell>
          <table:table-cell table:style-name="ce28" office:value-type="float" office:value="0.0260298655532897">
            <text:p>0.0260</text:p>
          </table:table-cell>
          <table:table-cell table:style-name="ce28" office:value-type="float" office:value="0.229212246612716">
            <text:p>0.2292</text:p>
          </table:table-cell>
          <table:table-cell table:style-name="ce28" office:value-type="float" office:value="0.198472562863605">
            <text:p>0.1985</text:p>
          </table:table-cell>
          <table:table-cell table:style-name="ce36" office:value-type="float" office:value="0.0816854361400668">
            <text:p>0.0817</text:p>
          </table:table-cell>
          <table:table-cell/>
          <table:table-cell table:formula="of:=MIN([.F37:.AJ37];[.AL37:.AV37])" office:value-type="float" office:value="0.0260298655532897">
            <text:p>0.026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3">
            <text:p>33</text:p>
          </table:table-cell>
          <table:covered-table-cell table:style-name="ce9"/>
          <table:table-cell table:formula="of:=[.AL5]" office:value-type="string" office:string-value="bag-book">
            <text:p>bag-book</text:p>
          </table:table-cell>
          <table:table-cell table:style-name="ce27" office:value-type="float" office:value="0.643588393909797">
            <text:p>0.6436</text:p>
          </table:table-cell>
          <table:table-cell table:style-name="ce27" office:value-type="float" office:value="0.343814487730648">
            <text:p>0.3438</text:p>
          </table:table-cell>
          <table:table-cell table:style-name="ce27" office:value-type="float" office:value="0.482596759562472">
            <text:p>0.4826</text:p>
          </table:table-cell>
          <table:table-cell table:style-name="ce27" office:value-type="float" office:value="0.446975989439427">
            <text:p>0.4470</text:p>
          </table:table-cell>
          <table:table-cell table:style-name="ce27" office:value-type="float" office:value="0.745713113945783">
            <text:p>0.7457</text:p>
          </table:table-cell>
          <table:table-cell table:style-name="ce27" office:value-type="float" office:value="0.316599882827745">
            <text:p>0.3166</text:p>
          </table:table-cell>
          <table:table-cell table:style-name="ce27" office:value-type="float" office:value="0.524766112270277">
            <text:p>0.5248</text:p>
          </table:table-cell>
          <table:table-cell table:style-name="ce27" office:value-type="float" office:value="0.488228234051391">
            <text:p>0.4882</text:p>
          </table:table-cell>
          <table:table-cell table:style-name="ce27" office:value-type="float" office:value="0.530197771139918">
            <text:p>0.5302</text:p>
          </table:table-cell>
          <table:table-cell table:style-name="ce27" office:value-type="float" office:value="0.473708191861237">
            <text:p>0.4737</text:p>
          </table:table-cell>
          <table:table-cell table:style-name="ce27" office:value-type="float" office:value="0.422007003401213">
            <text:p>0.4220</text:p>
          </table:table-cell>
          <table:table-cell table:style-name="ce27" office:value-type="float" office:value="0.495450888076666">
            <text:p>0.4955</text:p>
          </table:table-cell>
          <table:table-cell table:style-name="ce27" office:value-type="float" office:value="0.0690317738410603">
            <text:p>0.0690</text:p>
          </table:table-cell>
          <table:table-cell table:style-name="ce27" office:value-type="float" office:value="0.290149522173505">
            <text:p>0.2901</text:p>
          </table:table-cell>
          <table:table-cell table:style-name="ce27" office:value-type="float" office:value="0.427466651277104">
            <text:p>0.4275</text:p>
          </table:table-cell>
          <table:table-cell table:style-name="ce27" office:value-type="float" office:value="0.33491223130428">
            <text:p>0.3349</text:p>
          </table:table-cell>
          <table:table-cell table:style-name="ce27" office:value-type="float" office:value="0.443069304164502">
            <text:p>0.4431</text:p>
          </table:table-cell>
          <table:table-cell table:style-name="ce27" office:value-type="float" office:value="0.229471977140542">
            <text:p>0.2295</text:p>
          </table:table-cell>
          <table:table-cell table:style-name="ce27" office:value-type="float" office:value="0.404019934950909">
            <text:p>0.4040</text:p>
          </table:table-cell>
          <table:table-cell table:style-name="ce27" office:value-type="float" office:value="0.535143762892613">
            <text:p>0.5351</text:p>
          </table:table-cell>
          <table:table-cell table:style-name="ce27" office:value-type="float" office:value="0.611365525832273">
            <text:p>0.6114</text:p>
          </table:table-cell>
          <table:table-cell table:style-name="ce27" office:value-type="float" office:value="0.524434292129753">
            <text:p>0.5244</text:p>
          </table:table-cell>
          <table:table-cell table:style-name="ce27" office:value-type="float" office:value="0.558001302227941">
            <text:p>0.5580</text:p>
          </table:table-cell>
          <table:table-cell table:style-name="ce27" office:value-type="float" office:value="0.637381162039929">
            <text:p>0.6374</text:p>
          </table:table-cell>
          <table:table-cell table:style-name="ce27" office:value-type="float" office:value="0.482219198172968">
            <text:p>0.4822</text:p>
          </table:table-cell>
          <table:table-cell table:style-name="ce27" office:value-type="float" office:value="0.428071655426603">
            <text:p>0.4281</text:p>
          </table:table-cell>
          <table:table-cell table:style-name="ce27" office:value-type="float" office:value="0.668212409464286">
            <text:p>0.6682</text:p>
          </table:table-cell>
          <table:table-cell table:style-name="ce27" office:value-type="float" office:value="0.161018163986983">
            <text:p>0.1610</text:p>
          </table:table-cell>
          <table:table-cell table:style-name="ce27" office:value-type="float" office:value="0.325177761350903">
            <text:p>0.3252</text:p>
          </table:table-cell>
          <table:table-cell table:style-name="ce27" office:value-type="float" office:value="0.418544933207859">
            <text:p>0.4185</text:p>
          </table:table-cell>
          <table:table-cell table:style-name="ce27" office:value-type="float" office:value="0.261543660423214">
            <text:p>0.2615</text:p>
          </table:table-cell>
          <table:table-cell table:style-name="ce27" office:value-type="float" office:value="0.425854051566727">
            <text:p>0.4259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04460686987826">
            <text:p>0.0446</text:p>
          </table:table-cell>
          <table:table-cell table:style-name="ce35" office:value-type="float" office:value="0.325305965344776">
            <text:p>0.3253</text:p>
          </table:table-cell>
          <table:table-cell table:style-name="ce27" office:value-type="float" office:value="0.0865721572042206">
            <text:p>0.0866</text:p>
          </table:table-cell>
          <table:table-cell table:style-name="ce27" office:value-type="float" office:value="0.392794684877875">
            <text:p>0.3928</text:p>
          </table:table-cell>
          <table:table-cell table:style-name="ce27" office:value-type="float" office:value="0.693065329379998">
            <text:p>0.6931</text:p>
          </table:table-cell>
          <table:table-cell table:style-name="ce35" office:value-type="float" office:value="0.184706427973692">
            <text:p>0.1847</text:p>
          </table:table-cell>
          <table:table-cell table:style-name="ce27" office:value-type="float" office:value="0.514912693069222">
            <text:p>0.5149</text:p>
          </table:table-cell>
          <table:table-cell table:style-name="ce27" office:value-type="float" office:value="0.411415667425786">
            <text:p>0.4114</text:p>
          </table:table-cell>
          <table:table-cell table:style-name="ce27" office:value-type="float" office:value="0.481583958034973">
            <text:p>0.4816</text:p>
          </table:table-cell>
          <table:table-cell table:style-name="ce35" office:value-type="float" office:value="0.235494167393326">
            <text:p>0.2355</text:p>
          </table:table-cell>
          <table:table-cell/>
          <table:table-cell table:formula="of:=MIN([.F38:.AK38];[.AM38:.AV38])" office:value-type="float" office:value="0.04460686987826">
            <text:p>0.0446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4">
            <text:p>34</text:p>
          </table:table-cell>
          <table:covered-table-cell table:style-name="ce9"/>
          <table:table-cell table:style-name="ce22" table:formula="of:=[.AM5]" office:value-type="string" office:string-value="chair">
            <text:p>chair</text:p>
          </table:table-cell>
          <table:table-cell table:style-name="ce28" office:value-type="float" office:value="0.523929626701385">
            <text:p>0.5239</text:p>
          </table:table-cell>
          <table:table-cell table:style-name="ce28" office:value-type="float" office:value="0.284666221413468">
            <text:p>0.2847</text:p>
          </table:table-cell>
          <table:table-cell table:style-name="ce28" office:value-type="float" office:value="0.440109829254186">
            <text:p>0.4401</text:p>
          </table:table-cell>
          <table:table-cell table:style-name="ce28" office:value-type="float" office:value="0.403865891432644">
            <text:p>0.4039</text:p>
          </table:table-cell>
          <table:table-cell table:style-name="ce28" office:value-type="float" office:value="0.658886330969979">
            <text:p>0.6589</text:p>
          </table:table-cell>
          <table:table-cell table:style-name="ce28" office:value-type="float" office:value="0.235177432949058">
            <text:p>0.2352</text:p>
          </table:table-cell>
          <table:table-cell table:style-name="ce28" office:value-type="float" office:value="0.460799083865199">
            <text:p>0.4608</text:p>
          </table:table-cell>
          <table:table-cell table:style-name="ce28" office:value-type="float" office:value="0.445352605973351">
            <text:p>0.4454</text:p>
          </table:table-cell>
          <table:table-cell table:style-name="ce28" office:value-type="float" office:value="0.451292704659651">
            <text:p>0.4513</text:p>
          </table:table-cell>
          <table:table-cell table:style-name="ce28" office:value-type="float" office:value="0.486967131460907">
            <text:p>0.4870</text:p>
          </table:table-cell>
          <table:table-cell table:style-name="ce28" office:value-type="float" office:value="0.364130628967527">
            <text:p>0.3641</text:p>
          </table:table-cell>
          <table:table-cell table:style-name="ce28" office:value-type="float" office:value="0.424016203450655">
            <text:p>0.4240</text:p>
          </table:table-cell>
          <table:table-cell table:style-name="ce28" office:value-type="float" office:value="0.0995758870582455">
            <text:p>0.0996</text:p>
          </table:table-cell>
          <table:table-cell table:style-name="ce28" office:value-type="float" office:value="0.221569611217614">
            <text:p>0.2216</text:p>
          </table:table-cell>
          <table:table-cell table:style-name="ce28" office:value-type="float" office:value="0.318735686983589">
            <text:p>0.3187</text:p>
          </table:table-cell>
          <table:table-cell table:style-name="ce28" office:value-type="float" office:value="0.293956369078451">
            <text:p>0.2940</text:p>
          </table:table-cell>
          <table:table-cell table:style-name="ce28" office:value-type="float" office:value="0.309413290651199">
            <text:p>0.3094</text:p>
          </table:table-cell>
          <table:table-cell table:style-name="ce28" office:value-type="float" office:value="0.145972475850155">
            <text:p>0.1460</text:p>
          </table:table-cell>
          <table:table-cell table:style-name="ce28" office:value-type="float" office:value="0.330838073151745">
            <text:p>0.3308</text:p>
          </table:table-cell>
          <table:table-cell table:style-name="ce28" office:value-type="float" office:value="0.541816069541917">
            <text:p>0.5418</text:p>
          </table:table-cell>
          <table:table-cell table:style-name="ce28" office:value-type="float" office:value="0.524675031842869">
            <text:p>0.5247</text:p>
          </table:table-cell>
          <table:table-cell table:style-name="ce28" office:value-type="float" office:value="0.45513743245265">
            <text:p>0.4551</text:p>
          </table:table-cell>
          <table:table-cell table:style-name="ce28" office:value-type="float" office:value="0.514351059805981">
            <text:p>0.5144</text:p>
          </table:table-cell>
          <table:table-cell table:style-name="ce28" office:value-type="float" office:value="0.596314352984607">
            <text:p>0.5963</text:p>
          </table:table-cell>
          <table:table-cell table:style-name="ce28" office:value-type="float" office:value="0.418419968022577">
            <text:p>0.4184</text:p>
          </table:table-cell>
          <table:table-cell table:style-name="ce28" office:value-type="float" office:value="0.481057573637063">
            <text:p>0.4811</text:p>
          </table:table-cell>
          <table:table-cell table:style-name="ce28" office:value-type="float" office:value="0.592425377013169">
            <text:p>0.5924</text:p>
          </table:table-cell>
          <table:table-cell table:style-name="ce28" office:value-type="float" office:value="0.0726678578677505">
            <text:p>0.0727</text:p>
          </table:table-cell>
          <table:table-cell table:style-name="ce28" office:value-type="float" office:value="0.229176997011418">
            <text:p>0.2292</text:p>
          </table:table-cell>
          <table:table-cell table:style-name="ce28" office:value-type="float" office:value="0.365085612329862">
            <text:p>0.3651</text:p>
          </table:table-cell>
          <table:table-cell table:style-name="ce28" office:value-type="float" office:value="0.164776580425151">
            <text:p>0.1648</text:p>
          </table:table-cell>
          <table:table-cell table:style-name="ce28" office:value-type="float" office:value="0.345440191694851">
            <text:p>0.3454</text:p>
          </table:table-cell>
          <table:table-cell table:style-name="ce28" office:value-type="float" office:value="0.04460686987826">
            <text:p>0.0446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27893584930517">
            <text:p>0.2789</text:p>
          </table:table-cell>
          <table:table-cell table:style-name="ce28" office:value-type="float" office:value="0.11562339521636">
            <text:p>0.1156</text:p>
          </table:table-cell>
          <table:table-cell table:style-name="ce28" office:value-type="float" office:value="0.361303439223018">
            <text:p>0.3613</text:p>
          </table:table-cell>
          <table:table-cell table:style-name="ce28" office:value-type="float" office:value="0.613128543381987">
            <text:p>0.6131</text:p>
          </table:table-cell>
          <table:table-cell table:style-name="ce36" office:value-type="float" office:value="0.150774224608371">
            <text:p>0.1508</text:p>
          </table:table-cell>
          <table:table-cell table:style-name="ce28" office:value-type="float" office:value="0.447500441769789">
            <text:p>0.4475</text:p>
          </table:table-cell>
          <table:table-cell table:style-name="ce28" office:value-type="float" office:value="0.320923245868532">
            <text:p>0.3209</text:p>
          </table:table-cell>
          <table:table-cell table:style-name="ce28" office:value-type="float" office:value="0.397742247763256">
            <text:p>0.3977</text:p>
          </table:table-cell>
          <table:table-cell table:style-name="ce36" office:value-type="float" office:value="0.159874597106991">
            <text:p>0.1599</text:p>
          </table:table-cell>
          <table:table-cell/>
          <table:table-cell table:formula="of:=MIN([.F39:.AL39];[.AN39:.AV39])" office:value-type="float" office:value="0.04460686987826">
            <text:p>0.0446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5">
            <text:p>35</text:p>
          </table:table-cell>
          <table:covered-table-cell table:style-name="ce20"/>
          <table:table-cell table:style-name="ce24" table:formula="of:=[.AN5]" office:value-type="string" office:string-value="stool">
            <text:p>stool</text:p>
          </table:table-cell>
          <table:table-cell table:style-name="ce30" office:value-type="float" office:value="0.16251163703885">
            <text:p>0.1625</text:p>
          </table:table-cell>
          <table:table-cell table:style-name="ce30" office:value-type="float" office:value="0.017239992525063">
            <text:p>0.0172</text:p>
          </table:table-cell>
          <table:table-cell table:style-name="ce30" office:value-type="float" office:value="0.259622949998396">
            <text:p>0.2596</text:p>
          </table:table-cell>
          <table:table-cell table:style-name="ce30" office:value-type="float" office:value="0.343939793351513">
            <text:p>0.3439</text:p>
          </table:table-cell>
          <table:table-cell table:style-name="ce30" office:value-type="float" office:value="0.707610313966939">
            <text:p>0.7076</text:p>
          </table:table-cell>
          <table:table-cell table:style-name="ce30" office:value-type="float" office:value="0.102364618523868">
            <text:p>0.1024</text:p>
          </table:table-cell>
          <table:table-cell table:style-name="ce30" office:value-type="float" office:value="0.217148874656506">
            <text:p>0.2171</text:p>
          </table:table-cell>
          <table:table-cell table:style-name="ce30" office:value-type="float" office:value="0.305415826862893">
            <text:p>0.3054</text:p>
          </table:table-cell>
          <table:table-cell table:style-name="ce30" office:value-type="float" office:value="0.202540114533112">
            <text:p>0.2025</text:p>
          </table:table-cell>
          <table:table-cell table:style-name="ce30" office:value-type="float" office:value="0.379284316387348">
            <text:p>0.3793</text:p>
          </table:table-cell>
          <table:table-cell table:style-name="ce30" office:value-type="float" office:value="0.261002675223176">
            <text:p>0.2610</text:p>
          </table:table-cell>
          <table:table-cell table:style-name="ce30" office:value-type="float" office:value="0.0760754609320621">
            <text:p>0.0761</text:p>
          </table:table-cell>
          <table:table-cell table:style-name="ce30" office:value-type="float" office:value="0.500688742335735">
            <text:p>0.5007</text:p>
          </table:table-cell>
          <table:table-cell table:style-name="ce30" office:value-type="float" office:value="0.0474781414531293">
            <text:p>0.0475</text:p>
          </table:table-cell>
          <table:table-cell table:style-name="ce30" office:value-type="float" office:value="0.043733202814019">
            <text:p>0.0437</text:p>
          </table:table-cell>
          <table:table-cell table:style-name="ce30" office:value-type="float" office:value="0.101361762631298">
            <text:p>0.1014</text:p>
          </table:table-cell>
          <table:table-cell table:style-name="ce30" office:value-type="float" office:value="0.215864693724798">
            <text:p>0.2159</text:p>
          </table:table-cell>
          <table:table-cell table:style-name="ce30" office:value-type="float" office:value="0.115066157417755">
            <text:p>0.1151</text:p>
          </table:table-cell>
          <table:table-cell table:style-name="ce30" office:value-type="float" office:value="0.0336705039196609">
            <text:p>0.0337</text:p>
          </table:table-cell>
          <table:table-cell table:style-name="ce30" office:value-type="float" office:value="0.748745227722064">
            <text:p>0.7487</text:p>
          </table:table-cell>
          <table:table-cell table:style-name="ce30" office:value-type="float" office:value="0.291672715578156">
            <text:p>0.2917</text:p>
          </table:table-cell>
          <table:table-cell table:style-name="ce30" office:value-type="float" office:value="0.122007656952721">
            <text:p>0.1220</text:p>
          </table:table-cell>
          <table:table-cell table:style-name="ce30" office:value-type="float" office:value="0.222804111897723">
            <text:p>0.2228</text:p>
          </table:table-cell>
          <table:table-cell table:style-name="ce30" office:value-type="float" office:value="0.179900596326794">
            <text:p>0.1799</text:p>
          </table:table-cell>
          <table:table-cell table:style-name="ce30" office:value-type="float" office:value="0.14601928222932">
            <text:p>0.1460</text:p>
          </table:table-cell>
          <table:table-cell table:style-name="ce30" office:value-type="float" office:value="0.729627086659277">
            <text:p>0.7296</text:p>
          </table:table-cell>
          <table:table-cell table:style-name="ce30" office:value-type="float" office:value="0.125719339048495">
            <text:p>0.1257</text:p>
          </table:table-cell>
          <table:table-cell table:style-name="ce30" office:value-type="float" office:value="0.189364282928023">
            <text:p>0.1894</text:p>
          </table:table-cell>
          <table:table-cell table:style-name="ce30" office:value-type="float" office:value="0.516118214622008">
            <text:p>0.5161</text:p>
          </table:table-cell>
          <table:table-cell table:style-name="ce30" office:value-type="float" office:value="0.273611087755768">
            <text:p>0.2736</text:p>
          </table:table-cell>
          <table:table-cell table:style-name="ce30" office:value-type="float" office:value="0.0339257905384803">
            <text:p>0.0339</text:p>
          </table:table-cell>
          <table:table-cell table:style-name="ce30" office:value-type="float" office:value="0.101478977521067">
            <text:p>0.1015</text:p>
          </table:table-cell>
          <table:table-cell table:style-name="ce30" office:value-type="float" office:value="0.325305965344776">
            <text:p>0.3253</text:p>
          </table:table-cell>
          <table:table-cell table:style-name="ce30" office:value-type="float" office:value="0.27893584930517">
            <text:p>0.2789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22961003109451">
            <text:p>0.2296</text:p>
          </table:table-cell>
          <table:table-cell table:style-name="ce42" office:value-type="float" office:value="0.175120040452906">
            <text:p>0.1751</text:p>
          </table:table-cell>
          <table:table-cell table:style-name="ce42" office:value-type="float" office:value="0.156586641966161">
            <text:p>0.1566</text:p>
          </table:table-cell>
          <table:table-cell table:style-name="ce35" office:value-type="float" office:value="0.0868756763435488">
            <text:p>0.0869</text:p>
          </table:table-cell>
          <table:table-cell table:style-name="ce42" office:value-type="float" office:value="0.135742845358547">
            <text:p>0.1357</text:p>
          </table:table-cell>
          <table:table-cell table:style-name="ce42" office:value-type="float" office:value="0.108723835978397">
            <text:p>0.1087</text:p>
          </table:table-cell>
          <table:table-cell table:style-name="ce42" office:value-type="float" office:value="0.0763540179575894">
            <text:p>0.0764</text:p>
          </table:table-cell>
          <table:table-cell table:style-name="ce35" office:value-type="float" office:value="0.0387325290355652">
            <text:p>0.0387</text:p>
          </table:table-cell>
          <table:table-cell/>
          <table:table-cell table:formula="of:=MIN([.F40:.AM40];[.AO40:.AV40])" office:value-type="float" office:value="0.017239992525063">
            <text:p>0.0172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6">
            <text:p>36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2" table:formula="of:=[.AO5]" office:value-type="string" office:string-value="stool">
            <text:p>stool</text:p>
          </table:table-cell>
          <table:table-cell table:style-name="ce28" office:value-type="float" office:value="0.601389165695147">
            <text:p>0.6014</text:p>
          </table:table-cell>
          <table:table-cell table:style-name="ce28" office:value-type="float" office:value="0.300358187795002">
            <text:p>0.3004</text:p>
          </table:table-cell>
          <table:table-cell table:style-name="ce28" office:value-type="float" office:value="0.336395547340487">
            <text:p>0.3364</text:p>
          </table:table-cell>
          <table:table-cell table:style-name="ce28" office:value-type="float" office:value="0.368942461798083">
            <text:p>0.3689</text:p>
          </table:table-cell>
          <table:table-cell table:style-name="ce28" office:value-type="float" office:value="0.636556096482594">
            <text:p>0.6366</text:p>
          </table:table-cell>
          <table:table-cell table:style-name="ce28" office:value-type="float" office:value="0.154448877754001">
            <text:p>0.1544</text:p>
          </table:table-cell>
          <table:table-cell table:style-name="ce28" office:value-type="float" office:value="0.317962677372791">
            <text:p>0.3180</text:p>
          </table:table-cell>
          <table:table-cell table:style-name="ce28" office:value-type="float" office:value="0.493901655395157">
            <text:p>0.4939</text:p>
          </table:table-cell>
          <table:table-cell table:style-name="ce28" office:value-type="float" office:value="0.346122540919756">
            <text:p>0.3461</text:p>
          </table:table-cell>
          <table:table-cell table:style-name="ce28" office:value-type="float" office:value="0.498401137480612">
            <text:p>0.4984</text:p>
          </table:table-cell>
          <table:table-cell table:style-name="ce28" office:value-type="float" office:value="0.390980451078021">
            <text:p>0.3910</text:p>
          </table:table-cell>
          <table:table-cell table:style-name="ce28" office:value-type="float" office:value="0.335437988533795">
            <text:p>0.3354</text:p>
          </table:table-cell>
          <table:table-cell table:style-name="ce28" office:value-type="float" office:value="0.0969838877490022">
            <text:p>0.0970</text:p>
          </table:table-cell>
          <table:table-cell table:style-name="ce28" office:value-type="float" office:value="0.140166394291523">
            <text:p>0.1402</text:p>
          </table:table-cell>
          <table:table-cell table:style-name="ce28" office:value-type="float" office:value="0.274288555061763">
            <text:p>0.2743</text:p>
          </table:table-cell>
          <table:table-cell table:style-name="ce28" office:value-type="float" office:value="0.167338475947786">
            <text:p>0.1673</text:p>
          </table:table-cell>
          <table:table-cell table:style-name="ce28" office:value-type="float" office:value="0.281781843641262">
            <text:p>0.2818</text:p>
          </table:table-cell>
          <table:table-cell table:style-name="ce28" office:value-type="float" office:value="0.180960872577798">
            <text:p>0.1810</text:p>
          </table:table-cell>
          <table:table-cell table:style-name="ce28" office:value-type="float" office:value="0.328215092190294">
            <text:p>0.3282</text:p>
          </table:table-cell>
          <table:table-cell table:style-name="ce28" office:value-type="float" office:value="0.549572180163614">
            <text:p>0.5496</text:p>
          </table:table-cell>
          <table:table-cell table:style-name="ce28" office:value-type="float" office:value="0.458326114225409">
            <text:p>0.4583</text:p>
          </table:table-cell>
          <table:table-cell table:style-name="ce28" office:value-type="float" office:value="0.333165631559551">
            <text:p>0.3332</text:p>
          </table:table-cell>
          <table:table-cell table:style-name="ce28" office:value-type="float" office:value="0.313276831428492">
            <text:p>0.3133</text:p>
          </table:table-cell>
          <table:table-cell table:style-name="ce28" office:value-type="float" office:value="0.450066906127658">
            <text:p>0.4501</text:p>
          </table:table-cell>
          <table:table-cell table:style-name="ce28" office:value-type="float" office:value="0.337785311605391">
            <text:p>0.3378</text:p>
          </table:table-cell>
          <table:table-cell table:style-name="ce28" office:value-type="float" office:value="0.493992444951487">
            <text:p>0.4940</text:p>
          </table:table-cell>
          <table:table-cell table:style-name="ce28" office:value-type="float" office:value="0.596937647988975">
            <text:p>0.5969</text:p>
          </table:table-cell>
          <table:table-cell table:style-name="ce28" office:value-type="float" office:value="0.194141660944465">
            <text:p>0.1941</text:p>
          </table:table-cell>
          <table:table-cell table:style-name="ce28" office:value-type="float" office:value="0.336341038907496">
            <text:p>0.3363</text:p>
          </table:table-cell>
          <table:table-cell table:style-name="ce28" office:value-type="float" office:value="0.356236048816229">
            <text:p>0.3562</text:p>
          </table:table-cell>
          <table:table-cell table:style-name="ce28" office:value-type="float" office:value="0.184585898231397">
            <text:p>0.1846</text:p>
          </table:table-cell>
          <table:table-cell table:style-name="ce28" office:value-type="float" office:value="0.208323348871585">
            <text:p>0.2083</text:p>
          </table:table-cell>
          <table:table-cell table:style-name="ce28" office:value-type="float" office:value="0.0865721572042206">
            <text:p>0.0866</text:p>
          </table:table-cell>
          <table:table-cell table:style-name="ce28" office:value-type="float" office:value="0.11562339521636">
            <text:p>0.1156</text:p>
          </table:table-cell>
          <table:table-cell table:style-name="ce28" office:value-type="float" office:value="0.22961003109451">
            <text:p>0.2296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156145854777072">
            <text:p>0.1561</text:p>
          </table:table-cell>
          <table:table-cell table:style-name="ce28" office:value-type="float" office:value="0.690847967222903">
            <text:p>0.6908</text:p>
          </table:table-cell>
          <table:table-cell table:style-name="ce36" office:value-type="float" office:value="0.0752503323405741">
            <text:p>0.0753</text:p>
          </table:table-cell>
          <table:table-cell table:style-name="ce28" office:value-type="float" office:value="0.298171623994079">
            <text:p>0.2982</text:p>
          </table:table-cell>
          <table:table-cell table:style-name="ce28" office:value-type="float" office:value="0.284357229529515">
            <text:p>0.2844</text:p>
          </table:table-cell>
          <table:table-cell table:style-name="ce28" office:value-type="float" office:value="0.315577112973951">
            <text:p>0.3156</text:p>
          </table:table-cell>
          <table:table-cell table:style-name="ce36" office:value-type="float" office:value="0.118875375627657">
            <text:p>0.1189</text:p>
          </table:table-cell>
          <table:table-cell/>
          <table:table-cell table:formula="of:=MIN([.F41:.AN41];[.AP41:.AV41])" office:value-type="float" office:value="0.0752503323405741">
            <text:p>0.0753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7">
            <text:p>37</text:p>
          </table:table-cell>
          <table:covered-table-cell table:style-name="ce9"/>
          <table:table-cell table:formula="of:=[.AP5]" office:value-type="string" office:string-value="box">
            <text:p>box</text:p>
          </table:table-cell>
          <table:table-cell table:style-name="ce27" office:value-type="float" office:value="0.497952343843845">
            <text:p>0.4980</text:p>
          </table:table-cell>
          <table:table-cell table:style-name="ce27" office:value-type="float" office:value="0.320319157169722">
            <text:p>0.3203</text:p>
          </table:table-cell>
          <table:table-cell table:style-name="ce27" office:value-type="float" office:value="0.369134411454358">
            <text:p>0.3691</text:p>
          </table:table-cell>
          <table:table-cell table:style-name="ce27" office:value-type="float" office:value="0.334638523144357">
            <text:p>0.3346</text:p>
          </table:table-cell>
          <table:table-cell table:style-name="ce27" office:value-type="float" office:value="0.7406242915787">
            <text:p>0.7406</text:p>
          </table:table-cell>
          <table:table-cell table:style-name="ce27" office:value-type="float" office:value="0.113022462731707">
            <text:p>0.1130</text:p>
          </table:table-cell>
          <table:table-cell table:style-name="ce27" office:value-type="float" office:value="0.111110668723488">
            <text:p>0.1111</text:p>
          </table:table-cell>
          <table:table-cell table:style-name="ce27" office:value-type="float" office:value="0.610806097808222">
            <text:p>0.6108</text:p>
          </table:table-cell>
          <table:table-cell table:style-name="ce27" office:value-type="float" office:value="0.167361920498425">
            <text:p>0.1674</text:p>
          </table:table-cell>
          <table:table-cell table:style-name="ce27" office:value-type="float" office:value="0.648734429524669">
            <text:p>0.6487</text:p>
          </table:table-cell>
          <table:table-cell table:style-name="ce27" office:value-type="float" office:value="0.457702196079107">
            <text:p>0.4577</text:p>
          </table:table-cell>
          <table:table-cell table:style-name="ce27" office:value-type="float" office:value="0.144079663652109">
            <text:p>0.1441</text:p>
          </table:table-cell>
          <table:table-cell table:style-name="ce27" office:value-type="float" office:value="0.580516538382126">
            <text:p>0.5805</text:p>
          </table:table-cell>
          <table:table-cell table:style-name="ce27" office:value-type="float" office:value="0.14262481115006">
            <text:p>0.1426</text:p>
          </table:table-cell>
          <table:table-cell table:style-name="ce27" office:value-type="float" office:value="0.151882838654521">
            <text:p>0.1519</text:p>
          </table:table-cell>
          <table:table-cell table:style-name="ce27" office:value-type="float" office:value="0.0864525119076775">
            <text:p>0.0865</text:p>
          </table:table-cell>
          <table:table-cell table:style-name="ce27" office:value-type="float" office:value="0.255435533275257">
            <text:p>0.2554</text:p>
          </table:table-cell>
          <table:table-cell table:style-name="ce27" office:value-type="float" office:value="0.281513177848204">
            <text:p>0.2815</text:p>
          </table:table-cell>
          <table:table-cell table:style-name="ce27" office:value-type="float" office:value="0.290529465293106">
            <text:p>0.2905</text:p>
          </table:table-cell>
          <table:table-cell table:style-name="ce27" office:value-type="float" office:value="0.77887916614525">
            <text:p>0.7789</text:p>
          </table:table-cell>
          <table:table-cell table:style-name="ce27" office:value-type="float" office:value="0.303753767172777">
            <text:p>0.3038</text:p>
          </table:table-cell>
          <table:table-cell table:style-name="ce27" office:value-type="float" office:value="0.123975132298985">
            <text:p>0.1240</text:p>
          </table:table-cell>
          <table:table-cell table:style-name="ce27" office:value-type="float" office:value="0.079074045220921">
            <text:p>0.0791</text:p>
          </table:table-cell>
          <table:table-cell table:style-name="ce27" office:value-type="float" office:value="0.278672568264472">
            <text:p>0.2787</text:p>
          </table:table-cell>
          <table:table-cell table:style-name="ce27" office:value-type="float" office:value="0.235966079534046">
            <text:p>0.2360</text:p>
          </table:table-cell>
          <table:table-cell table:style-name="ce27" office:value-type="float" office:value="0.806374762708741">
            <text:p>0.8064</text:p>
          </table:table-cell>
          <table:table-cell table:style-name="ce27" office:value-type="float" office:value="0.46404935343095">
            <text:p>0.4640</text:p>
          </table:table-cell>
          <table:table-cell table:style-name="ce27" office:value-type="float" office:value="0.316109264332926">
            <text:p>0.3161</text:p>
          </table:table-cell>
          <table:table-cell table:style-name="ce27" office:value-type="float" office:value="0.553696904725175">
            <text:p>0.5537</text:p>
          </table:table-cell>
          <table:table-cell table:style-name="ce27" office:value-type="float" office:value="0.375199157786068">
            <text:p>0.3752</text:p>
          </table:table-cell>
          <table:table-cell table:style-name="ce27" office:value-type="float" office:value="0.232480409611194">
            <text:p>0.2325</text:p>
          </table:table-cell>
          <table:table-cell table:style-name="ce27" office:value-type="float" office:value="0.0557693881375379">
            <text:p>0.0558</text:p>
          </table:table-cell>
          <table:table-cell table:style-name="ce27" office:value-type="float" office:value="0.392794684877875">
            <text:p>0.3928</text:p>
          </table:table-cell>
          <table:table-cell table:style-name="ce27" office:value-type="float" office:value="0.361303439223018">
            <text:p>0.3613</text:p>
          </table:table-cell>
          <table:table-cell table:style-name="ce27" office:value-type="float" office:value="0.175120040452906">
            <text:p>0.1751</text:p>
          </table:table-cell>
          <table:table-cell table:style-name="ce27" office:value-type="float" office:value="0.156145854777072">
            <text:p>0.1561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611346755718309">
            <text:p>0.6113</text:p>
          </table:table-cell>
          <table:table-cell table:style-name="ce35" office:value-type="float" office:value="0.161964350254351">
            <text:p>0.1620</text:p>
          </table:table-cell>
          <table:table-cell table:style-name="ce27" office:value-type="float" office:value="0.0540202040347584">
            <text:p>0.0540</text:p>
          </table:table-cell>
          <table:table-cell table:style-name="ce27" office:value-type="float" office:value="0.261350649365343">
            <text:p>0.2614</text:p>
          </table:table-cell>
          <table:table-cell table:style-name="ce27" office:value-type="float" office:value="0.232142000068908">
            <text:p>0.2321</text:p>
          </table:table-cell>
          <table:table-cell table:style-name="ce35" office:value-type="float" office:value="0.125113382287367">
            <text:p>0.1251</text:p>
          </table:table-cell>
          <table:table-cell/>
          <table:table-cell table:formula="of:=MIN([.F42:.AO42];[.AQ42:.AV42])" office:value-type="float" office:value="0.0540202040347584">
            <text:p>0.054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38">
            <text:p>38</text:p>
          </table:table-cell>
          <table:covered-table-cell table:style-name="ce9"/>
          <table:table-cell table:style-name="ce22" table:formula="of:=[.AQ5]" office:value-type="string" office:string-value="bag-book">
            <text:p>bag-book</text:p>
          </table:table-cell>
          <table:table-cell table:style-name="ce28" office:value-type="float" office:value="0.0693803913537498">
            <text:p>0.0694</text:p>
          </table:table-cell>
          <table:table-cell table:style-name="ce28" office:value-type="float" office:value="0.141146017568113">
            <text:p>0.1411</text:p>
          </table:table-cell>
          <table:table-cell table:style-name="ce28" office:value-type="float" office:value="0.422445462073153">
            <text:p>0.4224</text:p>
          </table:table-cell>
          <table:table-cell table:style-name="ce28" office:value-type="float" office:value="0.570474614150171">
            <text:p>0.5705</text:p>
          </table:table-cell>
          <table:table-cell table:style-name="ce28" office:value-type="float" office:value="0.942390826450331">
            <text:p>0.9424</text:p>
          </table:table-cell>
          <table:table-cell table:style-name="ce28" office:value-type="float" office:value="0.377691666632231">
            <text:p>0.3777</text:p>
          </table:table-cell>
          <table:table-cell table:style-name="ce28" office:value-type="float" office:value="0.639261265883764">
            <text:p>0.6393</text:p>
          </table:table-cell>
          <table:table-cell table:style-name="ce28" office:value-type="float" office:value="0.366724644750594">
            <text:p>0.3667</text:p>
          </table:table-cell>
          <table:table-cell table:style-name="ce28" office:value-type="float" office:value="0.576319847513019">
            <text:p>0.5763</text:p>
          </table:table-cell>
          <table:table-cell table:style-name="ce28" office:value-type="float" office:value="0.468147257560013">
            <text:p>0.4681</text:p>
          </table:table-cell>
          <table:table-cell table:style-name="ce28" office:value-type="float" office:value="0.344936785451939">
            <text:p>0.3449</text:p>
          </table:table-cell>
          <table:table-cell table:style-name="ce28" office:value-type="float" office:value="0.344821416162577">
            <text:p>0.3448</text:p>
          </table:table-cell>
          <table:table-cell table:style-name="ce28" office:value-type="float" office:value="0.818135903664391">
            <text:p>0.8181</text:p>
          </table:table-cell>
          <table:table-cell table:style-name="ce28" office:value-type="float" office:value="0.393559965831279">
            <text:p>0.3936</text:p>
          </table:table-cell>
          <table:table-cell table:style-name="ce28" office:value-type="float" office:value="0.258406104186292">
            <text:p>0.2584</text:p>
          </table:table-cell>
          <table:table-cell table:style-name="ce28" office:value-type="float" office:value="0.590556997792729">
            <text:p>0.5906</text:p>
          </table:table-cell>
          <table:table-cell table:style-name="ce28" office:value-type="float" office:value="0.607471815955738">
            <text:p>0.6075</text:p>
          </table:table-cell>
          <table:table-cell table:style-name="ce28" office:value-type="float" office:value="0.445906704268535">
            <text:p>0.4459</text:p>
          </table:table-cell>
          <table:table-cell table:style-name="ce28" office:value-type="float" office:value="0.106656642625871">
            <text:p>0.1067</text:p>
          </table:table-cell>
          <table:table-cell table:style-name="ce28" office:value-type="float" office:value="1.03518523760904">
            <text:p>1.0352</text:p>
          </table:table-cell>
          <table:table-cell table:style-name="ce28" office:value-type="float" office:value="0.66402603591415">
            <text:p>0.6640</text:p>
          </table:table-cell>
          <table:table-cell table:style-name="ce28" office:value-type="float" office:value="0.478323382997113">
            <text:p>0.4783</text:p>
          </table:table-cell>
          <table:table-cell table:style-name="ce28" office:value-type="float" office:value="0.568654752221223">
            <text:p>0.5687</text:p>
          </table:table-cell>
          <table:table-cell table:style-name="ce28" office:value-type="float" office:value="0.20816207488172">
            <text:p>0.2082</text:p>
          </table:table-cell>
          <table:table-cell table:style-name="ce28" office:value-type="float" office:value="0.358890857581188">
            <text:p>0.3589</text:p>
          </table:table-cell>
          <table:table-cell table:style-name="ce28" office:value-type="float" office:value="0.994322081939136">
            <text:p>0.9943</text:p>
          </table:table-cell>
          <table:table-cell table:style-name="ce28" office:value-type="float" office:value="0.0103308140724892">
            <text:p>0.0103</text:p>
          </table:table-cell>
          <table:table-cell table:style-name="ce28" office:value-type="float" office:value="0.52801251129277">
            <text:p>0.5280</text:p>
          </table:table-cell>
          <table:table-cell table:style-name="ce28" office:value-type="float" office:value="0.812295824625301">
            <text:p>0.8123</text:p>
          </table:table-cell>
          <table:table-cell table:style-name="ce28" office:value-type="float" office:value="0.538238880211483">
            <text:p>0.5382</text:p>
          </table:table-cell>
          <table:table-cell table:style-name="ce28" office:value-type="float" office:value="0.270049650383">
            <text:p>0.2700</text:p>
          </table:table-cell>
          <table:table-cell table:style-name="ce28" office:value-type="float" office:value="0.528689990638879">
            <text:p>0.5287</text:p>
          </table:table-cell>
          <table:table-cell table:style-name="ce28" office:value-type="float" office:value="0.693065329379998">
            <text:p>0.6931</text:p>
          </table:table-cell>
          <table:table-cell table:style-name="ce28" office:value-type="float" office:value="0.613128543381987">
            <text:p>0.6131</text:p>
          </table:table-cell>
          <table:table-cell table:style-name="ce28" office:value-type="float" office:value="0.156586641966161">
            <text:p>0.1566</text:p>
          </table:table-cell>
          <table:table-cell table:style-name="ce28" office:value-type="float" office:value="0.690847967222903">
            <text:p>0.6908</text:p>
          </table:table-cell>
          <table:table-cell table:style-name="ce28" office:value-type="float" office:value="0.611346755718309">
            <text:p>0.6113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54805687513843">
            <text:p>0.5481</text:p>
          </table:table-cell>
          <table:table-cell table:style-name="ce28" office:value-type="float" office:value="0.440908283107475">
            <text:p>0.4409</text:p>
          </table:table-cell>
          <table:table-cell table:style-name="ce28" office:value-type="float" office:value="0.250044420816673">
            <text:p>0.2500</text:p>
          </table:table-cell>
          <table:table-cell table:style-name="ce28" office:value-type="float" office:value="0.200034256948433">
            <text:p>0.2000</text:p>
          </table:table-cell>
          <table:table-cell table:style-name="ce36" office:value-type="float" office:value="0.257319710534559">
            <text:p>0.2573</text:p>
          </table:table-cell>
          <table:table-cell/>
          <table:table-cell table:formula="of:=MIN([.F43:.AP43];[.AR43:.AV43])" office:value-type="float" office:value="0.0103308140724892">
            <text:p>0.0103</text:p>
          </table:table-cell>
          <table:table-cell table:number-columns-repeated="972"/>
        </table:table-row>
        <table:table-row table:style-name="ro3">
          <table:table-cell table:style-name="ce6"/>
          <table:table-cell table:style-name="ce12"/>
          <table:table-cell table:style-name="ce16" office:value-type="float" office:value="39">
            <text:p>39</text:p>
          </table:table-cell>
          <table:covered-table-cell table:style-name="ce20"/>
          <table:table-cell table:style-name="ce24" table:formula="of:=[.AR5]" office:value-type="string" office:string-value="chair">
            <text:p>chair</text:p>
          </table:table-cell>
          <table:table-cell table:style-name="ce30" office:value-type="float" office:value="0.425146794878553">
            <text:p>0.4251</text:p>
          </table:table-cell>
          <table:table-cell table:style-name="ce30" office:value-type="float" office:value="0.160983788771995">
            <text:p>0.1610</text:p>
          </table:table-cell>
          <table:table-cell table:style-name="ce30" office:value-type="float" office:value="0.255593819846315">
            <text:p>0.2556</text:p>
          </table:table-cell>
          <table:table-cell table:style-name="ce30" office:value-type="float" office:value="0.315392994965582">
            <text:p>0.3154</text:p>
          </table:table-cell>
          <table:table-cell table:style-name="ce30" office:value-type="float" office:value="0.594684859896947">
            <text:p>0.5947</text:p>
          </table:table-cell>
          <table:table-cell table:style-name="ce30" office:value-type="float" office:value="0.111224713324526">
            <text:p>0.1112</text:p>
          </table:table-cell>
          <table:table-cell table:style-name="ce30" office:value-type="float" office:value="0.222306907552195">
            <text:p>0.2223</text:p>
          </table:table-cell>
          <table:table-cell table:style-name="ce30" office:value-type="float" office:value="0.400113647301186">
            <text:p>0.4001</text:p>
          </table:table-cell>
          <table:table-cell table:style-name="ce30" office:value-type="float" office:value="0.223248151642402">
            <text:p>0.2232</text:p>
          </table:table-cell>
          <table:table-cell table:style-name="ce30" office:value-type="float" office:value="0.471301060726672">
            <text:p>0.4713</text:p>
          </table:table-cell>
          <table:table-cell table:style-name="ce30" office:value-type="float" office:value="0.305676596069421">
            <text:p>0.3057</text:p>
          </table:table-cell>
          <table:table-cell table:style-name="ce30" office:value-type="float" office:value="0.187710722499142">
            <text:p>0.1877</text:p>
          </table:table-cell>
          <table:table-cell table:style-name="ce30" office:value-type="float" office:value="0.331203977926464">
            <text:p>0.3312</text:p>
          </table:table-cell>
          <table:table-cell table:style-name="ce30" office:value-type="float" office:value="0.0298916469599828">
            <text:p>0.0299</text:p>
          </table:table-cell>
          <table:table-cell table:style-name="ce30" office:value-type="float" office:value="0.12231516433734">
            <text:p>0.1223</text:p>
          </table:table-cell>
          <table:table-cell table:style-name="ce30" office:value-type="float" office:value="0.0732323160504301">
            <text:p>0.0732</text:p>
          </table:table-cell>
          <table:table-cell table:style-name="ce30" office:value-type="float" office:value="0.155419444878273">
            <text:p>0.1554</text:p>
          </table:table-cell>
          <table:table-cell table:style-name="ce30" office:value-type="float" office:value="0.0766146287184163">
            <text:p>0.0766</text:p>
          </table:table-cell>
          <table:table-cell table:style-name="ce30" office:value-type="float" office:value="0.140434002470588">
            <text:p>0.1404</text:p>
          </table:table-cell>
          <table:table-cell table:style-name="ce30" office:value-type="float" office:value="0.602235870437089">
            <text:p>0.6022</text:p>
          </table:table-cell>
          <table:table-cell table:style-name="ce30" office:value-type="float" office:value="0.293155280491671">
            <text:p>0.2932</text:p>
          </table:table-cell>
          <table:table-cell table:style-name="ce30" office:value-type="float" office:value="0.183219210540093">
            <text:p>0.1832</text:p>
          </table:table-cell>
          <table:table-cell table:style-name="ce30" office:value-type="float" office:value="0.236776568643666">
            <text:p>0.2368</text:p>
          </table:table-cell>
          <table:table-cell table:style-name="ce30" office:value-type="float" office:value="0.386756789598179">
            <text:p>0.3868</text:p>
          </table:table-cell>
          <table:table-cell table:style-name="ce30" office:value-type="float" office:value="0.199561206320441">
            <text:p>0.1996</text:p>
          </table:table-cell>
          <table:table-cell table:style-name="ce30" office:value-type="float" office:value="0.623534937425883">
            <text:p>0.6235</text:p>
          </table:table-cell>
          <table:table-cell table:style-name="ce30" office:value-type="float" office:value="0.4513526105009">
            <text:p>0.4514</text:p>
          </table:table-cell>
          <table:table-cell table:style-name="ce30" office:value-type="float" office:value="0.119678461836875">
            <text:p>0.1197</text:p>
          </table:table-cell>
          <table:table-cell table:style-name="ce30" office:value-type="float" office:value="0.38055278870912">
            <text:p>0.3806</text:p>
          </table:table-cell>
          <table:table-cell table:style-name="ce30" office:value-type="float" office:value="0.268089272310199">
            <text:p>0.2681</text:p>
          </table:table-cell>
          <table:table-cell table:style-name="ce30" office:value-type="float" office:value="0.0617029100861112">
            <text:p>0.0617</text:p>
          </table:table-cell>
          <table:table-cell table:style-name="ce30" office:value-type="float" office:value="0.0944850641987241">
            <text:p>0.0945</text:p>
          </table:table-cell>
          <table:table-cell table:style-name="ce30" office:value-type="float" office:value="0.184706427973692">
            <text:p>0.1847</text:p>
          </table:table-cell>
          <table:table-cell table:style-name="ce30" office:value-type="float" office:value="0.150774224608371">
            <text:p>0.1508</text:p>
          </table:table-cell>
          <table:table-cell table:style-name="ce30" office:value-type="float" office:value="0.0868756763435488">
            <text:p>0.0869</text:p>
          </table:table-cell>
          <table:table-cell table:style-name="ce30" office:value-type="float" office:value="0.0752503323405741">
            <text:p>0.0753</text:p>
          </table:table-cell>
          <table:table-cell table:style-name="ce30" office:value-type="float" office:value="0.161964350254351">
            <text:p>0.1620</text:p>
          </table:table-cell>
          <table:table-cell table:style-name="ce30" office:value-type="float" office:value="0.54805687513843">
            <text:p>0.5481</text:p>
          </table:table-cell>
          <table:table-cell table:style-name="ce41" office:value-type="float" office:value="0">
            <text:p>0.0000</text:p>
          </table:table-cell>
          <table:table-cell table:style-name="ce42" office:value-type="float" office:value="0.187678970693124">
            <text:p>0.1877</text:p>
          </table:table-cell>
          <table:table-cell table:style-name="ce42" office:value-type="float" office:value="0.190125122844843">
            <text:p>0.1901</text:p>
          </table:table-cell>
          <table:table-cell table:style-name="ce42" office:value-type="float" office:value="0.216630489754314">
            <text:p>0.2166</text:p>
          </table:table-cell>
          <table:table-cell table:style-name="ce35" office:value-type="float" office:value="0.0352733731659571">
            <text:p>0.0353</text:p>
          </table:table-cell>
          <table:table-cell/>
          <table:table-cell table:formula="of:=MIN([.F44:.AQ44];[.AS44:.AV44])" office:value-type="float" office:value="0.0298916469599828">
            <text:p>0.0299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0">
            <text:p>40</text:p>
          </table:table-cell>
          <table:table-cell table:style-name="ce19" office:value-type="string" table:number-columns-spanned="1" table:number-rows-spanned="4">
            <text:p>plan9</text:p>
          </table:table-cell>
          <table:table-cell table:style-name="ce22" table:formula="of:=[.AS5]" office:value-type="string" office:string-value="box">
            <text:p>box</text:p>
          </table:table-cell>
          <table:table-cell table:style-name="ce28" office:value-type="float" office:value="0.319431926598499">
            <text:p>0.3194</text:p>
          </table:table-cell>
          <table:table-cell table:style-name="ce28" office:value-type="float" office:value="0.24223627550759">
            <text:p>0.2422</text:p>
          </table:table-cell>
          <table:table-cell table:style-name="ce28" office:value-type="float" office:value="0.39219187528361">
            <text:p>0.3922</text:p>
          </table:table-cell>
          <table:table-cell table:style-name="ce28" office:value-type="float" office:value="0.36709574683293">
            <text:p>0.3671</text:p>
          </table:table-cell>
          <table:table-cell table:style-name="ce28" office:value-type="float" office:value="0.817571152922726">
            <text:p>0.8176</text:p>
          </table:table-cell>
          <table:table-cell table:style-name="ce28" office:value-type="float" office:value="0.102375715613806">
            <text:p>0.1024</text:p>
          </table:table-cell>
          <table:table-cell table:style-name="ce28" office:value-type="float" office:value="0.0822991403557694">
            <text:p>0.0823</text:p>
          </table:table-cell>
          <table:table-cell table:style-name="ce28" office:value-type="float" office:value="0.481634596481844">
            <text:p>0.4816</text:p>
          </table:table-cell>
          <table:table-cell table:style-name="ce28" office:value-type="float" office:value="0.117332444621697">
            <text:p>0.1173</text:p>
          </table:table-cell>
          <table:table-cell table:style-name="ce28" office:value-type="float" office:value="0.572485430886427">
            <text:p>0.5725</text:p>
          </table:table-cell>
          <table:table-cell table:style-name="ce28" office:value-type="float" office:value="0.449186582596234">
            <text:p>0.4492</text:p>
          </table:table-cell>
          <table:table-cell table:style-name="ce28" office:value-type="float" office:value="0.0547616100295026">
            <text:p>0.0548</text:p>
          </table:table-cell>
          <table:table-cell table:style-name="ce28" office:value-type="float" office:value="0.708321228282351">
            <text:p>0.7083</text:p>
          </table:table-cell>
          <table:table-cell table:style-name="ce28" office:value-type="float" office:value="0.138526588550187">
            <text:p>0.1385</text:p>
          </table:table-cell>
          <table:table-cell table:style-name="ce28" office:value-type="float" office:value="0.0931818421303885">
            <text:p>0.0932</text:p>
          </table:table-cell>
          <table:table-cell table:style-name="ce28" office:value-type="float" office:value="0.110748951048314">
            <text:p>0.1107</text:p>
          </table:table-cell>
          <table:table-cell table:style-name="ce28" office:value-type="float" office:value="0.215867948686543">
            <text:p>0.2159</text:p>
          </table:table-cell>
          <table:table-cell table:style-name="ce28" office:value-type="float" office:value="0.291467140237215">
            <text:p>0.2915</text:p>
          </table:table-cell>
          <table:table-cell table:style-name="ce28" office:value-type="float" office:value="0.208066211464752">
            <text:p>0.2081</text:p>
          </table:table-cell>
          <table:table-cell table:style-name="ce28" office:value-type="float" office:value="0.876653492648189">
            <text:p>0.8767</text:p>
          </table:table-cell>
          <table:table-cell table:style-name="ce28" office:value-type="float" office:value="0.258481782198408">
            <text:p>0.2585</text:p>
          </table:table-cell>
          <table:table-cell table:style-name="ce28" office:value-type="float" office:value="0.0579409032650782">
            <text:p>0.0579</text:p>
          </table:table-cell>
          <table:table-cell table:style-name="ce28" office:value-type="float" office:value="0.0465945984126325">
            <text:p>0.0466</text:p>
          </table:table-cell>
          <table:table-cell table:style-name="ce28" office:value-type="float" office:value="0.240291428132723">
            <text:p>0.2403</text:p>
          </table:table-cell>
          <table:table-cell table:style-name="ce28" office:value-type="float" office:value="0.213302851163955">
            <text:p>0.2133</text:p>
          </table:table-cell>
          <table:table-cell table:style-name="ce28" office:value-type="float" office:value="0.922726203453487">
            <text:p>0.9227</text:p>
          </table:table-cell>
          <table:table-cell table:style-name="ce28" office:value-type="float" office:value="0.372710188947216">
            <text:p>0.3727</text:p>
          </table:table-cell>
          <table:table-cell table:style-name="ce28" office:value-type="float" office:value="0.326458379519412">
            <text:p>0.3265</text:p>
          </table:table-cell>
          <table:table-cell table:style-name="ce28" office:value-type="float" office:value="0.671037507850882">
            <text:p>0.6710</text:p>
          </table:table-cell>
          <table:table-cell table:style-name="ce28" office:value-type="float" office:value="0.353854660051335">
            <text:p>0.3539</text:p>
          </table:table-cell>
          <table:table-cell table:style-name="ce28" office:value-type="float" office:value="0.166722547993295">
            <text:p>0.1667</text:p>
          </table:table-cell>
          <table:table-cell table:style-name="ce28" office:value-type="float" office:value="0.0260298655532897">
            <text:p>0.0260</text:p>
          </table:table-cell>
          <table:table-cell table:style-name="ce28" office:value-type="float" office:value="0.514912693069222">
            <text:p>0.5149</text:p>
          </table:table-cell>
          <table:table-cell table:style-name="ce28" office:value-type="float" office:value="0.447500441769789">
            <text:p>0.4475</text:p>
          </table:table-cell>
          <table:table-cell table:style-name="ce28" office:value-type="float" office:value="0.135742845358547">
            <text:p>0.1357</text:p>
          </table:table-cell>
          <table:table-cell table:style-name="ce28" office:value-type="float" office:value="0.298171623994079">
            <text:p>0.2982</text:p>
          </table:table-cell>
          <table:table-cell table:style-name="ce28" office:value-type="float" office:value="0.0540202040347584">
            <text:p>0.0540</text:p>
          </table:table-cell>
          <table:table-cell table:style-name="ce28" office:value-type="float" office:value="0.440908283107475">
            <text:p>0.4409</text:p>
          </table:table-cell>
          <table:table-cell table:style-name="ce28" office:value-type="float" office:value="0.187678970693124">
            <text:p>0.1877</text:p>
          </table:table-cell>
          <table:table-cell table:style-name="ce28" office:value-type="float" office:value="0">
            <text:p>0.0000</text:p>
          </table:table-cell>
          <table:table-cell table:style-name="ce28" office:value-type="float" office:value="0.254895911746737">
            <text:p>0.2549</text:p>
          </table:table-cell>
          <table:table-cell table:style-name="ce28" office:value-type="float" office:value="0.215493540348711">
            <text:p>0.2155</text:p>
          </table:table-cell>
          <table:table-cell table:style-name="ce36" office:value-type="float" office:value="0.137499965278453">
            <text:p>0.1375</text:p>
          </table:table-cell>
          <table:table-cell/>
          <table:table-cell table:formula="of:=MIN([.F45:.AR45];[.AT45:.AV45])" office:value-type="float" office:value="0.0260298655532897">
            <text:p>0.0260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1">
            <text:p>41</text:p>
          </table:table-cell>
          <table:covered-table-cell table:style-name="ce9"/>
          <table:table-cell table:formula="of:=[.AT5]" office:value-type="string" office:string-value="table">
            <text:p>table</text:p>
          </table:table-cell>
          <table:table-cell table:style-name="ce27" office:value-type="float" office:value="0.1823037876036">
            <text:p>0.1823</text:p>
          </table:table-cell>
          <table:table-cell table:style-name="ce27" office:value-type="float" office:value="0.106220943232701">
            <text:p>0.1062</text:p>
          </table:table-cell>
          <table:table-cell table:style-name="ce27" office:value-type="float" office:value="0.0686234860009911">
            <text:p>0.0686</text:p>
          </table:table-cell>
          <table:table-cell table:style-name="ce27" office:value-type="float" office:value="0.455351913390939">
            <text:p>0.4554</text:p>
          </table:table-cell>
          <table:table-cell table:style-name="ce27" office:value-type="float" office:value="0.636584329520977">
            <text:p>0.6366</text:p>
          </table:table-cell>
          <table:table-cell table:style-name="ce27" office:value-type="float" office:value="0.123287019430332">
            <text:p>0.1233</text:p>
          </table:table-cell>
          <table:table-cell table:style-name="ce27" office:value-type="float" office:value="0.393485398771839">
            <text:p>0.3935</text:p>
          </table:table-cell>
          <table:table-cell table:style-name="ce27" office:value-type="float" office:value="0.380714325449268">
            <text:p>0.3807</text:p>
          </table:table-cell>
          <table:table-cell table:style-name="ce27" office:value-type="float" office:value="0.394391038557242">
            <text:p>0.3944</text:p>
          </table:table-cell>
          <table:table-cell table:style-name="ce27" office:value-type="float" office:value="0.485283033988028">
            <text:p>0.4853</text:p>
          </table:table-cell>
          <table:table-cell table:style-name="ce27" office:value-type="float" office:value="0.178068026319503">
            <text:p>0.1781</text:p>
          </table:table-cell>
          <table:table-cell table:style-name="ce27" office:value-type="float" office:value="0.187911216331676">
            <text:p>0.1879</text:p>
          </table:table-cell>
          <table:table-cell table:style-name="ce27" office:value-type="float" office:value="0.529997985785261">
            <text:p>0.5300</text:p>
          </table:table-cell>
          <table:table-cell table:style-name="ce27" office:value-type="float" office:value="0.138998117076611">
            <text:p>0.1390</text:p>
          </table:table-cell>
          <table:table-cell table:style-name="ce27" office:value-type="float" office:value="0.173729245473777">
            <text:p>0.1737</text:p>
          </table:table-cell>
          <table:table-cell table:style-name="ce27" office:value-type="float" office:value="0.242878454922714">
            <text:p>0.2429</text:p>
          </table:table-cell>
          <table:table-cell table:style-name="ce27" office:value-type="float" office:value="0.410707113346593">
            <text:p>0.4107</text:p>
          </table:table-cell>
          <table:table-cell table:style-name="ce27" office:value-type="float" office:value="0.233350557499137">
            <text:p>0.2334</text:p>
          </table:table-cell>
          <table:table-cell table:style-name="ce27" office:value-type="float" office:value="0.123141612571769">
            <text:p>0.1231</text:p>
          </table:table-cell>
          <table:table-cell table:style-name="ce27" office:value-type="float" office:value="0.820038908360843">
            <text:p>0.8200</text:p>
          </table:table-cell>
          <table:table-cell table:style-name="ce27" office:value-type="float" office:value="0.483699394290975">
            <text:p>0.4837</text:p>
          </table:table-cell>
          <table:table-cell table:style-name="ce27" office:value-type="float" office:value="0.309152508852591">
            <text:p>0.3092</text:p>
          </table:table-cell>
          <table:table-cell table:style-name="ce27" office:value-type="float" office:value="0.315162702200547">
            <text:p>0.3152</text:p>
          </table:table-cell>
          <table:table-cell table:style-name="ce27" office:value-type="float" office:value="0.136284221628967">
            <text:p>0.1363</text:p>
          </table:table-cell>
          <table:table-cell table:style-name="ce27" office:value-type="float" office:value="0.0295706059257455">
            <text:p>0.0296</text:p>
          </table:table-cell>
          <table:table-cell table:style-name="ce27" office:value-type="float" office:value="0.777341409748928">
            <text:p>0.7773</text:p>
          </table:table-cell>
          <table:table-cell table:style-name="ce27" office:value-type="float" office:value="0.172421191715002">
            <text:p>0.1724</text:p>
          </table:table-cell>
          <table:table-cell table:style-name="ce27" office:value-type="float" office:value="0.253884940048496">
            <text:p>0.2539</text:p>
          </table:table-cell>
          <table:table-cell table:style-name="ce27" office:value-type="float" office:value="0.545899203161084">
            <text:p>0.5459</text:p>
          </table:table-cell>
          <table:table-cell table:style-name="ce27" office:value-type="float" office:value="0.428483986406659">
            <text:p>0.4285</text:p>
          </table:table-cell>
          <table:table-cell table:style-name="ce27" office:value-type="float" office:value="0.122472760277577">
            <text:p>0.1225</text:p>
          </table:table-cell>
          <table:table-cell table:style-name="ce27" office:value-type="float" office:value="0.229212246612716">
            <text:p>0.2292</text:p>
          </table:table-cell>
          <table:table-cell table:style-name="ce27" office:value-type="float" office:value="0.411415667425786">
            <text:p>0.4114</text:p>
          </table:table-cell>
          <table:table-cell table:style-name="ce27" office:value-type="float" office:value="0.320923245868532">
            <text:p>0.3209</text:p>
          </table:table-cell>
          <table:table-cell table:style-name="ce27" office:value-type="float" office:value="0.108723835978397">
            <text:p>0.1087</text:p>
          </table:table-cell>
          <table:table-cell table:style-name="ce27" office:value-type="float" office:value="0.284357229529515">
            <text:p>0.2844</text:p>
          </table:table-cell>
          <table:table-cell table:style-name="ce27" office:value-type="float" office:value="0.261350649365343">
            <text:p>0.2614</text:p>
          </table:table-cell>
          <table:table-cell table:style-name="ce27" office:value-type="float" office:value="0.250044420816673">
            <text:p>0.2500</text:p>
          </table:table-cell>
          <table:table-cell table:style-name="ce27" office:value-type="float" office:value="0.190125122844843">
            <text:p>0.1901</text:p>
          </table:table-cell>
          <table:table-cell table:style-name="ce27" office:value-type="float" office:value="0.254895911746737">
            <text:p>0.2549</text:p>
          </table:table-cell>
          <table:table-cell table:style-name="ce27" office:value-type="float" office:value="0">
            <text:p>0.0000</text:p>
          </table:table-cell>
          <table:table-cell table:style-name="ce27" office:value-type="float" office:value="0.0839348793025757">
            <text:p>0.0839</text:p>
          </table:table-cell>
          <table:table-cell table:style-name="ce35" office:value-type="float" office:value="0.0959125638560623">
            <text:p>0.0959</text:p>
          </table:table-cell>
          <table:table-cell/>
          <table:table-cell table:formula="of:=MIN([.F46:.AS46];[.AU46:.AV46])" office:value-type="float" office:value="0.0295706059257455">
            <text:p>0.0296</text:p>
          </table:table-cell>
          <table:table-cell table:number-columns-repeated="972"/>
        </table:table-row>
        <table:table-row table:style-name="ro3">
          <table:table-cell table:style-name="ce5"/>
          <table:table-cell table:style-name="ce11"/>
          <table:table-cell table:style-name="ce15" office:value-type="float" office:value="42">
            <text:p>42</text:p>
          </table:table-cell>
          <table:covered-table-cell table:style-name="ce9"/>
          <table:table-cell table:style-name="ce22" table:formula="of:=[.AU5]" office:value-type="string" office:string-value="bag-book">
            <text:p>bag-book</text:p>
          </table:table-cell>
          <table:table-cell table:style-name="ce28" office:value-type="float" office:value="0.176776183035937">
            <text:p>0.1768</text:p>
          </table:table-cell>
          <table:table-cell table:style-name="ce28" office:value-type="float" office:value="0.0826775567074975">
            <text:p>0.0827</text:p>
          </table:table-cell>
          <table:table-cell table:style-name="ce28" office:value-type="float" office:value="0.174144317678533">
            <text:p>0.1741</text:p>
          </table:table-cell>
          <table:table-cell table:style-name="ce28" office:value-type="float" office:value="0.440440172518533">
            <text:p>0.4404</text:p>
          </table:table-cell>
          <table:table-cell table:style-name="ce28" office:value-type="float" office:value="0.642951581046463">
            <text:p>0.6430</text:p>
          </table:table-cell>
          <table:table-cell table:style-name="ce28" office:value-type="float" office:value="0.106412728092263">
            <text:p>0.1064</text:p>
          </table:table-cell>
          <table:table-cell table:style-name="ce28" office:value-type="float" office:value="0.368195047685714">
            <text:p>0.3682</text:p>
          </table:table-cell>
          <table:table-cell table:style-name="ce28" office:value-type="float" office:value="0.384990386821249">
            <text:p>0.3850</text:p>
          </table:table-cell>
          <table:table-cell table:style-name="ce28" office:value-type="float" office:value="0.351312483350356">
            <text:p>0.3513</text:p>
          </table:table-cell>
          <table:table-cell table:style-name="ce28" office:value-type="float" office:value="0.472237625187202">
            <text:p>0.4722</text:p>
          </table:table-cell>
          <table:table-cell table:style-name="ce28" office:value-type="float" office:value="0.271997673069785">
            <text:p>0.2720</text:p>
          </table:table-cell>
          <table:table-cell table:style-name="ce28" office:value-type="float" office:value="0.133622539318201">
            <text:p>0.1336</text:p>
          </table:table-cell>
          <table:table-cell table:style-name="ce28" office:value-type="float" office:value="0.64250732915005">
            <text:p>0.6425</text:p>
          </table:table-cell>
          <table:table-cell table:style-name="ce28" office:value-type="float" office:value="0.0944816978961555">
            <text:p>0.0945</text:p>
          </table:table-cell>
          <table:table-cell table:style-name="ce28" office:value-type="float" office:value="0.125690441601879">
            <text:p>0.1257</text:p>
          </table:table-cell>
          <table:table-cell table:style-name="ce28" office:value-type="float" office:value="0.222214551965348">
            <text:p>0.2222</text:p>
          </table:table-cell>
          <table:table-cell table:style-name="ce28" office:value-type="float" office:value="0.39048107330197">
            <text:p>0.3905</text:p>
          </table:table-cell>
          <table:table-cell table:style-name="ce28" office:value-type="float" office:value="0.242414788492155">
            <text:p>0.2424</text:p>
          </table:table-cell>
          <table:table-cell table:style-name="ce28" office:value-type="float" office:value="0.0756594481694253">
            <text:p>0.0757</text:p>
          </table:table-cell>
          <table:table-cell table:style-name="ce28" office:value-type="float" office:value="0.890888654635694">
            <text:p>0.8909</text:p>
          </table:table-cell>
          <table:table-cell table:style-name="ce28" office:value-type="float" office:value="0.475803063360614">
            <text:p>0.4758</text:p>
          </table:table-cell>
          <table:table-cell table:style-name="ce28" office:value-type="float" office:value="0.260589160893949">
            <text:p>0.2606</text:p>
          </table:table-cell>
          <table:table-cell table:style-name="ce28" office:value-type="float" office:value="0.266357576058621">
            <text:p>0.2664</text:p>
          </table:table-cell>
          <table:table-cell table:style-name="ce28" office:value-type="float" office:value="0.0294059345554742">
            <text:p>0.0294</text:p>
          </table:table-cell>
          <table:table-cell table:style-name="ce28" office:value-type="float" office:value="0.0956594612801419">
            <text:p>0.0957</text:p>
          </table:table-cell>
          <table:table-cell table:style-name="ce28" office:value-type="float" office:value="0.847582719213003">
            <text:p>0.8476</text:p>
          </table:table-cell>
          <table:table-cell table:style-name="ce28" office:value-type="float" office:value="0.108451196412412">
            <text:p>0.1085</text:p>
          </table:table-cell>
          <table:table-cell table:style-name="ce28" office:value-type="float" office:value="0.292809222528477">
            <text:p>0.2928</text:p>
          </table:table-cell>
          <table:table-cell table:style-name="ce28" office:value-type="float" office:value="0.608004968445127">
            <text:p>0.6080</text:p>
          </table:table-cell>
          <table:table-cell table:style-name="ce28" office:value-type="float" office:value="0.411039331984359">
            <text:p>0.4110</text:p>
          </table:table-cell>
          <table:table-cell table:style-name="ce28" office:value-type="float" office:value="0.119134191654072">
            <text:p>0.1191</text:p>
          </table:table-cell>
          <table:table-cell table:style-name="ce28" office:value-type="float" office:value="0.198472562863605">
            <text:p>0.1985</text:p>
          </table:table-cell>
          <table:table-cell table:style-name="ce28" office:value-type="float" office:value="0.481583958034973">
            <text:p>0.4816</text:p>
          </table:table-cell>
          <table:table-cell table:style-name="ce28" office:value-type="float" office:value="0.397742247763256">
            <text:p>0.3977</text:p>
          </table:table-cell>
          <table:table-cell table:style-name="ce28" office:value-type="float" office:value="0.0763540179575894">
            <text:p>0.0764</text:p>
          </table:table-cell>
          <table:table-cell table:style-name="ce28" office:value-type="float" office:value="0.315577112973951">
            <text:p>0.3156</text:p>
          </table:table-cell>
          <table:table-cell table:style-name="ce28" office:value-type="float" office:value="0.232142000068908">
            <text:p>0.2321</text:p>
          </table:table-cell>
          <table:table-cell table:style-name="ce28" office:value-type="float" office:value="0.200034256948433">
            <text:p>0.2000</text:p>
          </table:table-cell>
          <table:table-cell table:style-name="ce28" office:value-type="float" office:value="0.216630489754314">
            <text:p>0.2166</text:p>
          </table:table-cell>
          <table:table-cell table:style-name="ce28" office:value-type="float" office:value="0.215493540348711">
            <text:p>0.2155</text:p>
          </table:table-cell>
          <table:table-cell table:style-name="ce28" office:value-type="float" office:value="0.0839348793025757">
            <text:p>0.0839</text:p>
          </table:table-cell>
          <table:table-cell table:style-name="ce28" office:value-type="float" office:value="0">
            <text:p>0.0000</text:p>
          </table:table-cell>
          <table:table-cell table:style-name="ce36" office:value-type="float" office:value="0.0761675193558859">
            <text:p>0.0762</text:p>
          </table:table-cell>
          <table:table-cell/>
          <table:table-cell table:formula="of:=MIN([.F47:.AT47];[.AV47])" office:value-type="float" office:value="0.0294059345554742">
            <text:p>0.0294</text:p>
          </table:table-cell>
          <table:table-cell/>
          <table:table-cell table:formula="of:=MAX([.AX6:.AX20];[.AX23:.AX25];[.AX27:.AX48])" office:value-type="float" office:value="0.350106131241846">
            <text:p>0.3501</text:p>
          </table:table-cell>
          <table:table-cell table:number-columns-repeated="970"/>
        </table:table-row>
        <table:table-row table:style-name="ro3">
          <table:table-cell table:style-name="ce6"/>
          <table:table-cell table:style-name="ce12"/>
          <table:table-cell table:style-name="ce16" office:value-type="float" office:value="43">
            <text:p>43</text:p>
          </table:table-cell>
          <table:covered-table-cell table:style-name="ce20"/>
          <table:table-cell table:style-name="ce24" table:formula="of:=[.AV5]" office:value-type="string" office:string-value="stool">
            <text:p>stool</text:p>
          </table:table-cell>
          <table:table-cell table:style-name="ce30" office:value-type="float" office:value="0.226313031573942">
            <text:p>0.2263</text:p>
          </table:table-cell>
          <table:table-cell table:style-name="ce30" office:value-type="float" office:value="0.0608630668518244">
            <text:p>0.0609</text:p>
          </table:table-cell>
          <table:table-cell table:style-name="ce30" office:value-type="float" office:value="0.237373954912774">
            <text:p>0.2374</text:p>
          </table:table-cell>
          <table:table-cell table:style-name="ce30" office:value-type="float" office:value="0.303477343143883">
            <text:p>0.3035</text:p>
          </table:table-cell>
          <table:table-cell table:style-name="ce30" office:value-type="float" office:value="0.676621926251126">
            <text:p>0.6766</text:p>
          </table:table-cell>
          <table:table-cell table:style-name="ce30" office:value-type="float" office:value="0.0686186829448772">
            <text:p>0.0686</text:p>
          </table:table-cell>
          <table:table-cell table:style-name="ce30" office:value-type="float" office:value="0.143078360619399">
            <text:p>0.1431</text:p>
          </table:table-cell>
          <table:table-cell table:style-name="ce30" office:value-type="float" office:value="0.35502255013438">
            <text:p>0.3550</text:p>
          </table:table-cell>
          <table:table-cell table:style-name="ce30" office:value-type="float" office:value="0.147971066084">
            <text:p>0.1480</text:p>
          </table:table-cell>
          <table:table-cell table:style-name="ce30" office:value-type="float" office:value="0.430956129089061">
            <text:p>0.4310</text:p>
          </table:table-cell>
          <table:table-cell table:style-name="ce30" office:value-type="float" office:value="0.274592881854289">
            <text:p>0.2746</text:p>
          </table:table-cell>
          <table:table-cell table:style-name="ce30" office:value-type="float" office:value="0.114758625677488">
            <text:p>0.1148</text:p>
          </table:table-cell>
          <table:table-cell table:style-name="ce30" office:value-type="float" office:value="0.365829772655223">
            <text:p>0.3658</text:p>
          </table:table-cell>
          <table:table-cell table:style-name="ce30" office:value-type="float" office:value="0.043447565296539">
            <text:p>0.0434</text:p>
          </table:table-cell>
          <table:table-cell table:style-name="ce30" office:value-type="float" office:value="0.0985571710401242">
            <text:p>0.0986</text:p>
          </table:table-cell>
          <table:table-cell table:style-name="ce30" office:value-type="float" office:value="0.0622169422049534">
            <text:p>0.0622</text:p>
          </table:table-cell>
          <table:table-cell table:style-name="ce30" office:value-type="float" office:value="0.140343627564939">
            <text:p>0.1403</text:p>
          </table:table-cell>
          <table:table-cell table:style-name="ce30" office:value-type="float" office:value="0.0751629491017116">
            <text:p>0.0752</text:p>
          </table:table-cell>
          <table:table-cell table:style-name="ce30" office:value-type="float" office:value="0.0821718076732804">
            <text:p>0.0822</text:p>
          </table:table-cell>
          <table:table-cell table:style-name="ce30" office:value-type="float" office:value="0.63786245850801">
            <text:p>0.6379</text:p>
          </table:table-cell>
          <table:table-cell table:style-name="ce30" office:value-type="float" office:value="0.234127506180394">
            <text:p>0.2341</text:p>
          </table:table-cell>
          <table:table-cell table:style-name="ce30" office:value-type="float" office:value="0.118428070990494">
            <text:p>0.1184</text:p>
          </table:table-cell>
          <table:table-cell table:style-name="ce30" office:value-type="float" office:value="0.213159123264835">
            <text:p>0.2132</text:p>
          </table:table-cell>
          <table:table-cell table:style-name="ce30" office:value-type="float" office:value="0.133234488239584">
            <text:p>0.1332</text:p>
          </table:table-cell>
          <table:table-cell table:style-name="ce30" office:value-type="float" office:value="0.1122395625193">
            <text:p>0.1122</text:p>
          </table:table-cell>
          <table:table-cell table:style-name="ce30" office:value-type="float" office:value="0.625251189532259">
            <text:p>0.6253</text:p>
          </table:table-cell>
          <table:table-cell table:style-name="ce30" office:value-type="float" office:value="0.212859191596186">
            <text:p>0.2129</text:p>
          </table:table-cell>
          <table:table-cell table:style-name="ce30" office:value-type="float" office:value="0.115899558618308">
            <text:p>0.1159</text:p>
          </table:table-cell>
          <table:table-cell table:style-name="ce30" office:value-type="float" office:value="0.446480456441317">
            <text:p>0.4465</text:p>
          </table:table-cell>
          <table:table-cell table:style-name="ce30" office:value-type="float" office:value="0.245452100891391">
            <text:p>0.2455</text:p>
          </table:table-cell>
          <table:table-cell table:style-name="ce30" office:value-type="float" office:value="0.0425034704651086">
            <text:p>0.0425</text:p>
          </table:table-cell>
          <table:table-cell table:style-name="ce30" office:value-type="float" office:value="0.0816854361400668">
            <text:p>0.0817</text:p>
          </table:table-cell>
          <table:table-cell table:style-name="ce30" office:value-type="float" office:value="0.235494167393326">
            <text:p>0.2355</text:p>
          </table:table-cell>
          <table:table-cell table:style-name="ce30" office:value-type="float" office:value="0.159874597106991">
            <text:p>0.1599</text:p>
          </table:table-cell>
          <table:table-cell table:style-name="ce30" office:value-type="float" office:value="0.0387325290355652">
            <text:p>0.0387</text:p>
          </table:table-cell>
          <table:table-cell table:style-name="ce30" office:value-type="float" office:value="0.118875375627657">
            <text:p>0.1189</text:p>
          </table:table-cell>
          <table:table-cell table:style-name="ce30" office:value-type="float" office:value="0.125113382287367">
            <text:p>0.1251</text:p>
          </table:table-cell>
          <table:table-cell table:style-name="ce30" office:value-type="float" office:value="0.257319710534559">
            <text:p>0.2573</text:p>
          </table:table-cell>
          <table:table-cell table:style-name="ce30" office:value-type="float" office:value="0.0352733731659571">
            <text:p>0.0353</text:p>
          </table:table-cell>
          <table:table-cell table:style-name="ce30" office:value-type="float" office:value="0.137499965278453">
            <text:p>0.1375</text:p>
          </table:table-cell>
          <table:table-cell table:style-name="ce30" office:value-type="float" office:value="0.0959125638560623">
            <text:p>0.0959</text:p>
          </table:table-cell>
          <table:table-cell table:style-name="ce30" office:value-type="float" office:value="0.0761675193558859">
            <text:p>0.0762</text:p>
          </table:table-cell>
          <table:table-cell table:style-name="ce41" office:value-type="float" office:value="0">
            <text:p>0.0000</text:p>
          </table:table-cell>
          <table:table-cell/>
          <table:table-cell table:formula="of:=MIN([.F48:.AU48])" office:value-type="float" office:value="0.0352733731659571">
            <text:p>0.0353</text:p>
          </table:table-cell>
          <table:table-cell table:number-columns-repeated="97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5"/>
          <table:table-cell table:formula="of:=MIN([.F7:.F48])" office:value-type="float" office:value="0.0693803913537498">
            <text:p>0.0694</text:p>
          </table:table-cell>
          <table:table-cell table:formula="of:=MIN([.G6];[.G8:.G48])" office:value-type="float" office:value="0.0156823127849184">
            <text:p>0.0157</text:p>
          </table:table-cell>
          <table:table-cell table:formula="of:=MIN([.H6:.H7];[.H9:.H48])" office:value-type="float" office:value="0.0686234860009911">
            <text:p>0.0686</text:p>
          </table:table-cell>
          <table:table-cell table:formula="of:=MIN([.I6:.I8];[.I10:.I48])" office:value-type="float" office:value="0.0496609925348195">
            <text:p>0.0497</text:p>
          </table:table-cell>
          <table:table-cell table:formula="of:=MIN([.J6:.J9];[.J11:.J48])" office:value-type="float" office:value="0.350106131241846">
            <text:p>0.3501</text:p>
          </table:table-cell>
          <table:table-cell table:formula="of:=MIN([.K6:.K10];[.K12:.K48])" office:value-type="float" office:value="0.0617473220922411">
            <text:p>0.0617</text:p>
          </table:table-cell>
          <table:table-cell table:formula="of:=MIN([.L6:.L11];[.L13:.L48])" office:value-type="float" office:value="0.0111197331897599">
            <text:p>0.0111</text:p>
          </table:table-cell>
          <table:table-cell table:formula="of:=MIN([.M6:.M12];[.M14:.M48])" office:value-type="float" office:value="0.0910048284764692">
            <text:p>0.0910</text:p>
          </table:table-cell>
          <table:table-cell table:formula="of:=MIN([.N6:.N13];[.N15:.N48])" office:value-type="float" office:value="0.0111197331897599">
            <text:p>0.0111</text:p>
          </table:table-cell>
          <table:table-cell table:formula="of:=MIN([.O6:.O14];[.O16:.O48])" office:value-type="float" office:value="0.0910048284764692">
            <text:p>0.0910</text:p>
          </table:table-cell>
          <table:table-cell table:formula="of:=MIN([.P6:.P15];[.P17:.P48])" office:value-type="float" office:value="0.178068026319503">
            <text:p>0.1781</text:p>
          </table:table-cell>
          <table:table-cell table:formula="of:=MIN([.Q6:.Q16];[.Q18:.Q48])" office:value-type="float" office:value="0.0427375331255689">
            <text:p>0.0427</text:p>
          </table:table-cell>
          <table:table-cell table:formula="of:=MIN([.R6:.R17];[.R19:.R48])" office:value-type="float" office:value="0.0690317738410603">
            <text:p>0.0690</text:p>
          </table:table-cell>
          <table:table-cell table:formula="of:=MIN([.S6:.S18];[.S20:.S48])" office:value-type="float" office:value="0.0298916469599828">
            <text:p>0.0299</text:p>
          </table:table-cell>
          <table:table-cell table:formula="of:=MIN([.T6:.T19];[.T21:.T48])" office:value-type="float" office:value="0.043733202814019">
            <text:p>0.0437</text:p>
          </table:table-cell>
          <table:table-cell table:formula="of:=MIN([.U6:.U20];[.U22:.U48])" office:value-type="float" office:value="0.0408634345128879">
            <text:p>0.0409</text:p>
          </table:table-cell>
          <table:table-cell table:formula="of:=MIN([.V6:.V21];[.V23:.V48])" office:value-type="float" office:value="0.0513395029919043">
            <text:p>0.0513</text:p>
          </table:table-cell>
          <table:table-cell table:formula="of:=MIN([.W6:.W22];[.W24:.W48])" office:value-type="float" office:value="0.0628159007287668">
            <text:p>0.0628</text:p>
          </table:table-cell>
          <table:table-cell table:formula="of:=MIN([.X6:.X23];[.X25:.X48])" office:value-type="float" office:value="0.0156823127849184">
            <text:p>0.0157</text:p>
          </table:table-cell>
          <table:table-cell table:formula="of:=MIN([.Y6:.Y24];[.Y26:.Y48])" office:value-type="float" office:value="0.0966359355549289">
            <text:p>0.0966</text:p>
          </table:table-cell>
          <table:table-cell table:formula="of:=MIN([.Z6:.Z25];[.Z27:.Z48])" office:value-type="float" office:value="0.0810777790835526">
            <text:p>0.0811</text:p>
          </table:table-cell>
          <table:table-cell table:formula="of:=MIN([.AA6:.AA26];[.AA28:.AA48])" office:value-type="float" office:value="0.0427375331255689">
            <text:p>0.0427</text:p>
          </table:table-cell>
          <table:table-cell table:formula="of:=MIN([.AB6:.AB27];[.AB29:.AB48])" office:value-type="float" office:value="0.0465945984126325">
            <text:p>0.0466</text:p>
          </table:table-cell>
          <table:table-cell table:formula="of:=MIN([.AC6:.AC28];[.AC30:.AC48])" office:value-type="float" office:value="0.0294059345554742">
            <text:p>0.0294</text:p>
          </table:table-cell>
          <table:table-cell table:formula="of:=MIN([.AD6:.AD29];[.AD31:.AD48])" office:value-type="float" office:value="0.0295706059257455">
            <text:p>0.0296</text:p>
          </table:table-cell>
          <table:table-cell table:formula="of:=MIN([.AE6:.AE30];[.AE32:.AE48])" office:value-type="float" office:value="0.0966359355549289">
            <text:p>0.0966</text:p>
          </table:table-cell>
          <table:table-cell table:formula="of:=MIN([.AF6:.AF31];[.AF33:.AF48])" office:value-type="float" office:value="0.0103308140724892">
            <text:p>0.0103</text:p>
          </table:table-cell>
          <table:table-cell table:formula="of:=MIN([.AG6:.AG32];[.AG34:.AG48])" office:value-type="float" office:value="0.0726678578677505">
            <text:p>0.0727</text:p>
          </table:table-cell>
          <table:table-cell table:formula="of:=MIN([.AH6:.AH33];[.AH35:.AH48])" office:value-type="float" office:value="0.20086070738466">
            <text:p>0.2009</text:p>
          </table:table-cell>
          <table:table-cell table:formula="of:=MIN([.AI6:.AI34];[.AI36:.AI48])" office:value-type="float" office:value="0.0496609925348195">
            <text:p>0.0497</text:p>
          </table:table-cell>
          <table:table-cell table:formula="of:=MIN([.AJ6:.AJ35];[.AJ37:.AJ48])" office:value-type="float" office:value="0.0326194874397284">
            <text:p>0.0326</text:p>
          </table:table-cell>
          <table:table-cell table:formula="of:=MIN([.AK6:.AK36];[.AK38:.AK48])" office:value-type="float" office:value="0.0260298655532897">
            <text:p>0.0260</text:p>
          </table:table-cell>
          <table:table-cell table:formula="of:=MIN([.AL6:.AL37];[.AL39:.AL48])" office:value-type="float" office:value="0.04460686987826">
            <text:p>0.0446</text:p>
          </table:table-cell>
          <table:table-cell table:formula="of:=MIN([.AM6:.AM38];[.AM40:.AM48])" office:value-type="float" office:value="0.04460686987826">
            <text:p>0.0446</text:p>
          </table:table-cell>
          <table:table-cell table:formula="of:=MIN([.AN6:.AN39];[.AN41:.AN48])" office:value-type="float" office:value="0.017239992525063">
            <text:p>0.0172</text:p>
          </table:table-cell>
          <table:table-cell table:formula="of:=MIN([.AO6:.AO40];[.AO42:.AO48])" office:value-type="float" office:value="0.0752503323405741">
            <text:p>0.0753</text:p>
          </table:table-cell>
          <table:table-cell table:formula="of:=MIN([.AP6:.AP41];[.AP43:.AP48])" office:value-type="float" office:value="0.0540202040347584">
            <text:p>0.0540</text:p>
          </table:table-cell>
          <table:table-cell table:formula="of:=MIN([.AQ6:.AQ42];[.AQ44:.AQ48])" office:value-type="float" office:value="0.0103308140724892">
            <text:p>0.0103</text:p>
          </table:table-cell>
          <table:table-cell table:formula="of:=MIN([.AR6:.AR43];[.AR45:.AR48])" office:value-type="float" office:value="0.0298916469599828">
            <text:p>0.0299</text:p>
          </table:table-cell>
          <table:table-cell table:formula="of:=MIN([.AS6:.AS44];[.AS46:.AS48])" office:value-type="float" office:value="0.0260298655532897">
            <text:p>0.0260</text:p>
          </table:table-cell>
          <table:table-cell table:formula="of:=MIN([.AT6:.AT45];[.AT47:.AT48])" office:value-type="float" office:value="0.0295706059257455">
            <text:p>0.0296</text:p>
          </table:table-cell>
          <table:table-cell table:formula="of:=MIN([.AU6:.AU46];[.AU48])" office:value-type="float" office:value="0.0294059345554742">
            <text:p>0.0294</text:p>
          </table:table-cell>
          <table:table-cell table:formula="of:=MIN([.AV6:.AV47])" office:value-type="float" office:value="0.0352733731659571">
            <text:p>0.0353</text:p>
          </table:table-cell>
          <table:table-cell table:number-columns-repeated="974"/>
        </table:table-row>
        <table:table-row table:style-name="ro2">
          <table:table-cell table:number-columns-repeated="1022"/>
        </table:table-row>
        <table:table-row table:style-name="ro5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8"/>
          <table:table-cell office:value-type="string">
            <text:p>max</text:p>
          </table:table-cell>
          <table:table-cell table:formula="of:=MAX([.F50:.AV50])" office:value-type="float" office:value="0.350106131241846">
            <text:p>0.3501</text:p>
          </table:table-cell>
          <table:table-cell table:number-columns-repeated="996"/>
        </table:table-row>
        <table:table-row table:style-name="ro2">
          <table:table-cell table:style-name="ce9" table:formula="of:=[.E6]" office:value-type="string" office:string-value="chair">
            <text:p>chair</text:p>
          </table:table-cell>
          <table:table-cell table:style-name="ce9" table:formula="of:=[.B6]" office:value-type="float" office:value="0">
            <text:p>0</text:p>
          </table:table-cell>
          <table:table-cell table:style-name="ce9" table:formula="of:=[.B33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1">
            <text:p>1.00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4"/>
          <table:table-cell office:value-type="string">
            <text:p>mean</text:p>
          </table:table-cell>
          <table:table-cell table:formula="of:=AVERAGE([.F50:.AV50])" office:value-type="float" office:value="0.0596434337063967">
            <text:p>0.0596</text:p>
          </table:table-cell>
          <table:table-cell table:number-columns-repeated="996"/>
        </table:table-row>
        <table:table-row table:style-name="ro5">
          <table:table-cell table:style-name="ce9" table:formula="of:=[.E7]" office:value-type="string" office:string-value="bag-book">
            <text:p>bag-book</text:p>
          </table:table-cell>
          <table:table-cell table:style-name="ce9" table:formula="of:=[.B7]" office:value-type="float" office:value="0">
            <text:p>0</text:p>
          </table:table-cell>
          <table:table-cell table:style-name="ce9" table:formula="of:=[.B19]" office:value-type="float" office:value="0">
            <text:p>0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table:formula="of:=[.Z53]+[.Z54]" office:value-type="float" office:value="0.11950779879545">
            <text:p>0.1195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4"/>
          <table:table-cell office:value-type="string">
            <text:p>stddev</text:p>
          </table:table-cell>
          <table:table-cell table:formula="of:=STDEV([.F50:.AV50])" office:value-type="float" office:value="0.0598643650890529">
            <text:p>0.0599</text:p>
          </table:table-cell>
          <table:table-cell table:number-columns-repeated="996"/>
        </table:table-row>
        <table:table-row table:style-name="ro2">
          <table:table-cell table:style-name="ce10" table:formula="of:=[.E8]" office:value-type="string" office:string-value="table">
            <text:p>table</text:p>
          </table:table-cell>
          <table:table-cell table:style-name="ce9" table:formula="of:=[.B8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2"/>
          <table:table-cell table:style-name="ce40"/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2">
          <table:table-cell table:style-name="ce10" table:formula="of:=[.E9]" office:value-type="string" office:string-value="cone">
            <text:p>cone</text:p>
          </table:table-cell>
          <table:table-cell table:style-name="ce9" table:formula="of:=[.B9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 table:formula="of:=[.E11]" office:value-type="string" office:string-value="stool">
            <text:p>stool</text:p>
          </table:table-cell>
          <table:table-cell table:style-name="ce9" table:formula="of:=[.B11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 table:formula="of:=[.E12]" office:value-type="string" office:string-value="box">
            <text:p>box</text:p>
          </table:table-cell>
          <table:table-cell table:style-name="ce9" table:formula="of:=[.B12]" office:value-type="float" office:value="0">
            <text:p>0</text:p>
          </table:table-cell>
          <table:table-cell table:style-name="ce9" table:formula="of:=[.B27]" office:value-type="float" office:value="0">
            <text:p>0</text:p>
          </table:table-cell>
          <table:table-cell table:style-name="ce9" table:formula="of:=[.B28]" office:value-type="float" office:value="0">
            <text:p>0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 table:formula="of:=[.E17]" office:value-type="string" office:string-value="bag-shop">
            <text:p>bag-shop</text:p>
          </table:table-cell>
          <table:table-cell table:style-name="ce9" table:formula="of:=[.B17]" office:value-type="float" office:value="0">
            <text:p>0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 table:number-rows-repeated="33">
          <table:table-cell table:style-name="ce10"/>
          <table:table-cell table:style-name="ce9"/>
          <table:table-cell table:number-columns-repeated="8"/>
          <table:table-cell table:style-name="ce21" table:number-columns-repeated="5"/>
          <table:table-cell table:number-columns-repeated="1007"/>
        </table:table-row>
        <table:table-row table:style-name="ro2" table:number-rows-repeated="20">
          <table:table-cell table:style-name="ce10"/>
          <table:table-cell table:number-columns-repeated="9"/>
          <table:table-cell table:style-name="ce21" table:number-columns-repeated="5"/>
          <table:table-cell table:number-columns-repeated="1007"/>
        </table:table-row>
        <table:table-row table:style-name="ro2" table:number-rows-repeated="23">
          <table:table-cell table:number-columns-repeated="10"/>
          <table:table-cell table:style-name="ce21" table:number-columns-repeated="5"/>
          <table:table-cell table:number-columns-repeated="1007"/>
        </table:table-row>
        <table:table-row table:style-name="ro2" table:number-rows-repeated="10484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  <style:style style:name="Untitled10" style:family="table-cell" style:parent-style-name="Default">
      <style:text-properties fo:font-size="10.5pt" fo:font-style="italic" fo:font-weight="bold"/>
    </style:style>
    <style:style style:name="Untitled11" style:family="table-cell" style:parent-style-name="Default">
      <style:text-properties fo:font-size="16pt"/>
    </style:style>
    <style:style style:name="Untitled12" style:family="table-cell" style:parent-style-name="Default">
      <style:table-cell-properties fo:background-color="#ff00ff"/>
    </style:style>
    <style:style style:name="Untitled13" style:family="table-cell" style:parent-style-name="Default">
      <style:table-cell-properties fo:background-color="#ff00ff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8-17T15:31:21</dc:date>
    <dc:creator>Scott Bronikowski</dc:creator>
    <meta:editing-duration>P25DT21H50M55S</meta:editing-duration>
    <meta:editing-cycles>14</meta:editing-cycles>
    <meta:document-statistic meta:table-count="3" meta:cell-count="2249" meta:object-count="0"/>
  </office:meta>
</office:document-meta>
</file>